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44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4.362cm"/>
    </style:style>
    <style:style style:name="co10" style:family="table-column">
      <style:table-column-properties fo:break-before="auto" style:column-width="5.413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3.212cm"/>
    </style:style>
    <style:style style:name="co14" style:family="table-column">
      <style:table-column-properties fo:break-before="auto" style:column-width="5.128cm"/>
    </style:style>
    <style:style style:name="co15" style:family="table-column">
      <style:table-column-properties fo:break-before="auto" style:column-width="3.074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905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PageStyle_5f_2017-18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9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padding="0.071cm"/>
      <style:text-properties style:font-name="Liberation Serif"/>
    </style:style>
    <style:style style:name="ce25" style:family="table-cell" style:parent-style-name="Excel_20_Built-in_20_Normal">
      <style:table-cell-properties fo:border-bottom="0.74pt solid #d3dae3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erif"/>
    </style:style>
    <style:style style:name="ce29" style:family="table-cell" style:parent-style-name="Excel_20_Built-in_20_Normal">
      <style:table-cell-properties style:diagonal-bl-tr="none" style:diagonal-tl-br="none" fo:border="none" fo:padding="0.071cm" style:rotation-align="none"/>
      <style:text-properties fo:color="#000000" style:text-outline="false" style:text-line-through-style="solid" style:text-line-through-type="singl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transparent" fo:padding="0.071cm"/>
      <style:text-properties style:font-name="Liberation Serif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d3dae3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d3dae3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erif" fo:font-size="11pt" style:font-size-asian="11pt" style:font-size-complex="11pt"/>
    </style:style>
    <style:style style:name="ce45" style:family="table-cell" style:parent-style-name="Default">
      <style:table-cell-properties fo:padding="0.071cm"/>
      <style:text-properties style:font-name="Liberation Serif" fo:font-size="11pt" style:font-size-asian="11pt" style:font-size-complex="11pt"/>
    </style:style>
    <style:style style:name="ce46" style:family="table-cell" style:parent-style-name="Default">
      <style:text-properties style:font-name="Liberation Serif" fo:font-size="11pt" style:font-size-asian="11pt" style:font-size-complex="11pt"/>
    </style:style>
    <style:style style:name="ce10" style:family="table-cell" style:parent-style-name="Default">
      <style:table-cell-properties fo:padding="0.071cm"/>
    </style:style>
    <style:style style:name="ce48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erif"/>
    </style:style>
    <style:style style:name="ce49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erif"/>
    </style:style>
    <style:style style:name="ce50" style:family="table-cell" style:parent-style-name="Excel_20_Built-in_20_Normal">
      <style:table-cell-properties style:glyph-orientation-vertical="0" fo:border-bottom="0.74pt solid #d3dae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d3dae3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20_Built-in_20_Normal">
      <style:table-cell-properties style:glyph-orientation-vertical="0" fo:border-bottom="0.74pt solid #d3dae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erif"/>
    </style:style>
    <style:style style:name="ce56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erif"/>
    </style:style>
    <style:style style:name="ce57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erif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erif"/>
    </style:style>
    <style:style style:name="ce62" style:family="table-cell" style:parent-style-name="Default">
      <style:text-properties style:font-name="Liberation Serif"/>
    </style:style>
    <style:style style:name="ce2" style:family="table-cell" style:parent-style-name="Excel_20_Built-in_20_Normal">
      <style:table-cell-properties fo:padding="0.071cm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68" style:family="table-cell" style:parent-style-name="Excel_20_Built-in_20_Normal">
      <style:table-cell-properties fo:padding="0.071cm"/>
      <style:text-properties style:font-name="Liberation Serif" fo:font-size="11pt" style:font-size-asian="11pt" style:font-size-complex="11pt"/>
    </style:style>
    <style:style style:name="ce69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  <style:text-properties style:font-name="Liberation Serif"/>
    </style:style>
    <style:style style:name="ce7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d3dae3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erif"/>
    </style:style>
    <style:style style:name="ce71" style:family="table-cell" style:parent-style-name="Default">
      <style:table-cell-properties fo:padding="0.071cm"/>
      <style:text-properties style:font-name="Liberation Serif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erif"/>
    </style:style>
    <style:style style:name="ce80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Liberation Serif" fo:font-size="11pt" style:font-size-asian="11pt" style:font-size-complex="11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8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erif"/>
    </style:style>
    <style:style style:name="ce85" style:family="table-cell" style:parent-style-name="Default">
      <style:table-cell-properties fo:background-color="transparent"/>
      <style:text-properties style:font-name="Liberation Serif" fo:font-size="11pt" style:font-size-asian="11pt" style:font-size-complex="11pt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style:diagonal-bl-tr="none" style:diagonal-tl-br="none" fo:border="none" fo:padding="0.071cm" style:rotation-align="none"/>
      <style:text-properties style:font-name="Liberation Serif" fo:font-size="11pt" style:font-size-asian="11pt" style:font-size-complex="11pt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ext-properties style:font-name="Liberation Serif" fo:font-size="11pt" style:font-size-asian="11pt" style:font-size-complex="11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7-18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4" table:default-cell-style-name="ce10"/>
        <table:table-column table:style-name="co5" table:number-columns-repeated="3" table:default-cell-style-name="Default"/>
        <table:table-column table:style-name="co7" table:default-cell-style-name="ce10"/>
        <table:table-column table:style-name="co8" table:default-cell-style-name="Default"/>
        <table:table-column table:style-name="co5" table:default-cell-style-name="Default"/>
        <table:table-column table:style-name="co9" table:default-cell-style-name="ce10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997" table:default-cell-style-name="Default"/>
        <table:table-row table:style-name="ro1">
          <table:table-cell table:style-name="ce19" office:value-type="string" calcext:value-type="string">
            <text:p>Nº casos:</text:p>
          </table:table-cell>
          <table:table-cell table:style-name="ce48" office:value-type="float" office:value="30" calcext:value-type="float">
            <text:p>30</text:p>
          </table:table-cell>
          <table:table-cell table:style-name="ce49" table:number-columns-repeated="2"/>
          <table:table-cell table:style-name="ce2" table:number-columns-repeated="5"/>
          <table:table-cell table:style-name="ce32" table:number-columns-repeated="3"/>
          <table:table-cell table:number-columns-repeated="1012"/>
        </table:table-row>
        <table:table-row table:style-name="ro1">
          <table:table-cell table:style-name="ce24"/>
          <table:table-cell table:style-name="ce49" table:number-columns-repeated="3"/>
          <table:table-cell table:style-name="ce2"/>
          <table:table-cell table:style-name="ce53" office:value-type="string" calcext:value-type="string" table:number-columns-spanned="4" table:number-rows-spanned="1">
            <text:p>Algoritmo Greedy</text:p>
          </table:table-cell>
          <table:covered-table-cell table:number-columns-repeated="2" table:style-name="ce73"/>
          <table:covered-table-cell table:style-name="ce57"/>
          <table:table-cell table:style-name="ce87"/>
          <table:table-cell table:style-name="ce53" office:value-type="string" calcext:value-type="string" table:number-columns-spanned="4" table:number-rows-spanned="1">
            <text:p>Algoritmo Búsqueda Local</text:p>
          </table:table-cell>
          <table:covered-table-cell table:number-columns-repeated="2" table:style-name="ce73"/>
          <table:covered-table-cell table:style-name="ce57"/>
          <table:table-cell table:style-name="ce62"/>
          <table:table-cell table:style-name="ce53" office:value-type="string" calcext:value-type="string" table:number-columns-spanned="4" table:number-rows-spanned="1">
            <text:p>Algoritmo Greedy + BL</text:p>
          </table:table-cell>
          <table:covered-table-cell table:number-columns-repeated="2" table:style-name="ce73"/>
          <table:covered-table-cell table:style-name="ce57"/>
          <table:table-cell table:style-name="ce62"/>
          <table:table-cell table:style-name="ce53" office:value-type="string" calcext:value-type="string" table:number-columns-spanned="4" table:number-rows-spanned="1">
            <text:p>Algoritmo Enfriamiento Simulado</text:p>
          </table:table-cell>
          <table:covered-table-cell table:number-columns-repeated="2" table:style-name="ce73"/>
          <table:covered-table-cell table:style-name="ce57"/>
          <table:table-cell table:style-name="ce33"/>
          <table:table-cell table:style-name="ce37" table:number-columns-repeated="2"/>
          <table:table-cell table:number-columns-repeated="997"/>
        </table:table-row>
        <table:table-row table:style-name="ro2">
          <table:table-cell table:style-name="ce25" office:value-type="string" calcext:value-type="string">
            <text:p>Cas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m</text:p>
          </table:table-cell>
          <table:table-cell table:style-name="ce54" office:value-type="string" calcext:value-type="string">
            <text:p>Mejor coste</text:p>
          </table:table-cell>
          <table:table-cell table:style-name="ce2"/>
          <table:table-cell table:style-name="ce43" office:value-type="string" calcext:value-type="string">
            <text:p>Caso</text:p>
          </table:table-cell>
          <table:table-cell table:style-name="ce52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88"/>
          <table:table-cell table:style-name="ce43" office:value-type="string" calcext:value-type="string">
            <text:p>Caso</text:p>
          </table:table-cell>
          <table:table-cell table:style-name="ce52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62"/>
          <table:table-cell table:style-name="ce43" office:value-type="string" calcext:value-type="string">
            <text:p>Caso</text:p>
          </table:table-cell>
          <table:table-cell table:style-name="ce52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62"/>
          <table:table-cell table:style-name="ce43" office:value-type="string" calcext:value-type="string">
            <text:p>Caso</text:p>
          </table:table-cell>
          <table:table-cell table:style-name="ce52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GKD-c_11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587.12891" calcext:value-type="float">
            <text:p>19587,12891</text:p>
          </table:table-cell>
          <table:table-cell table:style-name="ce2"/>
          <table:table-cell table:style-name="ce44" office:value-type="string" calcext:value-type="string">
            <text:p>GKD-c_11_n500_m50</text:p>
          </table:table-cell>
          <table:table-cell table:style-name="ce46" office:value-type="float" office:value="19583.86283" calcext:value-type="float">
            <text:p>19583,86283</text:p>
          </table:table-cell>
          <table:table-cell table:style-name="ce82" table:formula="of:=100*([.D4]-[.G4])/[.D4]" office:value-type="float" office:value="0.0166746234989743" calcext:value-type="float">
            <text:p>0,02</text:p>
          </table:table-cell>
          <table:table-cell table:style-name="ce46" office:value-type="float" office:value="0.000946044921875" calcext:value-type="float">
            <text:p>0,000946044921875</text:p>
          </table:table-cell>
          <table:table-cell table:style-name="ce88"/>
          <table:table-cell table:style-name="ce44" office:value-type="string" calcext:value-type="string">
            <text:p>GKD-c_11_n500_m50</text:p>
          </table:table-cell>
          <table:table-cell table:style-name="ce46" office:value-type="float" office:value="19585.98031" calcext:value-type="float">
            <text:p>19585,98031</text:p>
          </table:table-cell>
          <table:table-cell table:style-name="ce82" table:formula="of:=100*([.D4]-[.L4])/[.D4]" office:value-type="float" office:value="0.00586405493769961" calcext:value-type="float">
            <text:p>0,01</text:p>
          </table:table-cell>
          <table:table-cell table:style-name="ce46" office:value-type="float" office:value="0.10832667350769" calcext:value-type="float">
            <text:p>0,10832667350769</text:p>
          </table:table-cell>
          <table:table-cell table:style-name="ce46"/>
          <table:table-cell table:style-name="ce44" office:value-type="string" calcext:value-type="string">
            <text:p>GKD-c_11_n500_m50</text:p>
          </table:table-cell>
          <table:table-cell table:style-name="ce46" office:value-type="float" office:value="19586.19167" calcext:value-type="float">
            <text:p>19586,19167</text:p>
          </table:table-cell>
          <table:table-cell table:style-name="ce82" table:formula="of:=100*([.D4]-[.Q4])/[.D4]" office:value-type="float" office:value="0.00478497897425095" calcext:value-type="float">
            <text:p>0,00</text:p>
          </table:table-cell>
          <table:table-cell table:style-name="ce46" office:value-type="float" office:value="0.108209609985352" calcext:value-type="float">
            <text:p>0,108209609985352</text:p>
          </table:table-cell>
          <table:table-cell table:style-name="ce62"/>
          <table:table-cell table:style-name="ce70" office:value-type="string" calcext:value-type="string">
            <text:p>GKD-c_11_n500_m50</text:p>
          </table:table-cell>
          <table:table-cell table:style-name="ce85" office:value-type="float" office:value="19542.39015" calcext:value-type="float">
            <text:p>19542,39015</text:p>
          </table:table-cell>
          <table:table-cell table:style-name="ce82" table:formula="of:=100*([.$D4]-[.V4])/[.$D4]" office:value-type="float" office:value="0.228408973084153" calcext:value-type="float">
            <text:p>0,23</text:p>
          </table:table-cell>
          <table:table-cell table:style-name="ce85" office:value-type="float" office:value="0.244142055511475" calcext:value-type="float">
            <text:p>0,244142055511475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GKD-c_12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360.23633" calcext:value-type="float">
            <text:p>19360,23633</text:p>
          </table:table-cell>
          <table:table-cell table:style-name="ce2"/>
          <table:table-cell table:style-name="ce44" office:value-type="string" calcext:value-type="string">
            <text:p>GKD-c_12_n500_m50</text:p>
          </table:table-cell>
          <table:table-cell table:style-name="ce46" office:value-type="float" office:value="19349.16871" calcext:value-type="float">
            <text:p>19349,16871</text:p>
          </table:table-cell>
          <table:table-cell table:style-name="ce82" table:formula="of:=100*([.D5]-[.G5])/[.D5]" office:value-type="float" office:value="0.057166760835703" calcext:value-type="float">
            <text:p>0,06</text:p>
          </table:table-cell>
          <table:table-cell table:style-name="ce46" office:value-type="float" office:value="0.000893354415893555" calcext:value-type="float">
            <text:p>0,000893354415894</text:p>
          </table:table-cell>
          <table:table-cell table:style-name="ce88"/>
          <table:table-cell table:style-name="ce44" office:value-type="string" calcext:value-type="string">
            <text:p>GKD-c_12_n500_m50</text:p>
          </table:table-cell>
          <table:table-cell table:style-name="ce46" office:value-type="float" office:value="19360.22393" calcext:value-type="float">
            <text:p>19360,22393</text:p>
          </table:table-cell>
          <table:table-cell table:style-name="ce82" table:formula="of:=100*([.D5]-[.L5])/[.D5]" office:value-type="float" office:value="0.0000640488049229089" calcext:value-type="float">
            <text:p>0,00</text:p>
          </table:table-cell>
          <table:table-cell table:style-name="ce46" office:value-type="float" office:value="0.116362810134888" calcext:value-type="float">
            <text:p>0,116362810134888</text:p>
          </table:table-cell>
          <table:table-cell table:style-name="ce46"/>
          <table:table-cell table:style-name="ce44" office:value-type="string" calcext:value-type="string">
            <text:p>GKD-c_12_n500_m50</text:p>
          </table:table-cell>
          <table:table-cell table:style-name="ce46" office:value-type="float" office:value="19360.22393" calcext:value-type="float">
            <text:p>19360,22393</text:p>
          </table:table-cell>
          <table:table-cell table:style-name="ce82" table:formula="of:=100*([.D5]-[.Q5])/[.D5]" office:value-type="float" office:value="0.0000640488049229089" calcext:value-type="float">
            <text:p>0,00</text:p>
          </table:table-cell>
          <table:table-cell table:style-name="ce46" office:value-type="float" office:value="0.107523679733276" calcext:value-type="float">
            <text:p>0,107523679733276</text:p>
          </table:table-cell>
          <table:table-cell table:style-name="ce62"/>
          <table:table-cell table:style-name="ce70" office:value-type="string" calcext:value-type="string">
            <text:p>GKD-c_12_n500_m50</text:p>
          </table:table-cell>
          <table:table-cell table:style-name="ce85" office:value-type="float" office:value="19306.61655" calcext:value-type="float">
            <text:p>19306,61655</text:p>
          </table:table-cell>
          <table:table-cell table:style-name="ce82" table:formula="of:=100*([.$D5]-[.V5])/[.$D5]" office:value-type="float" office:value="0.276958292688385" calcext:value-type="float">
            <text:p>0,28</text:p>
          </table:table-cell>
          <table:table-cell table:style-name="ce85" office:value-type="float" office:value="0.272534370422363" calcext:value-type="float">
            <text:p>0,272534370422363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1">
          <table:table-cell table:style-name="ce28" office:value-type="string" calcext:value-type="string">
            <text:p>GKD-c_13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366.69922" calcext:value-type="float">
            <text:p>19366,69922</text:p>
          </table:table-cell>
          <table:table-cell table:style-name="ce2"/>
          <table:table-cell table:style-name="ce44" office:value-type="string" calcext:value-type="string">
            <text:p>GKD-c_13_n500_m50</text:p>
          </table:table-cell>
          <table:table-cell table:style-name="ce46" office:value-type="float" office:value="19348.80369" calcext:value-type="float">
            <text:p>19348,80369</text:p>
          </table:table-cell>
          <table:table-cell table:style-name="ce82" table:formula="of:=100*([.D6]-[.G6])/[.D6]" office:value-type="float" office:value="0.0924036140423828" calcext:value-type="float">
            <text:p>0,09</text:p>
          </table:table-cell>
          <table:table-cell table:style-name="ce46" office:value-type="float" office:value="0.000844955444335938" calcext:value-type="float">
            <text:p>0,000844955444336</text:p>
          </table:table-cell>
          <table:table-cell table:style-name="ce88"/>
          <table:table-cell table:style-name="ce44" office:value-type="string" calcext:value-type="string">
            <text:p>GKD-c_13_n500_m50</text:p>
          </table:table-cell>
          <table:table-cell table:style-name="ce46" office:value-type="float" office:value="19366.69852" calcext:value-type="float">
            <text:p>19366,69852</text:p>
          </table:table-cell>
          <table:table-cell table:style-name="ce82" table:formula="of:=100*([.D6]-[.L6])/[.D6]" office:value-type="float" office:value="0.00000361445173964151" calcext:value-type="float">
            <text:p>0,00</text:p>
          </table:table-cell>
          <table:table-cell table:style-name="ce46" office:value-type="float" office:value="0.106876134872437" calcext:value-type="float">
            <text:p>0,106876134872437</text:p>
          </table:table-cell>
          <table:table-cell table:style-name="ce46"/>
          <table:table-cell table:style-name="ce44" office:value-type="string" calcext:value-type="string">
            <text:p>GKD-c_13_n500_m50</text:p>
          </table:table-cell>
          <table:table-cell table:style-name="ce46" office:value-type="float" office:value="19366.69852" calcext:value-type="float">
            <text:p>19366,69852</text:p>
          </table:table-cell>
          <table:table-cell table:style-name="ce82" table:formula="of:=100*([.D6]-[.Q6])/[.D6]" office:value-type="float" office:value="0.00000361445173964151" calcext:value-type="float">
            <text:p>0,00</text:p>
          </table:table-cell>
          <table:table-cell table:style-name="ce46" office:value-type="float" office:value="0.100655794143677" calcext:value-type="float">
            <text:p>0,100655794143677</text:p>
          </table:table-cell>
          <table:table-cell table:style-name="ce62"/>
          <table:table-cell table:style-name="ce70" office:value-type="string" calcext:value-type="string">
            <text:p>GKD-c_13_n500_m50</text:p>
          </table:table-cell>
          <table:table-cell table:style-name="ce85" office:value-type="float" office:value="19330.04975" calcext:value-type="float">
            <text:p>19330,04975</text:p>
          </table:table-cell>
          <table:table-cell table:style-name="ce82" table:formula="of:=100*([.$D6]-[.V6])/[.$D6]" office:value-type="float" office:value="0.189239630272921" calcext:value-type="float">
            <text:p>0,19</text:p>
          </table:table-cell>
          <table:table-cell table:style-name="ce85" office:value-type="float" office:value="0.261515140533447" calcext:value-type="float">
            <text:p>0,261515140533447</text:p>
          </table:table-cell>
          <table:table-cell table:style-name="ce34"/>
          <table:table-cell table:style-name="ce35"/>
          <table:table-cell table:style-name="ce40"/>
          <table:table-cell table:number-columns-repeated="997"/>
        </table:table-row>
        <table:table-row table:style-name="ro1">
          <table:table-cell table:style-name="ce28" office:value-type="string" calcext:value-type="string">
            <text:p>GKD-c_14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458.56641" calcext:value-type="float">
            <text:p>19458,56641</text:p>
          </table:table-cell>
          <table:table-cell table:style-name="ce2"/>
          <table:table-cell table:style-name="ce44" office:value-type="string" calcext:value-type="string">
            <text:p>GKD-c_14_n500_m50</text:p>
          </table:table-cell>
          <table:table-cell table:style-name="ce46" office:value-type="float" office:value="19458.37033" calcext:value-type="float">
            <text:p>19458,37033</text:p>
          </table:table-cell>
          <table:table-cell table:style-name="ce82" table:formula="of:=100*([.D7]-[.G7])/[.D7]" office:value-type="float" office:value="0.00100767957857946" calcext:value-type="float">
            <text:p>0,00</text:p>
          </table:table-cell>
          <table:table-cell table:style-name="ce46" office:value-type="float" office:value="0.000849723815917969" calcext:value-type="float">
            <text:p>0,000849723815918</text:p>
          </table:table-cell>
          <table:table-cell table:style-name="ce88"/>
          <table:table-cell table:style-name="ce44" office:value-type="string" calcext:value-type="string">
            <text:p>GKD-c_14_n500_m50</text:p>
          </table:table-cell>
          <table:table-cell table:style-name="ce46" office:value-type="float" office:value="19458.56466" calcext:value-type="float">
            <text:p>19458,56466</text:p>
          </table:table-cell>
          <table:table-cell table:style-name="ce82" table:formula="of:=100*([.D7]-[.L7])/[.D7]" office:value-type="float" office:value="0.0000089934682696342" calcext:value-type="float">
            <text:p>0,00</text:p>
          </table:table-cell>
          <table:table-cell table:style-name="ce46" office:value-type="float" office:value="0.135407447814941" calcext:value-type="float">
            <text:p>0,135407447814941</text:p>
          </table:table-cell>
          <table:table-cell table:style-name="ce46"/>
          <table:table-cell table:style-name="ce44" office:value-type="string" calcext:value-type="string">
            <text:p>GKD-c_14_n500_m50</text:p>
          </table:table-cell>
          <table:table-cell table:style-name="ce46" office:value-type="float" office:value="19458.56466" calcext:value-type="float">
            <text:p>19458,56466</text:p>
          </table:table-cell>
          <table:table-cell table:style-name="ce82" table:formula="of:=100*([.D7]-[.Q7])/[.D7]" office:value-type="float" office:value="0.00000899346828833023" calcext:value-type="float">
            <text:p>0,00</text:p>
          </table:table-cell>
          <table:table-cell table:style-name="ce46" office:value-type="float" office:value="0.121208429336548" calcext:value-type="float">
            <text:p>0,121208429336548</text:p>
          </table:table-cell>
          <table:table-cell table:style-name="ce62"/>
          <table:table-cell table:style-name="ce70" office:value-type="string" calcext:value-type="string">
            <text:p>GKD-c_14_n500_m50</text:p>
          </table:table-cell>
          <table:table-cell table:style-name="ce85" office:value-type="float" office:value="19410.7504" calcext:value-type="float">
            <text:p>19410,7504</text:p>
          </table:table-cell>
          <table:table-cell table:style-name="ce82" table:formula="of:=100*([.$D7]-[.V7])/[.$D7]" office:value-type="float" office:value="0.245732439854487" calcext:value-type="float">
            <text:p>0,25</text:p>
          </table:table-cell>
          <table:table-cell table:style-name="ce85" office:value-type="float" office:value="0.259761095046997" calcext:value-type="float">
            <text:p>0,259761095046997</text:p>
          </table:table-cell>
          <table:table-cell table:style-name="ce34"/>
          <table:table-cell table:style-name="ce35"/>
          <table:table-cell table:style-name="ce40"/>
          <table:table-cell table:number-columns-repeated="997"/>
        </table:table-row>
        <table:table-row table:style-name="ro3">
          <table:table-cell table:style-name="ce28" office:value-type="string" calcext:value-type="string">
            <text:p>GKD-c_15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422.15039" calcext:value-type="float">
            <text:p>19422,15039</text:p>
          </table:table-cell>
          <table:table-cell table:style-name="ce2"/>
          <table:table-cell table:style-name="ce44" office:value-type="string" calcext:value-type="string">
            <text:p>GKD-c_15_n500_m50</text:p>
          </table:table-cell>
          <table:table-cell table:style-name="ce46" office:value-type="float" office:value="19420.26198" calcext:value-type="float">
            <text:p>19420,26198</text:p>
          </table:table-cell>
          <table:table-cell table:style-name="ce82" table:formula="of:=100*([.D8]-[.G8])/[.D8]" office:value-type="float" office:value="0.00972297074256116" calcext:value-type="float">
            <text:p>0,01</text:p>
          </table:table-cell>
          <table:table-cell table:style-name="ce46" office:value-type="float" office:value="0.00095677375793457" calcext:value-type="float">
            <text:p>0,000956773757935</text:p>
          </table:table-cell>
          <table:table-cell table:style-name="ce88"/>
          <table:table-cell table:style-name="ce44" office:value-type="string" calcext:value-type="string">
            <text:p>GKD-c_15_n500_m50</text:p>
          </table:table-cell>
          <table:table-cell table:style-name="ce46" office:value-type="float" office:value="19422.05063" calcext:value-type="float">
            <text:p>19422,05063</text:p>
          </table:table-cell>
          <table:table-cell table:style-name="ce82" table:formula="of:=100*([.D8]-[.L8])/[.D8]" office:value-type="float" office:value="0.000513640343616811" calcext:value-type="float">
            <text:p>0,00</text:p>
          </table:table-cell>
          <table:table-cell table:style-name="ce46" office:value-type="float" office:value="0.11214542388916" calcext:value-type="float">
            <text:p>0,11214542388916</text:p>
          </table:table-cell>
          <table:table-cell table:style-name="ce46"/>
          <table:table-cell table:style-name="ce44" office:value-type="string" calcext:value-type="string">
            <text:p>GKD-c_15_n500_m50</text:p>
          </table:table-cell>
          <table:table-cell table:style-name="ce46" office:value-type="float" office:value="19420.26198" calcext:value-type="float">
            <text:p>19420,26198</text:p>
          </table:table-cell>
          <table:table-cell table:style-name="ce82" table:formula="of:=100*([.D8]-[.Q8])/[.D8]" office:value-type="float" office:value="0.0097229707425799" calcext:value-type="float">
            <text:p>0,01</text:p>
          </table:table-cell>
          <table:table-cell table:style-name="ce46" office:value-type="float" office:value="0.102567434310913" calcext:value-type="float">
            <text:p>0,102567434310913</text:p>
          </table:table-cell>
          <table:table-cell table:style-name="ce62"/>
          <table:table-cell table:style-name="ce70" office:value-type="string" calcext:value-type="string">
            <text:p>GKD-c_15_n500_m50</text:p>
          </table:table-cell>
          <table:table-cell table:style-name="ce85" office:value-type="float" office:value="19403.39474" calcext:value-type="float">
            <text:p>19403,39474</text:p>
          </table:table-cell>
          <table:table-cell table:style-name="ce82" table:formula="of:=100*([.$D8]-[.V8])/[.$D8]" office:value-type="float" office:value="0.0965683491445538" calcext:value-type="float">
            <text:p>0,10</text:p>
          </table:table-cell>
          <table:table-cell table:style-name="ce85" office:value-type="float" office:value="0.236030578613281" calcext:value-type="float">
            <text:p>0,236030578613281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GKD-c_16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680.20898" calcext:value-type="float">
            <text:p>19680,20898</text:p>
          </table:table-cell>
          <table:table-cell table:style-name="ce2"/>
          <table:table-cell table:style-name="ce44" office:value-type="string" calcext:value-type="string">
            <text:p>GKD-c_16_n500_m50</text:p>
          </table:table-cell>
          <table:table-cell table:style-name="ce46" office:value-type="float" office:value="19677.32826" calcext:value-type="float">
            <text:p>19677,32826</text:p>
          </table:table-cell>
          <table:table-cell table:style-name="ce82" table:formula="of:=100*([.D9]-[.G9])/[.D9]" office:value-type="float" office:value="0.0146376494422826" calcext:value-type="float">
            <text:p>0,01</text:p>
          </table:table-cell>
          <table:table-cell table:style-name="ce46" office:value-type="float" office:value="0.000844955444335938" calcext:value-type="float">
            <text:p>0,000844955444336</text:p>
          </table:table-cell>
          <table:table-cell table:style-name="ce88"/>
          <table:table-cell table:style-name="ce44" office:value-type="string" calcext:value-type="string">
            <text:p>GKD-c_16_n500_m50</text:p>
          </table:table-cell>
          <table:table-cell table:style-name="ce46" office:value-type="float" office:value="19680.20477" calcext:value-type="float">
            <text:p>19680,20477</text:p>
          </table:table-cell>
          <table:table-cell table:style-name="ce82" table:formula="of:=100*([.D9]-[.L9])/[.D9]" office:value-type="float" office:value="0.0000213920492768356" calcext:value-type="float">
            <text:p>0,00</text:p>
          </table:table-cell>
          <table:table-cell table:style-name="ce46" office:value-type="float" office:value="0.134665012359619" calcext:value-type="float">
            <text:p>0,134665012359619</text:p>
          </table:table-cell>
          <table:table-cell table:style-name="ce46"/>
          <table:table-cell table:style-name="ce44" office:value-type="string" calcext:value-type="string">
            <text:p>GKD-c_16_n500_m50</text:p>
          </table:table-cell>
          <table:table-cell table:style-name="ce46" office:value-type="float" office:value="19680.20477" calcext:value-type="float">
            <text:p>19680,20477</text:p>
          </table:table-cell>
          <table:table-cell table:style-name="ce82" table:formula="of:=100*([.D9]-[.Q9])/[.D9]" office:value-type="float" office:value="0.0000213920492583501" calcext:value-type="float">
            <text:p>0,00</text:p>
          </table:table-cell>
          <table:table-cell table:style-name="ce46" office:value-type="float" office:value="0.121175527572632" calcext:value-type="float">
            <text:p>0,121175527572632</text:p>
          </table:table-cell>
          <table:table-cell table:style-name="ce62"/>
          <table:table-cell table:style-name="ce70" office:value-type="string" calcext:value-type="string">
            <text:p>GKD-c_16_n500_m50</text:p>
          </table:table-cell>
          <table:table-cell table:style-name="ce85" office:value-type="float" office:value="19628.63721" calcext:value-type="float">
            <text:p>19628,63721</text:p>
          </table:table-cell>
          <table:table-cell table:style-name="ce82" table:formula="of:=100*([.$D9]-[.V9])/[.$D9]" office:value-type="float" office:value="0.26204889415762" calcext:value-type="float">
            <text:p>0,26</text:p>
          </table:table-cell>
          <table:table-cell table:style-name="ce85" office:value-type="float" office:value="0.236947298049927" calcext:value-type="float">
            <text:p>0,236947298049927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GKD-c_17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331.38867" calcext:value-type="float">
            <text:p>19331,38867</text:p>
          </table:table-cell>
          <table:table-cell table:style-name="ce2"/>
          <table:table-cell table:style-name="ce44" office:value-type="string" calcext:value-type="string">
            <text:p>GKD-c_17_n500_m50</text:p>
          </table:table-cell>
          <table:table-cell table:style-name="ce46" office:value-type="float" office:value="19331.38841" calcext:value-type="float">
            <text:p>19331,38841</text:p>
          </table:table-cell>
          <table:table-cell table:style-name="ce82" table:formula="of:=100*([.D10]-[.G10])/[.D10]" office:value-type="float" office:value="0.00000134496287435002" calcext:value-type="float">
            <text:p>0,00</text:p>
          </table:table-cell>
          <table:table-cell table:style-name="ce46" office:value-type="float" office:value="0.00089573860168457" calcext:value-type="float">
            <text:p>0,000895738601685</text:p>
          </table:table-cell>
          <table:table-cell table:style-name="ce88"/>
          <table:table-cell table:style-name="ce44" office:value-type="string" calcext:value-type="string">
            <text:p>GKD-c_17_n500_m50</text:p>
          </table:table-cell>
          <table:table-cell table:style-name="ce46" office:value-type="float" office:value="19331.38841" calcext:value-type="float">
            <text:p>19331,38841</text:p>
          </table:table-cell>
          <table:table-cell table:style-name="ce82" table:formula="of:=100*([.D10]-[.L10])/[.D10]" office:value-type="float" office:value="0.00000134496287435002" calcext:value-type="float">
            <text:p>0,00</text:p>
          </table:table-cell>
          <table:table-cell table:style-name="ce46" office:value-type="float" office:value="0.110342979431152" calcext:value-type="float">
            <text:p>0,110342979431152</text:p>
          </table:table-cell>
          <table:table-cell table:style-name="ce46"/>
          <table:table-cell table:style-name="ce44" office:value-type="string" calcext:value-type="string">
            <text:p>GKD-c_17_n500_m50</text:p>
          </table:table-cell>
          <table:table-cell table:style-name="ce46" office:value-type="float" office:value="19331.38841" calcext:value-type="float">
            <text:p>19331,38841</text:p>
          </table:table-cell>
          <table:table-cell table:style-name="ce82" table:formula="of:=100*([.D10]-[.Q10])/[.D10]" office:value-type="float" office:value="0.00000134496287435002" calcext:value-type="float">
            <text:p>0,00</text:p>
          </table:table-cell>
          <table:table-cell table:style-name="ce46" office:value-type="float" office:value="0.103722095489502" calcext:value-type="float">
            <text:p>0,103722095489502</text:p>
          </table:table-cell>
          <table:table-cell table:style-name="ce62"/>
          <table:table-cell table:style-name="ce70" office:value-type="string" calcext:value-type="string">
            <text:p>GKD-c_17_n500_m50</text:p>
          </table:table-cell>
          <table:table-cell table:style-name="ce85" office:value-type="float" office:value="19280.26971" calcext:value-type="float">
            <text:p>19280,26971</text:p>
          </table:table-cell>
          <table:table-cell table:style-name="ce82" table:formula="of:=100*([.$D10]-[.V10])/[.$D10]" office:value-type="float" office:value="0.264435012262383" calcext:value-type="float">
            <text:p>0,26</text:p>
          </table:table-cell>
          <table:table-cell table:style-name="ce85" office:value-type="float" office:value="0.236671209335327" calcext:value-type="float">
            <text:p>0,236671209335327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GKD-c_18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461.39453" calcext:value-type="float">
            <text:p>19461,39453</text:p>
          </table:table-cell>
          <table:table-cell table:style-name="ce2"/>
          <table:table-cell table:style-name="ce44" office:value-type="string" calcext:value-type="string">
            <text:p>GKD-c_18_n500_m50</text:p>
          </table:table-cell>
          <table:table-cell table:style-name="ce46" office:value-type="float" office:value="19461.3946" calcext:value-type="float">
            <text:p>19461,3946</text:p>
          </table:table-cell>
          <table:table-cell table:style-name="ce82" table:formula="of:=100*([.D11]-[.G11])/[.D11]" office:value-type="float" office:value="-0.000000359686445510086" calcext:value-type="float">
            <text:p>0,00</text:p>
          </table:table-cell>
          <table:table-cell table:style-name="ce46" office:value-type="float" office:value="0.00083160400390625" calcext:value-type="float">
            <text:p>0,000831604003906</text:p>
          </table:table-cell>
          <table:table-cell table:style-name="ce88"/>
          <table:table-cell table:style-name="ce44" office:value-type="string" calcext:value-type="string">
            <text:p>GKD-c_18_n500_m50</text:p>
          </table:table-cell>
          <table:table-cell table:style-name="ce46" office:value-type="float" office:value="19461.3946" calcext:value-type="float">
            <text:p>19461,3946</text:p>
          </table:table-cell>
          <table:table-cell table:style-name="ce82" table:formula="of:=100*([.D11]-[.L11])/[.D11]" office:value-type="float" office:value="-0.000000359686445510086" calcext:value-type="float">
            <text:p>0,00</text:p>
          </table:table-cell>
          <table:table-cell table:style-name="ce46" office:value-type="float" office:value="0.118582963943481" calcext:value-type="float">
            <text:p>0,118582963943481</text:p>
          </table:table-cell>
          <table:table-cell table:style-name="ce46"/>
          <table:table-cell table:style-name="ce44" office:value-type="string" calcext:value-type="string">
            <text:p>GKD-c_18_n500_m50</text:p>
          </table:table-cell>
          <table:table-cell table:style-name="ce46" office:value-type="float" office:value="19461.3946" calcext:value-type="float">
            <text:p>19461,3946</text:p>
          </table:table-cell>
          <table:table-cell table:style-name="ce82" table:formula="of:=100*([.D11]-[.Q11])/[.D11]" office:value-type="float" office:value="-0.000000359686426816776" calcext:value-type="float">
            <text:p>0,00</text:p>
          </table:table-cell>
          <table:table-cell table:style-name="ce46" office:value-type="float" office:value="0.100332498550415" calcext:value-type="float">
            <text:p>0,100332498550415</text:p>
          </table:table-cell>
          <table:table-cell table:style-name="ce62"/>
          <table:table-cell table:style-name="ce70" office:value-type="string" calcext:value-type="string">
            <text:p>GKD-c_18_n500_m50</text:p>
          </table:table-cell>
          <table:table-cell table:style-name="ce85" office:value-type="float" office:value="19414.65318" calcext:value-type="float">
            <text:p>19414,65318</text:p>
          </table:table-cell>
          <table:table-cell table:style-name="ce82" table:formula="of:=100*([.$D11]-[.V11])/[.$D11]" office:value-type="float" office:value="0.240174720922241" calcext:value-type="float">
            <text:p>0,24</text:p>
          </table:table-cell>
          <table:table-cell table:style-name="ce85" office:value-type="float" office:value="0.23885440826416" calcext:value-type="float">
            <text:p>0,23885440826416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GKD-c_19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477.32813" calcext:value-type="float">
            <text:p>19477,32813</text:p>
          </table:table-cell>
          <table:table-cell table:style-name="ce2"/>
          <table:table-cell table:style-name="ce44" office:value-type="string" calcext:value-type="string">
            <text:p>GKD-c_19_n500_m50</text:p>
          </table:table-cell>
          <table:table-cell table:style-name="ce46" office:value-type="float" office:value="19472.81626" calcext:value-type="float">
            <text:p>19472,81626</text:p>
          </table:table-cell>
          <table:table-cell table:style-name="ce82" table:formula="of:=100*([.D12]-[.G12])/[.D12]" office:value-type="float" office:value="0.0231647275739667" calcext:value-type="float">
            <text:p>0,02</text:p>
          </table:table-cell>
          <table:table-cell table:style-name="ce46" office:value-type="float" office:value="0.000841140747070313" calcext:value-type="float">
            <text:p>0,00084114074707</text:p>
          </table:table-cell>
          <table:table-cell table:style-name="ce88"/>
          <table:table-cell table:style-name="ce44" office:value-type="string" calcext:value-type="string">
            <text:p>GKD-c_19_n500_m50</text:p>
          </table:table-cell>
          <table:table-cell table:style-name="ce46" office:value-type="float" office:value="19477.32577" calcext:value-type="float">
            <text:p>19477,32577</text:p>
          </table:table-cell>
          <table:table-cell table:style-name="ce82" table:formula="of:=100*([.D12]-[.L12])/[.D12]" office:value-type="float" office:value="0.000012116651641526" calcext:value-type="float">
            <text:p>0,00</text:p>
          </table:table-cell>
          <table:table-cell table:style-name="ce46" office:value-type="float" office:value="0.123142719268799" calcext:value-type="float">
            <text:p>0,123142719268799</text:p>
          </table:table-cell>
          <table:table-cell table:style-name="ce46"/>
          <table:table-cell table:style-name="ce44"/>
          <table:table-cell table:style-name="ce46" office:value-type="float" office:value="19477.32577" calcext:value-type="float">
            <text:p>19477,32577</text:p>
          </table:table-cell>
          <table:table-cell table:style-name="ce82" table:formula="of:=100*([.D12]-[.Q12])/[.D12]" office:value-type="float" office:value="0.000012116651660204" calcext:value-type="float">
            <text:p>0,00</text:p>
          </table:table-cell>
          <table:table-cell table:style-name="ce46" office:value-type="float" office:value="0.10804271697998" calcext:value-type="float">
            <text:p>0,10804271697998</text:p>
          </table:table-cell>
          <table:table-cell table:style-name="ce62"/>
          <table:table-cell table:style-name="ce70" office:value-type="string" calcext:value-type="string">
            <text:p>GKD-c_19_n500_m50</text:p>
          </table:table-cell>
          <table:table-cell table:style-name="ce85" office:value-type="float" office:value="19451.76318" calcext:value-type="float">
            <text:p>19451,76318</text:p>
          </table:table-cell>
          <table:table-cell table:style-name="ce82" table:formula="of:=100*([.$D12]-[.V12])/[.$D12]" office:value-type="float" office:value="0.131254912528927" calcext:value-type="float">
            <text:p>0,13</text:p>
          </table:table-cell>
          <table:table-cell table:style-name="ce85" office:value-type="float" office:value="0.238893985748291" calcext:value-type="float">
            <text:p>0,238893985748291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GKD-c_20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19604.84375" calcext:value-type="float">
            <text:p>19604,84375</text:p>
          </table:table-cell>
          <table:table-cell table:style-name="ce2"/>
          <table:table-cell table:style-name="ce44" office:value-type="string" calcext:value-type="string">
            <text:p>GKD-c_20_n500_m50</text:p>
          </table:table-cell>
          <table:table-cell table:style-name="ce46" office:value-type="float" office:value="19604.84356" calcext:value-type="float">
            <text:p>19604,84356</text:p>
          </table:table-cell>
          <table:table-cell table:style-name="ce82" table:formula="of:=100*([.D13]-[.G13])/[.D13]" office:value-type="float" office:value="0.000000969148243470061" calcext:value-type="float">
            <text:p>0,00</text:p>
          </table:table-cell>
          <table:table-cell table:style-name="ce46" office:value-type="float" office:value="0.00084376335144043" calcext:value-type="float">
            <text:p>0,00084376335144</text:p>
          </table:table-cell>
          <table:table-cell table:style-name="ce88"/>
          <table:table-cell table:style-name="ce44" office:value-type="string" calcext:value-type="string">
            <text:p>GKD-c_20_n500_m50</text:p>
          </table:table-cell>
          <table:table-cell table:style-name="ce46" office:value-type="float" office:value="19604.84356" calcext:value-type="float">
            <text:p>19604,84356</text:p>
          </table:table-cell>
          <table:table-cell table:style-name="ce82" table:formula="of:=100*([.D13]-[.L13])/[.D13]" office:value-type="float" office:value="0.000000969148243470061" calcext:value-type="float">
            <text:p>0,00</text:p>
          </table:table-cell>
          <table:table-cell table:style-name="ce46" office:value-type="float" office:value="0.11238694190979" calcext:value-type="float">
            <text:p>0,11238694190979</text:p>
          </table:table-cell>
          <table:table-cell table:style-name="ce46"/>
          <table:table-cell table:style-name="ce44" office:value-type="string" calcext:value-type="string">
            <text:p>GKD-c_20_n500_m50</text:p>
          </table:table-cell>
          <table:table-cell table:style-name="ce46" office:value-type="float" office:value="19604.84356" calcext:value-type="float">
            <text:p>19604,84356</text:p>
          </table:table-cell>
          <table:table-cell table:style-name="ce82" table:formula="of:=100*([.D13]-[.Q13])/[.D13]" office:value-type="float" office:value="0.000000969148243470061" calcext:value-type="float">
            <text:p>0,00</text:p>
          </table:table-cell>
          <table:table-cell table:style-name="ce46" office:value-type="float" office:value="0.108524560928345" calcext:value-type="float">
            <text:p>0,108524560928345</text:p>
          </table:table-cell>
          <table:table-cell table:style-name="ce62"/>
          <table:table-cell table:style-name="ce70" office:value-type="string" calcext:value-type="string">
            <text:p>GKD-c_20_n500_m50</text:p>
          </table:table-cell>
          <table:table-cell table:style-name="ce85" office:value-type="float" office:value="19575.31778" calcext:value-type="float">
            <text:p>19575,31778</text:p>
          </table:table-cell>
          <table:table-cell table:style-name="ce82" table:formula="of:=100*([.$D13]-[.V13])/[.$D13]" office:value-type="float" office:value="0.150605484932786" calcext:value-type="float">
            <text:p>0,15</text:p>
          </table:table-cell>
          <table:table-cell table:style-name="ce85" office:value-type="float" office:value="0.246918678283691" calcext:value-type="float">
            <text:p>0,246918678283691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MDG-b_1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8030.625" calcext:value-type="float">
            <text:p>778030,625</text:p>
          </table:table-cell>
          <table:table-cell table:style-name="ce2"/>
          <table:table-cell table:style-name="ce44" office:value-type="string" calcext:value-type="string">
            <text:p>MDG-b_1_n500_m50</text:p>
          </table:table-cell>
          <table:table-cell table:style-name="ce46" office:value-type="float" office:value="754034.96" calcext:value-type="float">
            <text:p>754034,96</text:p>
          </table:table-cell>
          <table:table-cell table:style-name="ce82" table:formula="of:=100*([.D14]-[.G14])/[.D14]" office:value-type="float" office:value="3.08415430305202" calcext:value-type="float">
            <text:p>3,08</text:p>
          </table:table-cell>
          <table:table-cell table:style-name="ce46" office:value-type="float" office:value="0.000895023345947266" calcext:value-type="float">
            <text:p>0,000895023345947</text:p>
          </table:table-cell>
          <table:table-cell table:style-name="ce88"/>
          <table:table-cell table:style-name="ce44" office:value-type="string" calcext:value-type="string">
            <text:p>MDG-b_1_n500_m50</text:p>
          </table:table-cell>
          <table:table-cell table:style-name="ce46" office:value-type="float" office:value="767124.79" calcext:value-type="float">
            <text:p>767124,79</text:p>
          </table:table-cell>
          <table:table-cell table:style-name="ce82" table:formula="of:=100*([.D14]-[.L14])/[.D14]" office:value-type="float" office:value="1.40172310055275" calcext:value-type="float">
            <text:p>1,40</text:p>
          </table:table-cell>
          <table:table-cell table:style-name="ce46" office:value-type="float" office:value="0.130666971206665" calcext:value-type="float">
            <text:p>0,130666971206665</text:p>
          </table:table-cell>
          <table:table-cell table:style-name="ce46"/>
          <table:table-cell table:style-name="ce44" office:value-type="string" calcext:value-type="string">
            <text:p>MDG-b_1_n500_m50</text:p>
          </table:table-cell>
          <table:table-cell table:style-name="ce46" office:value-type="float" office:value="755238.91" calcext:value-type="float">
            <text:p>755238,91</text:p>
          </table:table-cell>
          <table:table-cell table:style-name="ce82" table:formula="of:=100*([.D14]-[.Q14])/[.D14]" office:value-type="float" office:value="2.92941103700129" calcext:value-type="float">
            <text:p>2,93</text:p>
          </table:table-cell>
          <table:table-cell table:style-name="ce46" office:value-type="float" office:value="0.123879909515381" calcext:value-type="float">
            <text:p>0,123879909515381</text:p>
          </table:table-cell>
          <table:table-cell table:style-name="ce62"/>
          <table:table-cell table:style-name="ce70" office:value-type="string" calcext:value-type="string">
            <text:p>MDG-b_1_n500_m50</text:p>
          </table:table-cell>
          <table:table-cell table:style-name="ce85" office:value-type="float" office:value="765075.27" calcext:value-type="float">
            <text:p>765075,27</text:p>
          </table:table-cell>
          <table:table-cell table:style-name="ce82" table:formula="of:=100*([.$D14]-[.V14])/[.$D14]" office:value-type="float" office:value="1.66514717849313" calcext:value-type="float">
            <text:p>1,67</text:p>
          </table:table-cell>
          <table:table-cell table:style-name="ce85" office:value-type="float" office:value="1.03596925735474" calcext:value-type="float">
            <text:p>1,03596925735474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MDG-b_2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9963.6875" calcext:value-type="float">
            <text:p>779963,6875</text:p>
          </table:table-cell>
          <table:table-cell table:style-name="ce2"/>
          <table:table-cell table:style-name="ce44" office:value-type="string" calcext:value-type="string">
            <text:p>MDG-b_2_n500_m50</text:p>
          </table:table-cell>
          <table:table-cell table:style-name="ce46" office:value-type="float" office:value="759842.6" calcext:value-type="float">
            <text:p>759842,6</text:p>
          </table:table-cell>
          <table:table-cell table:style-name="ce82" table:formula="of:=100*([.D15]-[.G15])/[.D15]" office:value-type="float" office:value="2.57974670134884" calcext:value-type="float">
            <text:p>2,58</text:p>
          </table:table-cell>
          <table:table-cell table:style-name="ce46" office:value-type="float" office:value="0.000911235809326172" calcext:value-type="float">
            <text:p>0,000911235809326</text:p>
          </table:table-cell>
          <table:table-cell table:style-name="ce88"/>
          <table:table-cell table:style-name="ce44" office:value-type="string" calcext:value-type="string">
            <text:p>MDG-b_2_n500_m50</text:p>
          </table:table-cell>
          <table:table-cell table:style-name="ce46" office:value-type="float" office:value="774431.75" calcext:value-type="float">
            <text:p>774431,75</text:p>
          </table:table-cell>
          <table:table-cell table:style-name="ce82" table:formula="of:=100*([.D15]-[.L15])/[.D15]" office:value-type="float" office:value="0.709255775449162" calcext:value-type="float">
            <text:p>0,71</text:p>
          </table:table-cell>
          <table:table-cell table:style-name="ce46" office:value-type="float" office:value="0.114418983459473" calcext:value-type="float">
            <text:p>0,114418983459473</text:p>
          </table:table-cell>
          <table:table-cell table:style-name="ce46"/>
          <table:table-cell table:style-name="ce44" office:value-type="string" calcext:value-type="string">
            <text:p>MDG-b_2_n500_m50</text:p>
          </table:table-cell>
          <table:table-cell table:style-name="ce46" office:value-type="float" office:value="764990.39" calcext:value-type="float">
            <text:p>764990,39</text:p>
          </table:table-cell>
          <table:table-cell table:style-name="ce82" table:formula="of:=100*([.D15]-[.Q15])/[.D15]" office:value-type="float" office:value="1.91974289828717" calcext:value-type="float">
            <text:p>1,92</text:p>
          </table:table-cell>
          <table:table-cell table:style-name="ce46" office:value-type="float" office:value="0.113446712493896" calcext:value-type="float">
            <text:p>0,113446712493896</text:p>
          </table:table-cell>
          <table:table-cell table:style-name="ce62"/>
          <table:table-cell table:style-name="ce70" office:value-type="string" calcext:value-type="string">
            <text:p>MDG-b_2_n500_m50</text:p>
          </table:table-cell>
          <table:table-cell table:style-name="ce85" office:value-type="float" office:value="764108.96" calcext:value-type="float">
            <text:p>764108,96</text:p>
          </table:table-cell>
          <table:table-cell table:style-name="ce82" table:formula="of:=100*([.$D15]-[.V15])/[.$D15]" office:value-type="float" office:value="2.03275200552207" calcext:value-type="float">
            <text:p>2,03</text:p>
          </table:table-cell>
          <table:table-cell table:style-name="ce85" office:value-type="float" office:value="1.04810667037964" calcext:value-type="float">
            <text:p>1,04810667037964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MDG-b_3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6768.4375" calcext:value-type="float">
            <text:p>776768,4375</text:p>
          </table:table-cell>
          <table:table-cell table:style-name="ce2"/>
          <table:table-cell table:style-name="ce44" office:value-type="string" calcext:value-type="string">
            <text:p>MDG-b_3_n500_m50</text:p>
          </table:table-cell>
          <table:table-cell table:style-name="ce46" office:value-type="float" office:value="757355.42" calcext:value-type="float">
            <text:p>757355,42</text:p>
          </table:table-cell>
          <table:table-cell table:style-name="ce82" table:formula="of:=100*([.D16]-[.G16])/[.D16]" office:value-type="float" office:value="2.49920266617425" calcext:value-type="float">
            <text:p>2,50</text:p>
          </table:table-cell>
          <table:table-cell table:style-name="ce46" office:value-type="float" office:value="0.000884056091308594" calcext:value-type="float">
            <text:p>0,000884056091309</text:p>
          </table:table-cell>
          <table:table-cell table:style-name="ce88"/>
          <table:table-cell table:style-name="ce44" office:value-type="string" calcext:value-type="string">
            <text:p>MDG-b_3_n500_m50</text:p>
          </table:table-cell>
          <table:table-cell table:style-name="ce46" office:value-type="float" office:value="764890.57" calcext:value-type="float">
            <text:p>764890,57</text:p>
          </table:table-cell>
          <table:table-cell table:style-name="ce82" table:formula="of:=100*([.D16]-[.L16])/[.D16]" office:value-type="float" office:value="1.52913879176507" calcext:value-type="float">
            <text:p>1,53</text:p>
          </table:table-cell>
          <table:table-cell table:style-name="ce46" office:value-type="float" office:value="0.119874477386475" calcext:value-type="float">
            <text:p>0,119874477386475</text:p>
          </table:table-cell>
          <table:table-cell table:style-name="ce46"/>
          <table:table-cell table:style-name="ce44" office:value-type="string" calcext:value-type="string">
            <text:p>MDG-b_3_n500_m50</text:p>
          </table:table-cell>
          <table:table-cell table:style-name="ce46" office:value-type="float" office:value="759668.5" calcext:value-type="float">
            <text:p>759668,5</text:p>
          </table:table-cell>
          <table:table-cell table:style-name="ce82" table:formula="of:=100*([.D16]-[.Q16])/[.D16]" office:value-type="float" office:value="2.20142022699011" calcext:value-type="float">
            <text:p>2,20</text:p>
          </table:table-cell>
          <table:table-cell table:style-name="ce46" office:value-type="float" office:value="0.110618352890015" calcext:value-type="float">
            <text:p>0,110618352890015</text:p>
          </table:table-cell>
          <table:table-cell table:style-name="ce62"/>
          <table:table-cell table:style-name="ce70" office:value-type="string" calcext:value-type="string">
            <text:p>MDG-b_3_n500_m50</text:p>
          </table:table-cell>
          <table:table-cell table:style-name="ce85" office:value-type="float" office:value="766417.11" calcext:value-type="float">
            <text:p>766417,11</text:p>
          </table:table-cell>
          <table:table-cell table:style-name="ce82" table:formula="of:=100*([.$D16]-[.V16])/[.$D16]" office:value-type="float" office:value="1.33261432883592" calcext:value-type="float">
            <text:p>1,33</text:p>
          </table:table-cell>
          <table:table-cell table:style-name="ce85" office:value-type="float" office:value="1.09976005554199" calcext:value-type="float">
            <text:p>1,09976005554199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MDG-b_4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5394.625" calcext:value-type="float">
            <text:p>775394,625</text:p>
          </table:table-cell>
          <table:table-cell table:style-name="ce2"/>
          <table:table-cell table:style-name="ce44" office:value-type="string" calcext:value-type="string">
            <text:p>MDG-b_4_n500_m50</text:p>
          </table:table-cell>
          <table:table-cell table:style-name="ce46" office:value-type="float" office:value="763215.88" calcext:value-type="float">
            <text:p>763215,88</text:p>
          </table:table-cell>
          <table:table-cell table:style-name="ce82" table:formula="of:=100*([.D17]-[.G17])/[.D17]" office:value-type="float" office:value="1.57065120228298" calcext:value-type="float">
            <text:p>1,57</text:p>
          </table:table-cell>
          <table:table-cell table:style-name="ce46" office:value-type="float" office:value="0.000885486602783203" calcext:value-type="float">
            <text:p>0,000885486602783</text:p>
          </table:table-cell>
          <table:table-cell table:style-name="ce88"/>
          <table:table-cell table:style-name="ce44" office:value-type="string" calcext:value-type="string">
            <text:p>MDG-b_4_n500_m50</text:p>
          </table:table-cell>
          <table:table-cell table:style-name="ce46" office:value-type="float" office:value="760117.82" calcext:value-type="float">
            <text:p>760117,82</text:p>
          </table:table-cell>
          <table:table-cell table:style-name="ce82" table:formula="of:=100*([.D17]-[.L17])/[.D17]" office:value-type="float" office:value="1.97019743333919" calcext:value-type="float">
            <text:p>1,97</text:p>
          </table:table-cell>
          <table:table-cell table:style-name="ce46" office:value-type="float" office:value="0.131435394287109" calcext:value-type="float">
            <text:p>0,131435394287109</text:p>
          </table:table-cell>
          <table:table-cell table:style-name="ce46"/>
          <table:table-cell table:style-name="ce44" office:value-type="string" calcext:value-type="string">
            <text:p>MDG-b_4_n500_m50</text:p>
          </table:table-cell>
          <table:table-cell table:style-name="ce46" office:value-type="float" office:value="771860.74" calcext:value-type="float">
            <text:p>771860,74</text:p>
          </table:table-cell>
          <table:table-cell table:style-name="ce82" table:formula="of:=100*([.D17]-[.Q17])/[.D17]" office:value-type="float" office:value="0.455753094754802" calcext:value-type="float">
            <text:p>0,46</text:p>
          </table:table-cell>
          <table:table-cell table:style-name="ce46" office:value-type="float" office:value="0.127586841583252" calcext:value-type="float">
            <text:p>0,127586841583252</text:p>
          </table:table-cell>
          <table:table-cell table:style-name="ce62"/>
          <table:table-cell table:style-name="ce70" office:value-type="string" calcext:value-type="string">
            <text:p>MDG-b_4_n500_m50</text:p>
          </table:table-cell>
          <table:table-cell table:style-name="ce85" office:value-type="float" office:value="765661.84" calcext:value-type="float">
            <text:p>765661,84</text:p>
          </table:table-cell>
          <table:table-cell table:style-name="ce82" table:formula="of:=100*([.$D17]-[.V17])/[.$D17]" office:value-type="float" office:value="1.25520408398498" calcext:value-type="float">
            <text:p>1,26</text:p>
          </table:table-cell>
          <table:table-cell table:style-name="ce85" office:value-type="float" office:value="0.33721923828125" calcext:value-type="float">
            <text:p>0,33721923828125</text:p>
          </table:table-cell>
          <table:table-cell table:style-name="ce34"/>
          <table:table-cell table:style-name="ce38"/>
          <table:table-cell table:style-name="ce39"/>
          <table:table-cell table:number-columns-repeated="997"/>
        </table:table-row>
        <table:table-row table:style-name="ro3">
          <table:table-cell table:style-name="ce28" office:value-type="string" calcext:value-type="string">
            <text:p>MDG-b_5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5611.0625" calcext:value-type="float">
            <text:p>775611,0625</text:p>
          </table:table-cell>
          <table:table-cell table:style-name="ce2"/>
          <table:table-cell table:style-name="ce44" office:value-type="string" calcext:value-type="string">
            <text:p>MDG-b_5_n500_m50</text:p>
          </table:table-cell>
          <table:table-cell table:style-name="ce46" office:value-type="float" office:value="753856.65" calcext:value-type="float">
            <text:p>753856,65</text:p>
          </table:table-cell>
          <table:table-cell table:style-name="ce82" table:formula="of:=100*([.D18]-[.G18])/[.D18]" office:value-type="float" office:value="2.80480946595577" calcext:value-type="float">
            <text:p>2,80</text:p>
          </table:table-cell>
          <table:table-cell table:style-name="ce46" office:value-type="float" office:value="0.000867843627929688" calcext:value-type="float">
            <text:p>0,00086784362793</text:p>
          </table:table-cell>
          <table:table-cell table:style-name="ce68"/>
          <table:table-cell table:style-name="ce44" office:value-type="string" calcext:value-type="string">
            <text:p>MDG-b_5_n500_m50</text:p>
          </table:table-cell>
          <table:table-cell table:style-name="ce46" office:value-type="float" office:value="766688.22" calcext:value-type="float">
            <text:p>766688,22</text:p>
          </table:table-cell>
          <table:table-cell table:style-name="ce82" table:formula="of:=100*([.D18]-[.L18])/[.D18]" office:value-type="float" office:value="1.15042744120223" calcext:value-type="float">
            <text:p>1,15</text:p>
          </table:table-cell>
          <table:table-cell table:style-name="ce46" office:value-type="float" office:value="0.117547512054443" calcext:value-type="float">
            <text:p>0,117547512054443</text:p>
          </table:table-cell>
          <table:table-cell table:style-name="ce46"/>
          <table:table-cell table:style-name="ce44" office:value-type="string" calcext:value-type="string">
            <text:p>MDG-b_5_n500_m50</text:p>
          </table:table-cell>
          <table:table-cell table:style-name="ce46" office:value-type="float" office:value="760061.48" calcext:value-type="float">
            <text:p>760061,48</text:p>
          </table:table-cell>
          <table:table-cell table:style-name="ce82" table:formula="of:=100*([.D18]-[.Q18])/[.D18]" office:value-type="float" office:value="2.00481700839588" calcext:value-type="float">
            <text:p>2,00</text:p>
          </table:table-cell>
          <table:table-cell table:style-name="ce46" office:value-type="float" office:value="0.112123012542725" calcext:value-type="float">
            <text:p>0,112123012542725</text:p>
          </table:table-cell>
          <table:table-cell table:style-name="ce62"/>
          <table:table-cell table:style-name="ce70" office:value-type="string" calcext:value-type="string">
            <text:p>MDG-b_5_n500_m50</text:p>
          </table:table-cell>
          <table:table-cell table:style-name="ce85" office:value-type="float" office:value="765781.51" calcext:value-type="float">
            <text:p>765781,51</text:p>
          </table:table-cell>
          <table:table-cell table:style-name="ce82" table:formula="of:=100*([.$D18]-[.V18])/[.$D18]" office:value-type="float" office:value="1.26733010593181" calcext:value-type="float">
            <text:p>1,27</text:p>
          </table:table-cell>
          <table:table-cell table:style-name="ce85" office:value-type="float" office:value="1.14699387550354" calcext:value-type="float">
            <text:p>1,14699387550354</text:p>
          </table:table-cell>
          <table:table-cell table:style-name="ce2" table:number-columns-repeated="3"/>
          <table:table-cell table:number-columns-repeated="997"/>
        </table:table-row>
        <table:table-row table:style-name="ro3">
          <table:table-cell table:style-name="ce28" office:value-type="string" calcext:value-type="string">
            <text:p>MDG-b_6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5153.6875" calcext:value-type="float">
            <text:p>775153,6875</text:p>
          </table:table-cell>
          <table:table-cell table:style-name="ce2"/>
          <table:table-cell table:style-name="ce44" office:value-type="string" calcext:value-type="string">
            <text:p>MDG-b_6_n500_m50</text:p>
          </table:table-cell>
          <table:table-cell table:style-name="ce46" office:value-type="float" office:value="756626.31" calcext:value-type="float">
            <text:p>756626,31</text:p>
          </table:table-cell>
          <table:table-cell table:style-name="ce82" table:formula="of:=100*([.D19]-[.G19])/[.D19]" office:value-type="float" office:value="2.39015537160816" calcext:value-type="float">
            <text:p>2,39</text:p>
          </table:table-cell>
          <table:table-cell table:style-name="ce46" office:value-type="float" office:value="0.000845193862915039" calcext:value-type="float">
            <text:p>0,000845193862915</text:p>
          </table:table-cell>
          <table:table-cell table:style-name="ce89"/>
          <table:table-cell table:style-name="ce44" office:value-type="string" calcext:value-type="string">
            <text:p>MDG-b_6_n500_m50</text:p>
          </table:table-cell>
          <table:table-cell table:style-name="ce46" office:value-type="float" office:value="751388.19" calcext:value-type="float">
            <text:p>751388,19</text:p>
          </table:table-cell>
          <table:table-cell table:style-name="ce82" table:formula="of:=100*([.D19]-[.L19])/[.D19]" office:value-type="float" office:value="3.06590781715143" calcext:value-type="float">
            <text:p>3,07</text:p>
          </table:table-cell>
          <table:table-cell table:style-name="ce46" office:value-type="float" office:value="0.117470979690552" calcext:value-type="float">
            <text:p>0,117470979690552</text:p>
          </table:table-cell>
          <table:table-cell table:style-name="ce46"/>
          <table:table-cell table:style-name="ce44" office:value-type="string" calcext:value-type="string">
            <text:p>MDG-b_6_n500_m50</text:p>
          </table:table-cell>
          <table:table-cell table:style-name="ce46" office:value-type="float" office:value="762939.79" calcext:value-type="float">
            <text:p>762939,79</text:p>
          </table:table-cell>
          <table:table-cell table:style-name="ce82" table:formula="of:=100*([.D19]-[.Q19])/[.D19]" office:value-type="float" office:value="1.57567430781266" calcext:value-type="float">
            <text:p>1,58</text:p>
          </table:table-cell>
          <table:table-cell table:style-name="ce46" office:value-type="float" office:value="0.115328073501587" calcext:value-type="float">
            <text:p>0,115328073501587</text:p>
          </table:table-cell>
          <table:table-cell table:style-name="ce62"/>
          <table:table-cell table:style-name="ce70" office:value-type="string" calcext:value-type="string">
            <text:p>MDG-b_6_n500_m50</text:p>
          </table:table-cell>
          <table:table-cell table:style-name="ce85" office:value-type="float" office:value="761640.59" calcext:value-type="float">
            <text:p>761640,59</text:p>
          </table:table-cell>
          <table:table-cell table:style-name="ce82" table:formula="of:=100*([.$D19]-[.V19])/[.$D19]" office:value-type="float" office:value="1.74327978024358" calcext:value-type="float">
            <text:p>1,74</text:p>
          </table:table-cell>
          <table:table-cell table:style-name="ce85" office:value-type="float" office:value="1.08586168289185" calcext:value-type="float">
            <text:p>1,08586168289185</text:p>
          </table:table-cell>
          <table:table-cell table:style-name="ce9" table:number-columns-repeated="3"/>
          <table:table-cell table:number-columns-repeated="997"/>
        </table:table-row>
        <table:table-row table:style-name="ro1">
          <table:table-cell table:style-name="ce28" office:value-type="string" calcext:value-type="string">
            <text:p>MDG-b_7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7232.875" calcext:value-type="float">
            <text:p>777232,875</text:p>
          </table:table-cell>
          <table:table-cell table:style-name="ce2"/>
          <table:table-cell table:style-name="ce44" office:value-type="string" calcext:value-type="string">
            <text:p>MDG-b_7_n500_m50</text:p>
          </table:table-cell>
          <table:table-cell table:style-name="ce46" office:value-type="float" office:value="757362.13" calcext:value-type="float">
            <text:p>757362,13</text:p>
          </table:table-cell>
          <table:table-cell table:style-name="ce82" table:formula="of:=100*([.D20]-[.G20])/[.D20]" office:value-type="float" office:value="2.55660119883632" calcext:value-type="float">
            <text:p>2,56</text:p>
          </table:table-cell>
          <table:table-cell table:style-name="ce46" office:value-type="float" office:value="0.000851869583129883" calcext:value-type="float">
            <text:p>0,00085186958313</text:p>
          </table:table-cell>
          <table:table-cell table:style-name="ce90"/>
          <table:table-cell table:style-name="ce44" office:value-type="string" calcext:value-type="string">
            <text:p>MDG-b_7_n500_m50</text:p>
          </table:table-cell>
          <table:table-cell table:style-name="ce46" office:value-type="float" office:value="767163.92" calcext:value-type="float">
            <text:p>767163,92</text:p>
          </table:table-cell>
          <table:table-cell table:style-name="ce82" table:formula="of:=100*([.D20]-[.L20])/[.D20]" office:value-type="float" office:value="1.295487533257" calcext:value-type="float">
            <text:p>1,30</text:p>
          </table:table-cell>
          <table:table-cell table:style-name="ce46" office:value-type="float" office:value="0.132310390472412" calcext:value-type="float">
            <text:p>0,132310390472412</text:p>
          </table:table-cell>
          <table:table-cell table:style-name="ce46"/>
          <table:table-cell table:style-name="ce44" office:value-type="string" calcext:value-type="string">
            <text:p>MDG-b_7_n500_m50</text:p>
          </table:table-cell>
          <table:table-cell table:style-name="ce46" office:value-type="float" office:value="762320.95" calcext:value-type="float">
            <text:p>762320,95</text:p>
          </table:table-cell>
          <table:table-cell table:style-name="ce82" table:formula="of:=100*([.D20]-[.Q20])/[.D20]" office:value-type="float" office:value="1.91859164474998" calcext:value-type="float">
            <text:p>1,92</text:p>
          </table:table-cell>
          <table:table-cell table:style-name="ce46" office:value-type="float" office:value="0.11025881767273" calcext:value-type="float">
            <text:p>0,11025881767273</text:p>
          </table:table-cell>
          <table:table-cell table:style-name="ce62"/>
          <table:table-cell table:style-name="ce70" office:value-type="string" calcext:value-type="string">
            <text:p>MDG-b_7_n500_m50</text:p>
          </table:table-cell>
          <table:table-cell table:style-name="ce85" office:value-type="float" office:value="765669.84" calcext:value-type="float">
            <text:p>765669,84</text:p>
          </table:table-cell>
          <table:table-cell table:style-name="ce82" table:formula="of:=100*([.$D20]-[.V20])/[.$D20]" office:value-type="float" office:value="1.48771820800813" calcext:value-type="float">
            <text:p>1,49</text:p>
          </table:table-cell>
          <table:table-cell table:style-name="ce85" office:value-type="float" office:value="1.1006863117218" calcext:value-type="float">
            <text:p>1,1006863117218</text:p>
          </table:table-cell>
          <table:table-cell table:style-name="ce35" table:number-columns-repeated="2"/>
          <table:table-cell table:style-name="ce41"/>
          <table:table-cell table:number-columns-repeated="997"/>
        </table:table-row>
        <table:table-row table:style-name="ro1">
          <table:table-cell table:style-name="ce28" office:value-type="string" calcext:value-type="string">
            <text:p>MDG-b_8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9168.75" calcext:value-type="float">
            <text:p>779168,75</text:p>
          </table:table-cell>
          <table:table-cell table:style-name="ce2"/>
          <table:table-cell table:style-name="ce44" office:value-type="string" calcext:value-type="string">
            <text:p>MDG-b_8_n500_m50</text:p>
          </table:table-cell>
          <table:table-cell table:style-name="ce46" office:value-type="float" office:value="759993.63" calcext:value-type="float">
            <text:p>759993,63</text:p>
          </table:table-cell>
          <table:table-cell table:style-name="ce82" table:formula="of:=100*([.D21]-[.G21])/[.D21]" office:value-type="float" office:value="2.46097138777705" calcext:value-type="float">
            <text:p>2,46</text:p>
          </table:table-cell>
          <table:table-cell table:style-name="ce46" office:value-type="float" office:value="0.000871658325195313" calcext:value-type="float">
            <text:p>0,000871658325195</text:p>
          </table:table-cell>
          <table:table-cell table:style-name="ce90"/>
          <table:table-cell table:style-name="ce44" office:value-type="string" calcext:value-type="string">
            <text:p>MDG-b_8_n500_m50</text:p>
          </table:table-cell>
          <table:table-cell table:style-name="ce46" office:value-type="float" office:value="765569.66" calcext:value-type="float">
            <text:p>765569,66</text:p>
          </table:table-cell>
          <table:table-cell table:style-name="ce82" table:formula="of:=100*([.D21]-[.L21])/[.D21]" office:value-type="float" office:value="1.74533308734468" calcext:value-type="float">
            <text:p>1,75</text:p>
          </table:table-cell>
          <table:table-cell table:style-name="ce46" office:value-type="float" office:value="0.108454704284668" calcext:value-type="float">
            <text:p>0,108454704284668</text:p>
          </table:table-cell>
          <table:table-cell table:style-name="ce46"/>
          <table:table-cell table:style-name="ce44" office:value-type="string" calcext:value-type="string">
            <text:p>MDG-b_8_n500_m50</text:p>
          </table:table-cell>
          <table:table-cell table:style-name="ce46" office:value-type="float" office:value="759993.63" calcext:value-type="float">
            <text:p>759993,63</text:p>
          </table:table-cell>
          <table:table-cell table:style-name="ce82" table:formula="of:=100*([.D21]-[.Q21])/[.D21]" office:value-type="float" office:value="2.46097138777704" calcext:value-type="float">
            <text:p>2,46</text:p>
          </table:table-cell>
          <table:table-cell table:style-name="ce46" office:value-type="float" office:value="0.099984884262085" calcext:value-type="float">
            <text:p>0,099984884262085</text:p>
          </table:table-cell>
          <table:table-cell table:style-name="ce62"/>
          <table:table-cell table:style-name="ce70" office:value-type="string" calcext:value-type="string">
            <text:p>MDG-b_8_n500_m50</text:p>
          </table:table-cell>
          <table:table-cell table:style-name="ce85" office:value-type="float" office:value="760601.97" calcext:value-type="float">
            <text:p>760601,97</text:p>
          </table:table-cell>
          <table:table-cell table:style-name="ce82" table:formula="of:=100*([.$D21]-[.V21])/[.$D21]" office:value-type="float" office:value="2.38289587460995" calcext:value-type="float">
            <text:p>2,38</text:p>
          </table:table-cell>
          <table:table-cell table:style-name="ce85" office:value-type="float" office:value="1.10863590240479" calcext:value-type="float">
            <text:p>1,10863590240479</text:p>
          </table:table-cell>
          <table:table-cell table:style-name="ce35" table:number-columns-repeated="2"/>
          <table:table-cell table:style-name="ce41"/>
          <table:table-cell table:number-columns-repeated="997"/>
        </table:table-row>
        <table:table-row table:style-name="ro1">
          <table:table-cell table:style-name="ce28" office:value-type="string" calcext:value-type="string">
            <text:p>MDG-b_9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4802.1875" calcext:value-type="float">
            <text:p>774802,1875</text:p>
          </table:table-cell>
          <table:table-cell table:style-name="ce2"/>
          <table:table-cell table:style-name="ce44" office:value-type="string" calcext:value-type="string">
            <text:p>MDG-b_9_n500_m50</text:p>
          </table:table-cell>
          <table:table-cell table:style-name="ce46" office:value-type="float" office:value="754165.72" calcext:value-type="float">
            <text:p>754165,72</text:p>
          </table:table-cell>
          <table:table-cell table:style-name="ce82" table:formula="of:=100*([.D22]-[.G22])/[.D22]" office:value-type="float" office:value="2.66344982408817" calcext:value-type="float">
            <text:p>2,66</text:p>
          </table:table-cell>
          <table:table-cell table:style-name="ce46" office:value-type="float" office:value="0.000852108001708984" calcext:value-type="float">
            <text:p>0,000852108001709</text:p>
          </table:table-cell>
          <table:table-cell table:style-name="ce91"/>
          <table:table-cell table:style-name="ce44" office:value-type="string" calcext:value-type="string">
            <text:p>MDG-b_9_n500_m50</text:p>
          </table:table-cell>
          <table:table-cell table:style-name="ce46" office:value-type="float" office:value="760097.31" calcext:value-type="float">
            <text:p>760097,31</text:p>
          </table:table-cell>
          <table:table-cell table:style-name="ce82" table:formula="of:=100*([.D22]-[.L22])/[.D22]" office:value-type="float" office:value="1.89788796898564" calcext:value-type="float">
            <text:p>1,90</text:p>
          </table:table-cell>
          <table:table-cell table:style-name="ce46" office:value-type="float" office:value="0.131445407867432" calcext:value-type="float">
            <text:p>0,131445407867432</text:p>
          </table:table-cell>
          <table:table-cell table:style-name="ce46"/>
          <table:table-cell table:style-name="ce44" office:value-type="string" calcext:value-type="string">
            <text:p>MDG-b_9_n500_m50</text:p>
          </table:table-cell>
          <table:table-cell table:style-name="ce46" office:value-type="float" office:value="760130.16" calcext:value-type="float">
            <text:p>760130,16</text:p>
          </table:table-cell>
          <table:table-cell table:style-name="ce82" table:formula="of:=100*([.D22]-[.Q22])/[.D22]" office:value-type="float" office:value="1.89364817713552" calcext:value-type="float">
            <text:p>1,89</text:p>
          </table:table-cell>
          <table:table-cell table:style-name="ce46" office:value-type="float" office:value="0.110394477844238" calcext:value-type="float">
            <text:p>0,110394477844238</text:p>
          </table:table-cell>
          <table:table-cell table:style-name="ce62"/>
          <table:table-cell table:style-name="ce70" office:value-type="string" calcext:value-type="string">
            <text:p>MDG-b_9_n500_m50</text:p>
          </table:table-cell>
          <table:table-cell table:style-name="ce85" office:value-type="float" office:value="765241.31" calcext:value-type="float">
            <text:p>765241,31</text:p>
          </table:table-cell>
          <table:table-cell table:style-name="ce82" table:formula="of:=100*([.$D22]-[.V22])/[.$D22]" office:value-type="float" office:value="1.23397657547268" calcext:value-type="float">
            <text:p>1,23</text:p>
          </table:table-cell>
          <table:table-cell table:style-name="ce85" office:value-type="float" office:value="1.0780918598175" calcext:value-type="float">
            <text:p>1,0780918598175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1">
          <table:table-cell table:style-name="ce28" office:value-type="string" calcext:value-type="string">
            <text:p>MDG-b_10_n500_m5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float" office:value="50" calcext:value-type="float">
            <text:p>50</text:p>
          </table:table-cell>
          <table:table-cell table:style-name="ce55" office:value-type="float" office:value="774961.3125" calcext:value-type="float">
            <text:p>774961,3125</text:p>
          </table:table-cell>
          <table:table-cell table:style-name="ce2"/>
          <table:table-cell table:style-name="ce44" office:value-type="string" calcext:value-type="string">
            <text:p>MDG-b_10_n500_m50</text:p>
          </table:table-cell>
          <table:table-cell table:style-name="ce46" office:value-type="float" office:value="753517.39" calcext:value-type="float">
            <text:p>753517,39</text:p>
          </table:table-cell>
          <table:table-cell table:style-name="ce82" table:formula="of:=100*([.D23]-[.G23])/[.D23]" office:value-type="float" office:value="2.76709587357628" calcext:value-type="float">
            <text:p>2,77</text:p>
          </table:table-cell>
          <table:table-cell table:style-name="ce46" office:value-type="float" office:value="0.00093841552734375" calcext:value-type="float">
            <text:p>0,000938415527344</text:p>
          </table:table-cell>
          <table:table-cell table:style-name="ce91"/>
          <table:table-cell table:style-name="ce44" office:value-type="string" calcext:value-type="string">
            <text:p>MDG-b_10_n500_m50</text:p>
          </table:table-cell>
          <table:table-cell table:style-name="ce46" office:value-type="float" office:value="760110.9" calcext:value-type="float">
            <text:p>760110,9</text:p>
          </table:table-cell>
          <table:table-cell table:style-name="ce82" table:formula="of:=100*([.D23]-[.L23])/[.D23]" office:value-type="float" office:value="1.91627791742184" calcext:value-type="float">
            <text:p>1,92</text:p>
          </table:table-cell>
          <table:table-cell table:style-name="ce46" office:value-type="float" office:value="0.136059999465942" calcext:value-type="float">
            <text:p>0,136059999465942</text:p>
          </table:table-cell>
          <table:table-cell table:style-name="ce46"/>
          <table:table-cell table:style-name="ce44" office:value-type="string" calcext:value-type="string">
            <text:p>MDG-b_10_n500_m50</text:p>
          </table:table-cell>
          <table:table-cell table:style-name="ce46" office:value-type="float" office:value="758999.71" calcext:value-type="float">
            <text:p>758999,71</text:p>
          </table:table-cell>
          <table:table-cell table:style-name="ce82" table:formula="of:=100*([.D23]-[.Q23])/[.D23]" office:value-type="float" office:value="2.05966443002276" calcext:value-type="float">
            <text:p>2,06</text:p>
          </table:table-cell>
          <table:table-cell table:style-name="ce46" office:value-type="float" office:value="0.1051926612854" calcext:value-type="float">
            <text:p>0,1051926612854</text:p>
          </table:table-cell>
          <table:table-cell table:style-name="ce62"/>
          <table:table-cell table:style-name="ce70" office:value-type="string" calcext:value-type="string">
            <text:p>MDG-b_10_n500_m50</text:p>
          </table:table-cell>
          <table:table-cell table:style-name="ce85" office:value-type="float" office:value="764493.75" calcext:value-type="float">
            <text:p>764493,75</text:p>
          </table:table-cell>
          <table:table-cell table:style-name="ce82" table:formula="of:=100*([.$D23]-[.V23])/[.$D23]" office:value-type="float" office:value="1.35072065291001" calcext:value-type="float">
            <text:p>1,35</text:p>
          </table:table-cell>
          <table:table-cell table:style-name="ce85" office:value-type="float" office:value="1.02927303314209" calcext:value-type="float">
            <text:p>1,02927303314209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1">
          <table:table-cell table:style-name="ce28" office:value-type="string" calcext:value-type="string">
            <text:p>MDG-a_31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139" calcext:value-type="float">
            <text:p>114139</text:p>
          </table:table-cell>
          <table:table-cell table:style-name="ce2"/>
          <table:table-cell table:style-name="ce44" office:value-type="string" calcext:value-type="string">
            <text:p>MDG-a_31_n2000_m200</text:p>
          </table:table-cell>
          <table:table-cell table:style-name="ce46" office:value-type="float" office:value="112505" calcext:value-type="float">
            <text:p>112505</text:p>
          </table:table-cell>
          <table:table-cell table:style-name="ce82" table:formula="of:=100*([.D24]-[.G24])/[.D24]" office:value-type="float" office:value="1.43158780083933" calcext:value-type="float">
            <text:p>1,43</text:p>
          </table:table-cell>
          <table:table-cell table:style-name="ce46" office:value-type="float" office:value="0.00868868827819824" calcext:value-type="float">
            <text:p>0,008688688278198</text:p>
          </table:table-cell>
          <table:table-cell table:style-name="ce91"/>
          <table:table-cell table:style-name="ce44" office:value-type="string" calcext:value-type="string">
            <text:p>MDG-a_31_n2000_m200</text:p>
          </table:table-cell>
          <table:table-cell table:style-name="ce46" office:value-type="float" office:value="112481" calcext:value-type="float">
            <text:p>112481</text:p>
          </table:table-cell>
          <table:table-cell table:style-name="ce82" table:formula="of:=100*([.D24]-[.L24])/[.D24]" office:value-type="float" office:value="1.45261479424211" calcext:value-type="float">
            <text:p>1,45</text:p>
          </table:table-cell>
          <table:table-cell table:style-name="ce46" office:value-type="float" office:value="0.583008527755737" calcext:value-type="float">
            <text:p>0,583008527755737</text:p>
          </table:table-cell>
          <table:table-cell table:style-name="ce46"/>
          <table:table-cell table:style-name="ce44" office:value-type="string" calcext:value-type="string">
            <text:p>MDG-a_31_n2000_m200</text:p>
          </table:table-cell>
          <table:table-cell table:style-name="ce46" office:value-type="float" office:value="113337" calcext:value-type="float">
            <text:p>113337</text:p>
          </table:table-cell>
          <table:table-cell table:style-name="ce82" table:formula="of:=100*([.D24]-[.Q24])/[.D24]" office:value-type="float" office:value="0.702652029542926" calcext:value-type="float">
            <text:p>0,70</text:p>
          </table:table-cell>
          <table:table-cell table:style-name="ce46" office:value-type="float" office:value="0.549299001693726" calcext:value-type="float">
            <text:p>0,549299001693726</text:p>
          </table:table-cell>
          <table:table-cell table:style-name="ce62"/>
          <table:table-cell table:style-name="ce70" office:value-type="string" calcext:value-type="string">
            <text:p>MDG-a_31_n2000_m200</text:p>
          </table:table-cell>
          <table:table-cell table:style-name="ce85" office:value-type="float" office:value="111294" calcext:value-type="float">
            <text:p>111294</text:p>
          </table:table-cell>
          <table:table-cell table:style-name="ce82" table:formula="of:=100*([.$D24]-[.V24])/[.$D24]" office:value-type="float" office:value="2.49257484295464" calcext:value-type="float">
            <text:p>2,49</text:p>
          </table:table-cell>
          <table:table-cell table:style-name="ce85" office:value-type="float" office:value="0.466943025588989" calcext:value-type="float">
            <text:p>0,466943025588989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3">
          <table:table-cell table:style-name="ce28" office:value-type="string" calcext:value-type="string">
            <text:p>MDG-a_32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092" calcext:value-type="float">
            <text:p>114092</text:p>
          </table:table-cell>
          <table:table-cell table:style-name="ce7"/>
          <table:table-cell table:style-name="ce44" office:value-type="string" calcext:value-type="string">
            <text:p>MDG-a_32_n2000_m200</text:p>
          </table:table-cell>
          <table:table-cell table:style-name="ce46" office:value-type="float" office:value="112425" calcext:value-type="float">
            <text:p>112425</text:p>
          </table:table-cell>
          <table:table-cell table:style-name="ce82" table:formula="of:=100*([.D25]-[.G25])/[.D25]" office:value-type="float" office:value="1.46110156715633" calcext:value-type="float">
            <text:p>1,46</text:p>
          </table:table-cell>
          <table:table-cell table:style-name="ce46" office:value-type="float" office:value="0.0101275444030762" calcext:value-type="float">
            <text:p>0,010127544403076</text:p>
          </table:table-cell>
          <table:table-cell table:style-name="ce46"/>
          <table:table-cell table:style-name="ce44" office:value-type="string" calcext:value-type="string">
            <text:p>MDG-a_32_n2000_m200</text:p>
          </table:table-cell>
          <table:table-cell table:style-name="ce46" office:value-type="float" office:value="112844" calcext:value-type="float">
            <text:p>112844</text:p>
          </table:table-cell>
          <table:table-cell table:style-name="ce82" table:formula="of:=100*([.D25]-[.L25])/[.D25]" office:value-type="float" office:value="1.09385408267013" calcext:value-type="float">
            <text:p>1,09</text:p>
          </table:table-cell>
          <table:table-cell table:style-name="ce46" office:value-type="float" office:value="0.597218751907349" calcext:value-type="float">
            <text:p>0,597218751907349</text:p>
          </table:table-cell>
          <table:table-cell table:style-name="ce46"/>
          <table:table-cell table:style-name="ce44" office:value-type="string" calcext:value-type="string">
            <text:p>MDG-a_32_n2000_m200</text:p>
          </table:table-cell>
          <table:table-cell table:style-name="ce46" office:value-type="float" office:value="113005" calcext:value-type="float">
            <text:p>113005</text:p>
          </table:table-cell>
          <table:table-cell table:style-name="ce82" table:formula="of:=100*([.D25]-[.Q25])/[.D25]" office:value-type="float" office:value="0.952739894120534" calcext:value-type="float">
            <text:p>0,95</text:p>
          </table:table-cell>
          <table:table-cell table:style-name="ce46" office:value-type="float" office:value="0.567841768264771" calcext:value-type="float">
            <text:p>0,567841768264771</text:p>
          </table:table-cell>
          <table:table-cell table:style-name="ce62"/>
          <table:table-cell table:style-name="ce70" office:value-type="string" calcext:value-type="string">
            <text:p>MDG-a_32_n2000_m200</text:p>
          </table:table-cell>
          <table:table-cell table:style-name="ce85" office:value-type="float" office:value="111469" calcext:value-type="float">
            <text:p>111469</text:p>
          </table:table-cell>
          <table:table-cell table:style-name="ce82" table:formula="of:=100*([.$D25]-[.V25])/[.$D25]" office:value-type="float" office:value="2.29902184202223" calcext:value-type="float">
            <text:p>2,30</text:p>
          </table:table-cell>
          <table:table-cell table:style-name="ce85" office:value-type="float" office:value="0.418976068496704" calcext:value-type="float">
            <text:p>0,418976068496704</text:p>
          </table:table-cell>
          <table:table-cell/>
          <table:table-cell table:style-name="ce10"/>
          <table:table-cell table:number-columns-repeated="998"/>
        </table:table-row>
        <table:table-row table:style-name="ro3">
          <table:table-cell table:style-name="ce28" office:value-type="string" calcext:value-type="string">
            <text:p>MDG-a_33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124" calcext:value-type="float">
            <text:p>114124</text:p>
          </table:table-cell>
          <table:table-cell table:style-name="ce7"/>
          <table:table-cell table:style-name="ce44" office:value-type="string" calcext:value-type="string">
            <text:p>MDG-a_33_n2000_m200</text:p>
          </table:table-cell>
          <table:table-cell table:style-name="ce46" office:value-type="float" office:value="112375" calcext:value-type="float">
            <text:p>112375</text:p>
          </table:table-cell>
          <table:table-cell table:style-name="ce82" table:formula="of:=100*([.D26]-[.G26])/[.D26]" office:value-type="float" office:value="1.53254354912201" calcext:value-type="float">
            <text:p>1,53</text:p>
          </table:table-cell>
          <table:table-cell table:style-name="ce46" office:value-type="float" office:value="0.00879812240600586" calcext:value-type="float">
            <text:p>0,008798122406006</text:p>
          </table:table-cell>
          <table:table-cell table:style-name="ce46"/>
          <table:table-cell table:style-name="ce44" office:value-type="string" calcext:value-type="string">
            <text:p>MDG-a_33_n2000_m200</text:p>
          </table:table-cell>
          <table:table-cell table:style-name="ce46" office:value-type="float" office:value="112932" calcext:value-type="float">
            <text:p>112932</text:p>
          </table:table-cell>
          <table:table-cell table:style-name="ce82" table:formula="of:=100*([.D26]-[.L26])/[.D26]" office:value-type="float" office:value="1.04447793627984" calcext:value-type="float">
            <text:p>1,04</text:p>
          </table:table-cell>
          <table:table-cell table:style-name="ce46" office:value-type="float" office:value="0.588372468948364" calcext:value-type="float">
            <text:p>0,588372468948364</text:p>
          </table:table-cell>
          <table:table-cell table:style-name="ce46"/>
          <table:table-cell table:style-name="ce44" office:value-type="string" calcext:value-type="string">
            <text:p>MDG-a_33_n2000_m200</text:p>
          </table:table-cell>
          <table:table-cell table:style-name="ce46" office:value-type="float" office:value="112766" calcext:value-type="float">
            <text:p>112766</text:p>
          </table:table-cell>
          <table:table-cell table:style-name="ce82" table:formula="of:=100*([.D26]-[.Q26])/[.D26]" office:value-type="float" office:value="1.18993375626512" calcext:value-type="float">
            <text:p>1,19</text:p>
          </table:table-cell>
          <table:table-cell table:style-name="ce46" office:value-type="float" office:value="0.552868127822876" calcext:value-type="float">
            <text:p>0,552868127822876</text:p>
          </table:table-cell>
          <table:table-cell table:style-name="ce62"/>
          <table:table-cell table:style-name="ce70" office:value-type="string" calcext:value-type="string">
            <text:p>MDG-a_33_n2000_m200</text:p>
          </table:table-cell>
          <table:table-cell table:style-name="ce85" office:value-type="float" office:value="111736" calcext:value-type="float">
            <text:p>111736</text:p>
          </table:table-cell>
          <table:table-cell table:style-name="ce82" table:formula="of:=100*([.$D26]-[.V26])/[.$D26]" office:value-type="float" office:value="2.09246083207739" calcext:value-type="float">
            <text:p>2,09</text:p>
          </table:table-cell>
          <table:table-cell table:style-name="ce85" office:value-type="float" office:value="0.420640468597412" calcext:value-type="float">
            <text:p>0,420640468597412</text:p>
          </table:table-cell>
          <table:table-cell/>
          <table:table-cell table:style-name="ce10"/>
          <table:table-cell table:number-columns-repeated="998"/>
        </table:table-row>
        <table:table-row table:style-name="ro3">
          <table:table-cell table:style-name="ce28" office:value-type="string" calcext:value-type="string">
            <text:p>MDG-a_34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203" calcext:value-type="float">
            <text:p>114203</text:p>
          </table:table-cell>
          <table:table-cell table:style-name="ce7"/>
          <table:table-cell table:style-name="ce44" office:value-type="string" calcext:value-type="string">
            <text:p>MDG-a_34_n2000_m200</text:p>
          </table:table-cell>
          <table:table-cell table:style-name="ce46" office:value-type="float" office:value="112262" calcext:value-type="float">
            <text:p>112262</text:p>
          </table:table-cell>
          <table:table-cell table:style-name="ce82" table:formula="of:=100*([.D27]-[.G27])/[.D27]" office:value-type="float" office:value="1.6996050891833" calcext:value-type="float">
            <text:p>1,70</text:p>
          </table:table-cell>
          <table:table-cell table:style-name="ce46" office:value-type="float" office:value="0.00885128974914551" calcext:value-type="float">
            <text:p>0,008851289749146</text:p>
          </table:table-cell>
          <table:table-cell table:style-name="ce46"/>
          <table:table-cell table:style-name="ce44" office:value-type="string" calcext:value-type="string">
            <text:p>MDG-a_34_n2000_m200</text:p>
          </table:table-cell>
          <table:table-cell table:style-name="ce46" office:value-type="float" office:value="113115" calcext:value-type="float">
            <text:p>113115</text:p>
          </table:table-cell>
          <table:table-cell table:style-name="ce82" table:formula="of:=100*([.D27]-[.L27])/[.D27]" office:value-type="float" office:value="0.952689509032162" calcext:value-type="float">
            <text:p>0,95</text:p>
          </table:table-cell>
          <table:table-cell table:style-name="ce46" office:value-type="float" office:value="0.602147817611694" calcext:value-type="float">
            <text:p>0,602147817611694</text:p>
          </table:table-cell>
          <table:table-cell table:style-name="ce46"/>
          <table:table-cell table:style-name="ce44" office:value-type="string" calcext:value-type="string">
            <text:p>MDG-a_34_n2000_m200</text:p>
          </table:table-cell>
          <table:table-cell table:style-name="ce46" office:value-type="float" office:value="113036" calcext:value-type="float">
            <text:p>113036</text:p>
          </table:table-cell>
          <table:table-cell table:style-name="ce82" table:formula="of:=100*([.D27]-[.Q27])/[.D27]" office:value-type="float" office:value="1.02186457448578" calcext:value-type="float">
            <text:p>1,02</text:p>
          </table:table-cell>
          <table:table-cell table:style-name="ce46" office:value-type="float" office:value="0.576125144958496" calcext:value-type="float">
            <text:p>0,576125144958496</text:p>
          </table:table-cell>
          <table:table-cell table:style-name="ce62"/>
          <table:table-cell table:style-name="ce70" office:value-type="string" calcext:value-type="string">
            <text:p>MDG-a_34_n2000_m200</text:p>
          </table:table-cell>
          <table:table-cell table:style-name="ce85" office:value-type="float" office:value="111657" calcext:value-type="float">
            <text:p>111657</text:p>
          </table:table-cell>
          <table:table-cell table:style-name="ce82" table:formula="of:=100*([.$D27]-[.V27])/[.$D27]" office:value-type="float" office:value="2.22936350183445" calcext:value-type="float">
            <text:p>2,23</text:p>
          </table:table-cell>
          <table:table-cell table:style-name="ce85" office:value-type="float" office:value="0.419509172439575" calcext:value-type="float">
            <text:p>0,419509172439575</text:p>
          </table:table-cell>
          <table:table-cell/>
          <table:table-cell table:style-name="ce10"/>
          <table:table-cell table:number-columns-repeated="998"/>
        </table:table-row>
        <table:table-row table:style-name="ro3">
          <table:table-cell table:style-name="ce28" office:value-type="string" calcext:value-type="string">
            <text:p>MDG-a_35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180" calcext:value-type="float">
            <text:p>114180</text:p>
          </table:table-cell>
          <table:table-cell table:style-name="ce7"/>
          <table:table-cell table:style-name="ce44" office:value-type="string" calcext:value-type="string">
            <text:p>MDG-a_35_n2000_m200</text:p>
          </table:table-cell>
          <table:table-cell table:style-name="ce46" office:value-type="float" office:value="112558" calcext:value-type="float">
            <text:p>112558</text:p>
          </table:table-cell>
          <table:table-cell table:style-name="ce82" table:formula="of:=100*([.D28]-[.G28])/[.D28]" office:value-type="float" office:value="1.42056402172009" calcext:value-type="float">
            <text:p>1,42</text:p>
          </table:table-cell>
          <table:table-cell table:style-name="ce46" office:value-type="float" office:value="0.00880622863769531" calcext:value-type="float">
            <text:p>0,008806228637695</text:p>
          </table:table-cell>
          <table:table-cell table:style-name="ce46"/>
          <table:table-cell table:style-name="ce44" office:value-type="string" calcext:value-type="string">
            <text:p>MDG-a_35_n2000_m200</text:p>
          </table:table-cell>
          <table:table-cell table:style-name="ce46" office:value-type="float" office:value="112897" calcext:value-type="float">
            <text:p>112897</text:p>
          </table:table-cell>
          <table:table-cell table:style-name="ce82" table:formula="of:=100*([.D28]-[.L28])/[.D28]" office:value-type="float" office:value="1.12366438956034" calcext:value-type="float">
            <text:p>1,12</text:p>
          </table:table-cell>
          <table:table-cell table:style-name="ce46" office:value-type="float" office:value="0.588764429092407" calcext:value-type="float">
            <text:p>0,588764429092407</text:p>
          </table:table-cell>
          <table:table-cell table:style-name="ce46"/>
          <table:table-cell table:style-name="ce44" office:value-type="string" calcext:value-type="string">
            <text:p>MDG-a_35_n2000_m200</text:p>
          </table:table-cell>
          <table:table-cell table:style-name="ce46" office:value-type="float" office:value="113042" calcext:value-type="float">
            <text:p>113042</text:p>
          </table:table-cell>
          <table:table-cell table:style-name="ce82" table:formula="of:=100*([.D28]-[.Q28])/[.D28]" office:value-type="float" office:value="0.996671921527413" calcext:value-type="float">
            <text:p>1,00</text:p>
          </table:table-cell>
          <table:table-cell table:style-name="ce46" office:value-type="float" office:value="0.544684171676636" calcext:value-type="float">
            <text:p>0,544684171676636</text:p>
          </table:table-cell>
          <table:table-cell table:style-name="ce62"/>
          <table:table-cell table:style-name="ce70" office:value-type="string" calcext:value-type="string">
            <text:p>MDG-a_35_n2000_m200</text:p>
          </table:table-cell>
          <table:table-cell table:style-name="ce85" office:value-type="float" office:value="111530" calcext:value-type="float">
            <text:p>111530</text:p>
          </table:table-cell>
          <table:table-cell table:style-name="ce82" table:formula="of:=100*([.$D28]-[.V28])/[.$D28]" office:value-type="float" office:value="2.32089682956735" calcext:value-type="float">
            <text:p>2,32</text:p>
          </table:table-cell>
          <table:table-cell table:style-name="ce85" office:value-type="float" office:value="0.423422336578369" calcext:value-type="float">
            <text:p>0,423422336578369</text:p>
          </table:table-cell>
          <table:table-cell/>
          <table:table-cell table:style-name="ce10"/>
          <table:table-cell table:number-columns-repeated="998"/>
        </table:table-row>
        <table:table-row table:style-name="ro3">
          <table:table-cell table:style-name="ce28" office:value-type="string" calcext:value-type="string">
            <text:p>MDG-a_36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252" calcext:value-type="float">
            <text:p>114252</text:p>
          </table:table-cell>
          <table:table-cell table:style-name="ce7"/>
          <table:table-cell table:style-name="ce44" office:value-type="string" calcext:value-type="string">
            <text:p>MDG-a_36_n2000_m200</text:p>
          </table:table-cell>
          <table:table-cell table:style-name="ce46" office:value-type="float" office:value="112355" calcext:value-type="float">
            <text:p>112355</text:p>
          </table:table-cell>
          <table:table-cell table:style-name="ce82" table:formula="of:=100*([.D29]-[.G29])/[.D29]" office:value-type="float" office:value="1.66036480761825" calcext:value-type="float">
            <text:p>1,66</text:p>
          </table:table-cell>
          <table:table-cell table:style-name="ce46" office:value-type="float" office:value="0.00883030891418457" calcext:value-type="float">
            <text:p>0,008830308914185</text:p>
          </table:table-cell>
          <table:table-cell table:style-name="ce46"/>
          <table:table-cell table:style-name="ce44" office:value-type="string" calcext:value-type="string">
            <text:p>MDG-a_36_n2000_m200</text:p>
          </table:table-cell>
          <table:table-cell table:style-name="ce46" office:value-type="float" office:value="112988" calcext:value-type="float">
            <text:p>112988</text:p>
          </table:table-cell>
          <table:table-cell table:style-name="ce82" table:formula="of:=100*([.D29]-[.L29])/[.D29]" office:value-type="float" office:value="1.10632636627805" calcext:value-type="float">
            <text:p>1,11</text:p>
          </table:table-cell>
          <table:table-cell table:style-name="ce46" office:value-type="float" office:value="0.59289026260376" calcext:value-type="float">
            <text:p>0,59289026260376</text:p>
          </table:table-cell>
          <table:table-cell table:style-name="ce46"/>
          <table:table-cell table:style-name="ce44" office:value-type="string" calcext:value-type="string">
            <text:p>MDG-a_36_n2000_m200</text:p>
          </table:table-cell>
          <table:table-cell table:style-name="ce46" office:value-type="float" office:value="112648" calcext:value-type="float">
            <text:p>112648</text:p>
          </table:table-cell>
          <table:table-cell table:style-name="ce82" table:formula="of:=100*([.D29]-[.Q29])/[.D29]" office:value-type="float" office:value="1.40391415467563" calcext:value-type="float">
            <text:p>1,40</text:p>
          </table:table-cell>
          <table:table-cell table:style-name="ce46" office:value-type="float" office:value="0.5512375831604" calcext:value-type="float">
            <text:p>0,5512375831604</text:p>
          </table:table-cell>
          <table:table-cell table:style-name="ce62"/>
          <table:table-cell table:style-name="ce70" office:value-type="string" calcext:value-type="string">
            <text:p>MDG-a_36_n2000_m200</text:p>
          </table:table-cell>
          <table:table-cell table:style-name="ce85" office:value-type="float" office:value="112098" calcext:value-type="float">
            <text:p>112098</text:p>
          </table:table-cell>
          <table:table-cell table:style-name="ce82" table:formula="of:=100*([.$D29]-[.V29])/[.$D29]" office:value-type="float" office:value="1.88530616531877" calcext:value-type="float">
            <text:p>1,89</text:p>
          </table:table-cell>
          <table:table-cell table:style-name="ce85" office:value-type="float" office:value="0.421610832214356" calcext:value-type="float">
            <text:p>0,421610832214356</text:p>
          </table:table-cell>
          <table:table-cell/>
          <table:table-cell table:style-name="ce10"/>
          <table:table-cell table:number-columns-repeated="998"/>
        </table:table-row>
        <table:table-row table:style-name="ro1">
          <table:table-cell table:style-name="ce28" office:value-type="string" calcext:value-type="string">
            <text:p>MDG-a_37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213" calcext:value-type="float">
            <text:p>114213</text:p>
          </table:table-cell>
          <table:table-cell table:style-name="ce2"/>
          <table:table-cell table:style-name="ce44" office:value-type="string" calcext:value-type="string">
            <text:p>MDG-a_37_n2000_m200</text:p>
          </table:table-cell>
          <table:table-cell table:style-name="ce46" office:value-type="float" office:value="112453" calcext:value-type="float">
            <text:p>112453</text:p>
          </table:table-cell>
          <table:table-cell table:style-name="ce82" table:formula="of:=100*([.D30]-[.G30])/[.D30]" office:value-type="float" office:value="1.54098044881056" calcext:value-type="float">
            <text:p>1,54</text:p>
          </table:table-cell>
          <table:table-cell table:style-name="ce46" office:value-type="float" office:value="0.0086827278137207" calcext:value-type="float">
            <text:p>0,008682727813721</text:p>
          </table:table-cell>
          <table:table-cell table:style-name="ce91"/>
          <table:table-cell table:style-name="ce44" office:value-type="string" calcext:value-type="string">
            <text:p>MDG-a_37_n2000_m200</text:p>
          </table:table-cell>
          <table:table-cell table:style-name="ce46" office:value-type="float" office:value="113024" calcext:value-type="float">
            <text:p>113024</text:p>
          </table:table-cell>
          <table:table-cell table:style-name="ce82" table:formula="of:=100*([.D30]-[.L30])/[.D30]" office:value-type="float" office:value="1.04103736002031" calcext:value-type="float">
            <text:p>1,04</text:p>
          </table:table-cell>
          <table:table-cell table:style-name="ce46" office:value-type="float" office:value="0.590981960296631" calcext:value-type="float">
            <text:p>0,590981960296631</text:p>
          </table:table-cell>
          <table:table-cell table:style-name="ce46"/>
          <table:table-cell table:style-name="ce44" office:value-type="string" calcext:value-type="string">
            <text:p>MDG-a_37_n2000_m200</text:p>
          </table:table-cell>
          <table:table-cell table:style-name="ce46" office:value-type="float" office:value="112904" calcext:value-type="float">
            <text:p>112904</text:p>
          </table:table-cell>
          <table:table-cell table:style-name="ce82" table:formula="of:=100*([.D30]-[.Q30])/[.D30]" office:value-type="float" office:value="1.14610420880285" calcext:value-type="float">
            <text:p>1,15</text:p>
          </table:table-cell>
          <table:table-cell table:style-name="ce46" office:value-type="float" office:value="0.547288656234741" calcext:value-type="float">
            <text:p>0,547288656234741</text:p>
          </table:table-cell>
          <table:table-cell table:style-name="ce62"/>
          <table:table-cell table:style-name="ce70" office:value-type="string" calcext:value-type="string">
            <text:p>MDG-a_37_n2000_m200</text:p>
          </table:table-cell>
          <table:table-cell table:style-name="ce85" office:value-type="float" office:value="111744" calcext:value-type="float">
            <text:p>111744</text:p>
          </table:table-cell>
          <table:table-cell table:style-name="ce82" table:formula="of:=100*([.$D30]-[.V30])/[.$D30]" office:value-type="float" office:value="2.16175041370072" calcext:value-type="float">
            <text:p>2,16</text:p>
          </table:table-cell>
          <table:table-cell table:style-name="ce85" office:value-type="float" office:value="0.466435432434082" calcext:value-type="float">
            <text:p>0,466435432434082</text:p>
          </table:table-cell>
          <table:table-cell table:style-name="ce36" table:number-columns-repeated="2"/>
          <table:table-cell table:style-name="ce42"/>
          <table:table-cell table:number-columns-repeated="997"/>
        </table:table-row>
        <table:table-row table:style-name="ro3">
          <table:table-cell table:style-name="ce28" office:value-type="string" calcext:value-type="string">
            <text:p>MDG-a_38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378" calcext:value-type="float">
            <text:p>114378</text:p>
          </table:table-cell>
          <table:table-cell table:style-name="ce7"/>
          <table:table-cell table:style-name="ce44" office:value-type="string" calcext:value-type="string">
            <text:p>MDG-a_38_n2000_m200</text:p>
          </table:table-cell>
          <table:table-cell table:style-name="ce46" office:value-type="float" office:value="112495" calcext:value-type="float">
            <text:p>112495</text:p>
          </table:table-cell>
          <table:table-cell table:style-name="ce82" table:formula="of:=100*([.D31]-[.G31])/[.D31]" office:value-type="float" office:value="1.64629561628985" calcext:value-type="float">
            <text:p>1,65</text:p>
          </table:table-cell>
          <table:table-cell table:style-name="ce46" office:value-type="float" office:value="0.00883364677429199" calcext:value-type="float">
            <text:p>0,008833646774292</text:p>
          </table:table-cell>
          <table:table-cell table:style-name="ce46"/>
          <table:table-cell table:style-name="ce44" office:value-type="string" calcext:value-type="string">
            <text:p>MDG-a_38_n2000_m200</text:p>
          </table:table-cell>
          <table:table-cell table:style-name="ce46" office:value-type="float" office:value="112372" calcext:value-type="float">
            <text:p>112372</text:p>
          </table:table-cell>
          <table:table-cell table:style-name="ce82" table:formula="of:=100*([.D31]-[.L31])/[.D31]" office:value-type="float" office:value="1.75383377922328" calcext:value-type="float">
            <text:p>1,75</text:p>
          </table:table-cell>
          <table:table-cell table:style-name="ce46" office:value-type="float" office:value="0.592635869979858" calcext:value-type="float">
            <text:p>0,592635869979858</text:p>
          </table:table-cell>
          <table:table-cell table:style-name="ce46"/>
          <table:table-cell table:style-name="ce44" office:value-type="string" calcext:value-type="string">
            <text:p>MDG-a_38_n2000_m200</text:p>
          </table:table-cell>
          <table:table-cell table:style-name="ce46" office:value-type="float" office:value="113307" calcext:value-type="float">
            <text:p>113307</text:p>
          </table:table-cell>
          <table:table-cell table:style-name="ce82" table:formula="of:=100*([.D31]-[.Q31])/[.D31]" office:value-type="float" office:value="0.936368882127682" calcext:value-type="float">
            <text:p>0,94</text:p>
          </table:table-cell>
          <table:table-cell table:style-name="ce46" office:value-type="float" office:value="0.556772470474243" calcext:value-type="float">
            <text:p>0,556772470474243</text:p>
          </table:table-cell>
          <table:table-cell table:style-name="ce62"/>
          <table:table-cell table:style-name="ce70" office:value-type="string" calcext:value-type="string">
            <text:p>MDG-a_38_n2000_m200</text:p>
          </table:table-cell>
          <table:table-cell table:style-name="ce85" office:value-type="float" office:value="112092" calcext:value-type="float">
            <text:p>112092</text:p>
          </table:table-cell>
          <table:table-cell table:style-name="ce82" table:formula="of:=100*([.$D31]-[.V31])/[.$D31]" office:value-type="float" office:value="1.99863610134816" calcext:value-type="float">
            <text:p>2,00</text:p>
          </table:table-cell>
          <table:table-cell table:style-name="ce85" office:value-type="float" office:value="0.419497728347778" calcext:value-type="float">
            <text:p>0,419497728347778</text:p>
          </table:table-cell>
          <table:table-cell/>
          <table:table-cell table:style-name="ce10"/>
          <table:table-cell table:number-columns-repeated="998"/>
        </table:table-row>
        <table:table-row table:style-name="ro3">
          <table:table-cell table:style-name="ce28" office:value-type="string" calcext:value-type="string">
            <text:p>MDG-a_39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201" calcext:value-type="float">
            <text:p>114201</text:p>
          </table:table-cell>
          <table:table-cell table:style-name="ce7"/>
          <table:table-cell table:style-name="ce44" office:value-type="string" calcext:value-type="string">
            <text:p>MDG-a_39_n2000_m200</text:p>
          </table:table-cell>
          <table:table-cell table:style-name="ce46" office:value-type="float" office:value="112283" calcext:value-type="float">
            <text:p>112283</text:p>
          </table:table-cell>
          <table:table-cell table:style-name="ce82" table:formula="of:=100*([.D32]-[.G32])/[.D32]" office:value-type="float" office:value="1.67949492561361" calcext:value-type="float">
            <text:p>1,68</text:p>
          </table:table-cell>
          <table:table-cell table:style-name="ce46" office:value-type="float" office:value="0.00871491432189941" calcext:value-type="float">
            <text:p>0,008714914321899</text:p>
          </table:table-cell>
          <table:table-cell table:style-name="ce46"/>
          <table:table-cell table:style-name="ce44" office:value-type="string" calcext:value-type="string">
            <text:p>MDG-a_39_n2000_m200</text:p>
          </table:table-cell>
          <table:table-cell table:style-name="ce46" office:value-type="float" office:value="112869" calcext:value-type="float">
            <text:p>112869</text:p>
          </table:table-cell>
          <table:table-cell table:style-name="ce82" table:formula="of:=100*([.D32]-[.L32])/[.D32]" office:value-type="float" office:value="1.16636456773583" calcext:value-type="float">
            <text:p>1,17</text:p>
          </table:table-cell>
          <table:table-cell table:style-name="ce46" office:value-type="float" office:value="0.595947742462158" calcext:value-type="float">
            <text:p>0,595947742462158</text:p>
          </table:table-cell>
          <table:table-cell table:style-name="ce46"/>
          <table:table-cell table:style-name="ce44" office:value-type="string" calcext:value-type="string">
            <text:p>MDG-a_39_n2000_m200</text:p>
          </table:table-cell>
          <table:table-cell table:style-name="ce46" office:value-type="float" office:value="113109" calcext:value-type="float">
            <text:p>113109</text:p>
          </table:table-cell>
          <table:table-cell table:style-name="ce82" table:formula="of:=100*([.D32]-[.Q32])/[.D32]" office:value-type="float" office:value="0.956208789765414" calcext:value-type="float">
            <text:p>0,96</text:p>
          </table:table-cell>
          <table:table-cell table:style-name="ce46" office:value-type="float" office:value="0.555719137191772" calcext:value-type="float">
            <text:p>0,555719137191772</text:p>
          </table:table-cell>
          <table:table-cell table:style-name="ce62"/>
          <table:table-cell table:style-name="ce70" office:value-type="string" calcext:value-type="string">
            <text:p>MDG-a_39_n2000_m200</text:p>
          </table:table-cell>
          <table:table-cell table:style-name="ce85" office:value-type="float" office:value="111631" calcext:value-type="float">
            <text:p>111631</text:p>
          </table:table-cell>
          <table:table-cell table:style-name="ce82" table:formula="of:=100*([.$D32]-[.V32])/[.$D32]" office:value-type="float" office:value="2.25041812243325" calcext:value-type="float">
            <text:p>2,25</text:p>
          </table:table-cell>
          <table:table-cell table:style-name="ce85" office:value-type="float" office:value="0.460290670394898" calcext:value-type="float">
            <text:p>0,460290670394898</text:p>
          </table:table-cell>
          <table:table-cell/>
          <table:table-cell table:style-name="ce10"/>
          <table:table-cell table:number-columns-repeated="998"/>
        </table:table-row>
        <table:table-row table:style-name="ro3">
          <table:table-cell table:style-name="ce28" office:value-type="string" calcext:value-type="string">
            <text:p>MDG-a_40_n2000_m200</text:p>
          </table:table-cell>
          <table:table-cell table:style-name="ce49" office:value-type="float" office:value="2000" calcext:value-type="float">
            <text:p>2000</text:p>
          </table:table-cell>
          <table:table-cell table:style-name="ce49" office:value-type="float" office:value="200" calcext:value-type="float">
            <text:p>200</text:p>
          </table:table-cell>
          <table:table-cell table:style-name="ce55" office:value-type="float" office:value="114191" calcext:value-type="float">
            <text:p>114191</text:p>
          </table:table-cell>
          <table:table-cell table:style-name="ce7"/>
          <table:table-cell table:style-name="ce44" office:value-type="string" calcext:value-type="string">
            <text:p>MDG-a_40_n2000_m200</text:p>
          </table:table-cell>
          <table:table-cell table:style-name="ce46" office:value-type="float" office:value="112709" calcext:value-type="float">
            <text:p>112709</text:p>
          </table:table-cell>
          <table:table-cell table:style-name="ce82" table:formula="of:=100*([.D33]-[.G33])/[.D33]" office:value-type="float" office:value="1.29782557294358" calcext:value-type="float">
            <text:p>1,30</text:p>
          </table:table-cell>
          <table:table-cell table:style-name="ce46" office:value-type="float" office:value="0.00885701179504395" calcext:value-type="float">
            <text:p>0,008857011795044</text:p>
          </table:table-cell>
          <table:table-cell table:style-name="ce46"/>
          <table:table-cell table:style-name="ce44" office:value-type="string" calcext:value-type="string">
            <text:p>MDG-a_40_n2000_m200</text:p>
          </table:table-cell>
          <table:table-cell table:style-name="ce46" office:value-type="float" office:value="113062" calcext:value-type="float">
            <text:p>113062</text:p>
          </table:table-cell>
          <table:table-cell table:style-name="ce82" table:formula="of:=100*([.D33]-[.L33])/[.D33]" office:value-type="float" office:value="0.988694380467813" calcext:value-type="float">
            <text:p>0,99</text:p>
          </table:table-cell>
          <table:table-cell table:style-name="ce46" office:value-type="float" office:value="0.602117538452148" calcext:value-type="float">
            <text:p>0,602117538452148</text:p>
          </table:table-cell>
          <table:table-cell table:style-name="ce46"/>
          <table:table-cell table:style-name="ce44" office:value-type="string" calcext:value-type="string">
            <text:p>MDG-a_40_n2000_m200</text:p>
          </table:table-cell>
          <table:table-cell table:style-name="ce46" office:value-type="float" office:value="113079" calcext:value-type="float">
            <text:p>113079</text:p>
          </table:table-cell>
          <table:table-cell table:style-name="ce82" table:formula="of:=100*([.D33]-[.Q33])/[.D33]" office:value-type="float" office:value="0.973807042586544" calcext:value-type="float">
            <text:p>0,97</text:p>
          </table:table-cell>
          <table:table-cell table:style-name="ce46" office:value-type="float" office:value="0.556771993637085" calcext:value-type="float">
            <text:p>0,556771993637085</text:p>
          </table:table-cell>
          <table:table-cell table:style-name="ce62"/>
          <table:table-cell table:style-name="ce70" office:value-type="string" calcext:value-type="string">
            <text:p>MDG-a_40_n2000_m200</text:p>
          </table:table-cell>
          <table:table-cell table:style-name="ce85" office:value-type="float" office:value="111811" calcext:value-type="float">
            <text:p>111811</text:p>
          </table:table-cell>
          <table:table-cell table:style-name="ce82" table:formula="of:=100*([.$D33]-[.V33])/[.$D33]" office:value-type="float" office:value="2.08422730337767" calcext:value-type="float">
            <text:p>2,08</text:p>
          </table:table-cell>
          <table:table-cell table:style-name="ce85" office:value-type="float" office:value="0.461909294128418" calcext:value-type="float">
            <text:p>0,461909294128418</text:p>
          </table:table-cell>
          <table:table-cell/>
          <table:table-cell table:style-name="ce10"/>
          <table:table-cell table:number-columns-repeated="998"/>
        </table:table-row>
        <table:table-row table:style-name="ro3">
          <table:table-cell table:style-name="ce29"/>
          <table:table-cell table:style-name="ce51" table:number-columns-repeated="3"/>
          <table:table-cell table:style-name="ce7"/>
          <table:table-cell table:style-name="ce68" table:number-columns-repeated="2"/>
          <table:table-cell table:style-name="ce68" table:formula="of:=AVERAGE([.H4:.H33])" office:value-type="float" office:value="1.36539937913786" calcext:value-type="float">
            <text:p>1,36539937913786</text:p>
          </table:table-cell>
          <table:table-cell table:style-name="ce68" table:formula="of:=AVERAGE([.I4:.I33])" office:value-type="float" office:value="0.00355804761250814" calcext:value-type="float">
            <text:p>0,003558047612508</text:p>
          </table:table-cell>
          <table:table-cell table:style-name="ce46"/>
          <table:table-cell table:style-name="ce45"/>
          <table:table-cell table:style-name="ce46"/>
          <table:table-cell table:style-name="ce68" table:formula="of:=AVERAGE([.M4:.M33])" office:value-type="float" office:value="0.947056128237023" calcext:value-type="float">
            <text:p>0,947056128237023</text:p>
          </table:table-cell>
          <table:table-cell table:style-name="ce68" table:formula="of:=AVERAGE([.N4:.N33])" office:value-type="float" office:value="0.278400309880575" calcext:value-type="float">
            <text:p>0,278400309880575</text:p>
          </table:table-cell>
          <table:table-cell table:style-name="ce46" table:number-columns-repeated="3"/>
          <table:table-cell table:style-name="ce68" table:formula="of:=AVERAGE([.R4:.R33])" office:value-type="float" office:value="0.990485984546483" calcext:value-type="float">
            <text:p>0,990485984546483</text:p>
          </table:table-cell>
          <table:table-cell table:style-name="ce68" table:formula="of:=AVERAGE([.S4:.S33])" office:value-type="float" office:value="0.258979471524556" calcext:value-type="float">
            <text:p>0,258979471524556</text:p>
          </table:table-cell>
          <table:table-cell table:style-name="ce62"/>
          <table:table-cell table:style-name="ce71" table:number-columns-repeated="2"/>
          <table:table-cell table:style-name="ce62" table:formula="of:=AVERAGE([.W4:.W33])" office:value-type="float" office:value="1.32172404861651" calcext:value-type="float">
            <text:p>1,32172404861651</text:p>
          </table:table-cell>
          <table:table-cell table:style-name="ce62" table:formula="of:=AVERAGE([.X4:.X33])" office:value-type="float" office:value="0.564070057868958" calcext:value-type="float">
            <text:p>0,564070057868958</text:p>
          </table:table-cell>
          <table:table-cell table:number-columns-repeated="1000"/>
        </table:table-row>
        <table:table-row table:style-name="ro3">
          <table:table-cell table:style-name="ce29"/>
          <table:table-cell table:style-name="ce51" table:number-columns-repeated="3"/>
          <table:table-cell table:style-name="ce7"/>
          <table:table-cell table:style-name="ce69"/>
          <table:table-cell table:style-name="ce78"/>
          <table:table-cell table:style-name="ce56"/>
          <table:table-cell table:style-name="ce84"/>
          <table:table-cell table:style-name="ce62"/>
          <table:table-cell table:style-name="ce71"/>
          <table:table-cell table:style-name="ce62" table:number-columns-repeated="2"/>
          <table:table-cell table:style-name="ce71"/>
          <table:table-cell table:style-name="ce62" table:number-columns-repeated="10"/>
          <table:table-cell table:number-columns-repeated="1000"/>
        </table:table-row>
        <table:table-row table:style-name="ro1">
          <table:table-cell table:style-name="ce30"/>
          <table:table-cell table:style-name="ce48" table:number-columns-repeated="2"/>
          <table:table-cell table:style-name="ce56"/>
          <table:table-cell table:style-name="ce2"/>
          <table:table-cell table:style-name="ce53" office:value-type="string" calcext:value-type="string" table:number-columns-spanned="4" table:number-rows-spanned="1">
            <text:p>Algoritmo Enfriamiento Simulado</text:p>
          </table:table-cell>
          <table:covered-table-cell table:number-columns-repeated="2" table:style-name="ce73"/>
          <table:covered-table-cell table:style-name="ce57"/>
          <table:table-cell table:style-name="ce91"/>
          <table:table-cell table:style-name="ce53" office:value-type="string" calcext:value-type="string" table:number-columns-spanned="4" table:number-rows-spanned="1">
            <text:p>Algoritmo Búsqueda Multiarranque Básica</text:p>
          </table:table-cell>
          <table:covered-table-cell table:number-columns-repeated="2" table:style-name="ce73"/>
          <table:covered-table-cell table:style-name="ce57"/>
          <table:table-cell table:style-name="ce62"/>
          <table:table-cell table:style-name="ce53" office:value-type="string" calcext:value-type="string" table:number-columns-spanned="4" table:number-rows-spanned="1">
            <text:p>Algoritmo ILS con BL</text:p>
          </table:table-cell>
          <table:covered-table-cell table:number-columns-repeated="2" table:style-name="ce73"/>
          <table:covered-table-cell table:style-name="ce57"/>
          <table:table-cell table:style-name="ce62"/>
          <table:table-cell table:style-name="ce53" office:value-type="string" calcext:value-type="string" table:number-columns-spanned="4" table:number-rows-spanned="1">
            <text:p>Algoritmo ILS con ES</text:p>
          </table:table-cell>
          <table:covered-table-cell table:number-columns-repeated="2" table:style-name="ce73"/>
          <table:covered-table-cell table:style-name="ce57"/>
          <table:table-cell table:number-columns-repeated="1000"/>
        </table:table-row>
        <table:table-row table:style-name="ro4">
          <table:table-cell table:style-name="ce43" office:value-type="string" calcext:value-type="string">
            <text:p>Algoritmo</text:p>
          </table:table-cell>
          <table:table-cell table:style-name="ce52" office:value-type="string" calcext:value-type="string">
            <text:p>Desv</text:p>
          </table:table-cell>
          <table:table-cell table:style-name="ce53" office:value-type="string" calcext:value-type="string">
            <text:p>Tiempo</text:p>
          </table:table-cell>
          <table:table-cell table:style-name="ce57"/>
          <table:table-cell table:style-name="ce7"/>
          <table:table-cell table:style-name="ce43" office:value-type="string" calcext:value-type="string">
            <text:p>Caso</text:p>
          </table:table-cell>
          <table:table-cell table:style-name="ce52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62"/>
          <table:table-cell table:style-name="ce43" office:value-type="string" calcext:value-type="string">
            <text:p>Caso</text:p>
          </table:table-cell>
          <table:table-cell table:style-name="ce52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62"/>
          <table:table-cell table:style-name="ce43" office:value-type="string" calcext:value-type="string">
            <text:p>Caso</text:p>
          </table:table-cell>
          <table:table-cell table:style-name="ce52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style-name="ce62"/>
          <table:table-cell table:style-name="ce43" office:value-type="string" calcext:value-type="string">
            <text:p>Caso</text:p>
          </table:table-cell>
          <table:table-cell table:style-name="ce52" office:value-type="string" calcext:value-type="string">
            <text:p>Coste obtenido</text:p>
          </table:table-cell>
          <table:table-cell table:style-name="ce53" office:value-type="string" calcext:value-type="string">
            <text:p>Desv</text:p>
          </table:table-cell>
          <table:table-cell table:style-name="ce57" office:value-type="string" calcext:value-type="string">
            <text:p>Tiempo</text:p>
          </table:table-cell>
          <table:table-cell table:number-columns-repeated="1000"/>
        </table:table-row>
        <table:table-row table:style-name="ro3">
          <table:table-cell table:style-name="ce44" office:value-type="string" calcext:value-type="string">
            <text:p>Greedy</text:p>
          </table:table-cell>
          <table:table-cell table:style-name="ce44" table:formula="of:=[.H34]" office:value-type="float" office:value="1.36539937913786" calcext:value-type="float">
            <text:p>1,36539937913786</text:p>
          </table:table-cell>
          <table:table-cell table:style-name="ce44" table:formula="of:=[.I34]" office:value-type="float" office:value="0.00355804761250814" calcext:value-type="float">
            <text:p>0,003558047612508</text:p>
          </table:table-cell>
          <table:table-cell table:style-name="ce58"/>
          <table:table-cell table:style-name="ce7"/>
          <table:table-cell table:style-name="ce70" office:value-type="string" calcext:value-type="string">
            <text:p>GKD-c_11_n500_m50</text:p>
          </table:table-cell>
          <table:table-cell table:style-name="ce80" office:value-type="float" office:value="19542.39015" calcext:value-type="float">
            <text:p>19542,39015</text:p>
          </table:table-cell>
          <table:table-cell table:style-name="ce82" table:formula="of:=100*([.$D4]-[.G38])/[.$D4]" office:value-type="float" office:value="0.228408973084153" calcext:value-type="float">
            <text:p>0,23</text:p>
          </table:table-cell>
          <table:table-cell table:style-name="ce85" office:value-type="float" office:value="0.244142055511475" calcext:value-type="float">
            <text:p>0,244142055511475</text:p>
          </table:table-cell>
          <table:table-cell table:style-name="ce62"/>
          <table:table-cell table:style-name="ce70" office:value-type="string" calcext:value-type="string">
            <text:p>GKD-c_11_n500_m50</text:p>
          </table:table-cell>
          <table:table-cell table:style-name="ce46" office:value-type="float" office:value="19587.12018" calcext:value-type="float">
            <text:p>19587,12018</text:p>
          </table:table-cell>
          <table:table-cell table:style-name="ce82" table:formula="of:=100*([.$D4]-[.L38])/[.$D4]" office:value-type="float" office:value="0.0000445700849667833" calcext:value-type="float">
            <text:p>0,00</text:p>
          </table:table-cell>
          <table:table-cell table:style-name="ce46" office:value-type="float" office:value="0.501583099365234" calcext:value-type="float">
            <text:p>0,501583099365234</text:p>
          </table:table-cell>
          <table:table-cell table:style-name="ce62"/>
          <table:table-cell table:style-name="ce70" office:value-type="string" calcext:value-type="string">
            <text:p>GKD-c_11_n500_m50</text:p>
          </table:table-cell>
          <table:table-cell table:style-name="ce46" office:value-type="float" office:value="19587.12018" calcext:value-type="float">
            <text:p>19587,12018</text:p>
          </table:table-cell>
          <table:table-cell table:style-name="ce82" table:formula="of:=100*([.$D4]-[.Q38])/[.$D4]" office:value-type="float" office:value="0.00004457008494821" calcext:value-type="float">
            <text:p>0,00</text:p>
          </table:table-cell>
          <table:table-cell table:style-name="ce46" office:value-type="float" office:value="0.451682090759277" calcext:value-type="float">
            <text:p>0,451682090759277</text:p>
          </table:table-cell>
          <table:table-cell table:style-name="ce62"/>
          <table:table-cell table:style-name="ce70" office:value-type="string" calcext:value-type="string">
            <text:p>GKD-c_11_n500_m50</text:p>
          </table:table-cell>
          <table:table-cell table:style-name="ce62" office:value-type="float" office:value="19585.88725" calcext:value-type="float">
            <text:p>19585,88725</text:p>
          </table:table-cell>
          <table:table-cell table:style-name="ce82" table:formula="of:=100*([.$D4]-[.V38])/[.$D4]" office:value-type="float" office:value="0.00633916285385638" calcext:value-type="float">
            <text:p>0,01</text:p>
          </table:table-cell>
          <table:table-cell table:style-name="ce62" office:value-type="float" office:value="1.07467293739319" calcext:value-type="float">
            <text:p>1,07467293739319</text:p>
          </table:table-cell>
          <table:table-cell table:number-columns-repeated="1000"/>
        </table:table-row>
        <table:table-row table:style-name="ro3">
          <table:table-cell table:style-name="ce44" office:value-type="string" calcext:value-type="string">
            <text:p>BL</text:p>
          </table:table-cell>
          <table:table-cell table:style-name="ce44" table:formula="of:=[.M34]" office:value-type="float" office:value="0.947056128237023" calcext:value-type="float">
            <text:p>0,947056128237023</text:p>
          </table:table-cell>
          <table:table-cell table:style-name="ce44" table:formula="of:=[.N34]" office:value-type="float" office:value="0.278400309880575" calcext:value-type="float">
            <text:p>0,278400309880575</text:p>
          </table:table-cell>
          <table:table-cell table:style-name="ce51"/>
          <table:table-cell table:style-name="ce7"/>
          <table:table-cell table:style-name="ce70" office:value-type="string" calcext:value-type="string">
            <text:p>GKD-c_12_n500_m50</text:p>
          </table:table-cell>
          <table:table-cell table:style-name="ce80" office:value-type="float" office:value="19306.61655" calcext:value-type="float">
            <text:p>19306,61655</text:p>
          </table:table-cell>
          <table:table-cell table:style-name="ce82" table:formula="of:=100*([.$D5]-[.G39])/[.$D5]" office:value-type="float" office:value="0.276958292688385" calcext:value-type="float">
            <text:p>0,28</text:p>
          </table:table-cell>
          <table:table-cell table:style-name="ce85" office:value-type="float" office:value="0.272534370422363" calcext:value-type="float">
            <text:p>0,272534370422363</text:p>
          </table:table-cell>
          <table:table-cell table:style-name="ce62"/>
          <table:table-cell table:style-name="ce70" office:value-type="string" calcext:value-type="string">
            <text:p>GKD-c_12_n500_m50</text:p>
          </table:table-cell>
          <table:table-cell table:style-name="ce46" office:value-type="float" office:value="19360.22393" calcext:value-type="float">
            <text:p>19360,22393</text:p>
          </table:table-cell>
          <table:table-cell table:style-name="ce82" table:formula="of:=100*([.$D5]-[.L39])/[.$D5]" office:value-type="float" office:value="0.0000640488049229089" calcext:value-type="float">
            <text:p>0,00</text:p>
          </table:table-cell>
          <table:table-cell table:style-name="ce46" office:value-type="float" office:value="0.47419548034668" calcext:value-type="float">
            <text:p>0,47419548034668</text:p>
          </table:table-cell>
          <table:table-cell table:style-name="ce62"/>
          <table:table-cell table:style-name="ce70" office:value-type="string" calcext:value-type="string">
            <text:p>GKD-c_12_n500_m50</text:p>
          </table:table-cell>
          <table:table-cell table:style-name="ce46" office:value-type="float" office:value="19360.22393" calcext:value-type="float">
            <text:p>19360,22393</text:p>
          </table:table-cell>
          <table:table-cell table:style-name="ce82" table:formula="of:=100*([.$D5]-[.Q39])/[.$D5]" office:value-type="float" office:value="0.0000640488049229089" calcext:value-type="float">
            <text:p>0,00</text:p>
          </table:table-cell>
          <table:table-cell table:style-name="ce46" office:value-type="float" office:value="0.455205202102661" calcext:value-type="float">
            <text:p>0,455205202102661</text:p>
          </table:table-cell>
          <table:table-cell table:style-name="ce62"/>
          <table:table-cell table:style-name="ce70" office:value-type="string" calcext:value-type="string">
            <text:p>GKD-c_12_n500_m50</text:p>
          </table:table-cell>
          <table:table-cell table:style-name="ce62" office:value-type="float" office:value="19360.22393" calcext:value-type="float">
            <text:p>19360,22393</text:p>
          </table:table-cell>
          <table:table-cell table:style-name="ce82" table:formula="of:=100*([.$D5]-[.V39])/[.$D5]" office:value-type="float" office:value="0.0000640488049229089" calcext:value-type="float">
            <text:p>0,00</text:p>
          </table:table-cell>
          <table:table-cell table:style-name="ce62" office:value-type="float" office:value="1.07857179641724" calcext:value-type="float">
            <text:p>1,07857179641724</text:p>
          </table:table-cell>
          <table:table-cell table:number-columns-repeated="1000"/>
        </table:table-row>
        <table:table-row table:style-name="ro3">
          <table:table-cell table:style-name="ce44" office:value-type="string" calcext:value-type="string">
            <text:p>Greedy + BL</text:p>
          </table:table-cell>
          <table:table-cell table:style-name="ce44" table:formula="of:=[.R34]" office:value-type="float" office:value="0.990485984546483" calcext:value-type="float">
            <text:p>0,990485984546483</text:p>
          </table:table-cell>
          <table:table-cell table:style-name="ce44" table:formula="of:=[.S34]" office:value-type="float" office:value="0.258979471524556" calcext:value-type="float">
            <text:p>0,258979471524556</text:p>
          </table:table-cell>
          <table:table-cell table:style-name="ce51"/>
          <table:table-cell table:style-name="ce7"/>
          <table:table-cell table:style-name="ce70" office:value-type="string" calcext:value-type="string">
            <text:p>GKD-c_13_n500_m50</text:p>
          </table:table-cell>
          <table:table-cell table:style-name="ce80" office:value-type="float" office:value="19330.04975" calcext:value-type="float">
            <text:p>19330,04975</text:p>
          </table:table-cell>
          <table:table-cell table:style-name="ce82" table:formula="of:=100*([.$D6]-[.G40])/[.$D6]" office:value-type="float" office:value="0.189239630272921" calcext:value-type="float">
            <text:p>0,19</text:p>
          </table:table-cell>
          <table:table-cell table:style-name="ce85" office:value-type="float" office:value="0.261515140533447" calcext:value-type="float">
            <text:p>0,261515140533447</text:p>
          </table:table-cell>
          <table:table-cell table:style-name="ce62"/>
          <table:table-cell table:style-name="ce70" office:value-type="string" calcext:value-type="string">
            <text:p>GKD-c_13_n500_m50</text:p>
          </table:table-cell>
          <table:table-cell table:style-name="ce46" office:value-type="float" office:value="19366.69852" calcext:value-type="float">
            <text:p>19366,69852</text:p>
          </table:table-cell>
          <table:table-cell table:style-name="ce82" table:formula="of:=100*([.$D6]-[.L40])/[.$D6]" office:value-type="float" office:value="0.00000361445173964151" calcext:value-type="float">
            <text:p>0,00</text:p>
          </table:table-cell>
          <table:table-cell table:style-name="ce46" office:value-type="float" office:value="0.470014572143555" calcext:value-type="float">
            <text:p>0,470014572143555</text:p>
          </table:table-cell>
          <table:table-cell table:style-name="ce62"/>
          <table:table-cell table:style-name="ce70" office:value-type="string" calcext:value-type="string">
            <text:p>GKD-c_13_n500_m50</text:p>
          </table:table-cell>
          <table:table-cell table:style-name="ce46" office:value-type="float" office:value="19366.69852" calcext:value-type="float">
            <text:p>19366,69852</text:p>
          </table:table-cell>
          <table:table-cell table:style-name="ce82" table:formula="of:=100*([.$D6]-[.Q40])/[.$D6]" office:value-type="float" office:value="0.00000361445173964151" calcext:value-type="float">
            <text:p>0,00</text:p>
          </table:table-cell>
          <table:table-cell table:style-name="ce46" office:value-type="float" office:value="0.447740316390991" calcext:value-type="float">
            <text:p>0,447740316390991</text:p>
          </table:table-cell>
          <table:table-cell table:style-name="ce62"/>
          <table:table-cell table:style-name="ce70" office:value-type="string" calcext:value-type="string">
            <text:p>GKD-c_13_n500_m50</text:p>
          </table:table-cell>
          <table:table-cell table:style-name="ce62" office:value-type="float" office:value="19364.00537" calcext:value-type="float">
            <text:p>19364,00537</text:p>
          </table:table-cell>
          <table:table-cell table:style-name="ce82" table:formula="of:=100*([.$D6]-[.V40])/[.$D6]" office:value-type="float" office:value="0.0139097012319687" calcext:value-type="float">
            <text:p>0,01</text:p>
          </table:table-cell>
          <table:table-cell table:style-name="ce62" office:value-type="float" office:value="1.064368724823" calcext:value-type="float">
            <text:p>1,064368724823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GG_UO</text:p>
          </table:table-cell>
          <table:table-cell table:style-name="ce45" office:value-type="float" office:value="1.11899327632533" calcext:value-type="float">
            <text:p>1,11899327632533</text:p>
          </table:table-cell>
          <table:table-cell table:style-name="ce46" office:value-type="float" office:value="30.2204179843267" calcext:value-type="float">
            <text:p>30,2204179843267</text:p>
          </table:table-cell>
          <table:table-cell table:style-name="ce51"/>
          <table:table-cell table:style-name="ce7"/>
          <table:table-cell table:style-name="ce70" office:value-type="string" calcext:value-type="string">
            <text:p>GKD-c_14_n500_m50</text:p>
          </table:table-cell>
          <table:table-cell table:style-name="ce80" office:value-type="float" office:value="19410.7504" calcext:value-type="float">
            <text:p>19410,7504</text:p>
          </table:table-cell>
          <table:table-cell table:style-name="ce82" table:formula="of:=100*([.$D7]-[.G41])/[.$D7]" office:value-type="float" office:value="0.245732439854487" calcext:value-type="float">
            <text:p>0,25</text:p>
          </table:table-cell>
          <table:table-cell table:style-name="ce85" office:value-type="float" office:value="0.259761095046997" calcext:value-type="float">
            <text:p>0,259761095046997</text:p>
          </table:table-cell>
          <table:table-cell table:style-name="ce62"/>
          <table:table-cell table:style-name="ce70" office:value-type="string" calcext:value-type="string">
            <text:p>GKD-c_14_n500_m50</text:p>
          </table:table-cell>
          <table:table-cell table:style-name="ce46" office:value-type="float" office:value="19458.56466" calcext:value-type="float">
            <text:p>19458,56466</text:p>
          </table:table-cell>
          <table:table-cell table:style-name="ce82" table:formula="of:=100*([.$D7]-[.L41])/[.$D7]" office:value-type="float" office:value="0.0000089934682696342" calcext:value-type="float">
            <text:p>0,00</text:p>
          </table:table-cell>
          <table:table-cell table:style-name="ce46" office:value-type="float" office:value="0.471147298812866" calcext:value-type="float">
            <text:p>0,471147298812866</text:p>
          </table:table-cell>
          <table:table-cell table:style-name="ce62"/>
          <table:table-cell table:style-name="ce70" office:value-type="string" calcext:value-type="string">
            <text:p>GKD-c_14_n500_m50</text:p>
          </table:table-cell>
          <table:table-cell table:style-name="ce46" office:value-type="float" office:value="19458.56466" calcext:value-type="float">
            <text:p>19458,56466</text:p>
          </table:table-cell>
          <table:table-cell table:style-name="ce82" table:formula="of:=100*([.$D7]-[.Q41])/[.$D7]" office:value-type="float" office:value="0.0000089934682696342" calcext:value-type="float">
            <text:p>0,00</text:p>
          </table:table-cell>
          <table:table-cell table:style-name="ce46" office:value-type="float" office:value="0.451684474945068" calcext:value-type="float">
            <text:p>0,451684474945068</text:p>
          </table:table-cell>
          <table:table-cell table:style-name="ce62"/>
          <table:table-cell table:style-name="ce70" office:value-type="string" calcext:value-type="string">
            <text:p>GKD-c_14_n500_m50</text:p>
          </table:table-cell>
          <table:table-cell table:style-name="ce62" office:value-type="float" office:value="19454.70616" calcext:value-type="float">
            <text:p>19454,70616</text:p>
          </table:table-cell>
          <table:table-cell table:style-name="ce82" table:formula="of:=100*([.$D7]-[.V41])/[.$D7]" office:value-type="float" office:value="0.0198383062691303" calcext:value-type="float">
            <text:p>0,02</text:p>
          </table:table-cell>
          <table:table-cell table:style-name="ce62" office:value-type="float" office:value="1.06236481666565" calcext:value-type="float">
            <text:p>1,06236481666565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GG_UE</text:p>
          </table:table-cell>
          <table:table-cell table:style-name="ce45" office:value-type="float" office:value="0.809609144473268" calcext:value-type="float">
            <text:p>0,809609144473268</text:p>
          </table:table-cell>
          <table:table-cell table:style-name="ce46" office:value-type="float" office:value="38.3409649689992" calcext:value-type="float">
            <text:p>38,3409649689992</text:p>
          </table:table-cell>
          <table:table-cell table:style-name="ce56"/>
          <table:table-cell table:style-name="ce2"/>
          <table:table-cell table:style-name="ce70" office:value-type="string" calcext:value-type="string">
            <text:p>GKD-c_15_n500_m50</text:p>
          </table:table-cell>
          <table:table-cell table:style-name="ce80" office:value-type="float" office:value="19403.39474" calcext:value-type="float">
            <text:p>19403,39474</text:p>
          </table:table-cell>
          <table:table-cell table:style-name="ce82" table:formula="of:=100*([.$D8]-[.G42])/[.$D8]" office:value-type="float" office:value="0.0965683491445538" calcext:value-type="float">
            <text:p>0,10</text:p>
          </table:table-cell>
          <table:table-cell table:style-name="ce85" office:value-type="float" office:value="0.236030578613281" calcext:value-type="float">
            <text:p>0,236030578613281</text:p>
          </table:table-cell>
          <table:table-cell table:style-name="ce91"/>
          <table:table-cell table:style-name="ce70" office:value-type="string" calcext:value-type="string">
            <text:p>GKD-c_15_n500_m50</text:p>
          </table:table-cell>
          <table:table-cell table:style-name="ce46" office:value-type="float" office:value="19422.1464" calcext:value-type="float">
            <text:p>19422,1464</text:p>
          </table:table-cell>
          <table:table-cell table:style-name="ce82" table:formula="of:=100*([.$D8]-[.L42])/[.$D8]" office:value-type="float" office:value="0.0000205435542083225" calcext:value-type="float">
            <text:p>0,00</text:p>
          </table:table-cell>
          <table:table-cell table:style-name="ce46" office:value-type="float" office:value="0.490238904953003" calcext:value-type="float">
            <text:p>0,490238904953003</text:p>
          </table:table-cell>
          <table:table-cell table:style-name="ce62"/>
          <table:table-cell table:style-name="ce70" office:value-type="string" calcext:value-type="string">
            <text:p>GKD-c_15_n500_m50</text:p>
          </table:table-cell>
          <table:table-cell table:style-name="ce46" office:value-type="float" office:value="19422.1464" calcext:value-type="float">
            <text:p>19422,1464</text:p>
          </table:table-cell>
          <table:table-cell table:style-name="ce82" table:formula="of:=100*([.$D8]-[.Q42])/[.$D8]" office:value-type="float" office:value="0.0000205435542083225" calcext:value-type="float">
            <text:p>0,00</text:p>
          </table:table-cell>
          <table:table-cell table:style-name="ce46" office:value-type="float" office:value="0.463111162185669" calcext:value-type="float">
            <text:p>0,463111162185669</text:p>
          </table:table-cell>
          <table:table-cell table:style-name="ce62"/>
          <table:table-cell table:style-name="ce70" office:value-type="string" calcext:value-type="string">
            <text:p>GKD-c_15_n500_m50</text:p>
          </table:table-cell>
          <table:table-cell table:style-name="ce62" office:value-type="float" office:value="19418.31928" calcext:value-type="float">
            <text:p>19418,31928</text:p>
          </table:table-cell>
          <table:table-cell table:style-name="ce82" table:formula="of:=100*([.$D8]-[.V42])/[.$D8]" office:value-type="float" office:value="0.0197254676905812" calcext:value-type="float">
            <text:p>0,02</text:p>
          </table:table-cell>
          <table:table-cell table:style-name="ce62" office:value-type="float" office:value="1.0732216835022" calcext:value-type="float">
            <text:p>1,0732216835022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GG_P</text:p>
          </table:table-cell>
          <table:table-cell table:style-name="ce45" office:value-type="float" office:value="2.74646549775048" calcext:value-type="float">
            <text:p>2,74646549775048</text:p>
          </table:table-cell>
          <table:table-cell table:style-name="ce46" office:value-type="float" office:value="13.3014564752579" calcext:value-type="float">
            <text:p>13,3014564752579</text:p>
          </table:table-cell>
          <table:table-cell table:style-name="ce51"/>
          <table:table-cell table:style-name="ce7"/>
          <table:table-cell table:style-name="ce70" office:value-type="string" calcext:value-type="string">
            <text:p>GKD-c_16_n500_m50</text:p>
          </table:table-cell>
          <table:table-cell table:style-name="ce80" office:value-type="float" office:value="19628.63721" calcext:value-type="float">
            <text:p>19628,63721</text:p>
          </table:table-cell>
          <table:table-cell table:style-name="ce82" table:formula="of:=100*([.$D9]-[.G43])/[.$D9]" office:value-type="float" office:value="0.26204889415762" calcext:value-type="float">
            <text:p>0,26</text:p>
          </table:table-cell>
          <table:table-cell table:style-name="ce85" office:value-type="float" office:value="0.236947298049927" calcext:value-type="float">
            <text:p>0,236947298049927</text:p>
          </table:table-cell>
          <table:table-cell table:style-name="ce62"/>
          <table:table-cell table:style-name="ce70" office:value-type="string" calcext:value-type="string">
            <text:p>GKD-c_16_n500_m50</text:p>
          </table:table-cell>
          <table:table-cell table:style-name="ce46" office:value-type="float" office:value="19680.20477" calcext:value-type="float">
            <text:p>19680,20477</text:p>
          </table:table-cell>
          <table:table-cell table:style-name="ce82" table:formula="of:=100*([.$D9]-[.L43])/[.$D9]" office:value-type="float" office:value="0.0000213920492398646" calcext:value-type="float">
            <text:p>0,00</text:p>
          </table:table-cell>
          <table:table-cell table:style-name="ce46" office:value-type="float" office:value="0.468580484390259" calcext:value-type="float">
            <text:p>0,468580484390259</text:p>
          </table:table-cell>
          <table:table-cell table:style-name="ce62"/>
          <table:table-cell table:style-name="ce70" office:value-type="string" calcext:value-type="string">
            <text:p>GKD-c_16_n500_m50</text:p>
          </table:table-cell>
          <table:table-cell table:style-name="ce46" office:value-type="float" office:value="19680.20477" calcext:value-type="float">
            <text:p>19680,20477</text:p>
          </table:table-cell>
          <table:table-cell table:style-name="ce82" table:formula="of:=100*([.$D9]-[.Q43])/[.$D9]" office:value-type="float" office:value="0.0000213920492583501" calcext:value-type="float">
            <text:p>0,00</text:p>
          </table:table-cell>
          <table:table-cell table:style-name="ce46" office:value-type="float" office:value="0.454330444335938" calcext:value-type="float">
            <text:p>0,454330444335938</text:p>
          </table:table-cell>
          <table:table-cell table:style-name="ce62"/>
          <table:table-cell table:style-name="ce70" office:value-type="string" calcext:value-type="string">
            <text:p>GKD-c_16_n500_m50</text:p>
          </table:table-cell>
          <table:table-cell table:style-name="ce62" office:value-type="float" office:value="19676.59608" calcext:value-type="float">
            <text:p>19676,59608</text:p>
          </table:table-cell>
          <table:table-cell table:style-name="ce82" table:formula="of:=100*([.$D9]-[.V43])/[.$D9]" office:value-type="float" office:value="0.0183580367650976" calcext:value-type="float">
            <text:p>0,02</text:p>
          </table:table-cell>
          <table:table-cell table:style-name="ce62" office:value-type="float" office:value="1.06546926498413" calcext:value-type="float">
            <text:p>1,06546926498413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GE_UO</text:p>
          </table:table-cell>
          <table:table-cell table:style-name="ce45" office:value-type="float" office:value="1.10215702544658" calcext:value-type="float">
            <text:p>1,10215702544658</text:p>
          </table:table-cell>
          <table:table-cell table:style-name="ce46" office:value-type="float" office:value="21.0332066615423" calcext:value-type="float">
            <text:p>21,0332066615423</text:p>
          </table:table-cell>
          <table:table-cell table:style-name="ce49"/>
          <table:table-cell table:style-name="ce2"/>
          <table:table-cell table:style-name="ce70" office:value-type="string" calcext:value-type="string">
            <text:p>GKD-c_17_n500_m50</text:p>
          </table:table-cell>
          <table:table-cell table:style-name="ce80" office:value-type="float" office:value="19280.26971" calcext:value-type="float">
            <text:p>19280,26971</text:p>
          </table:table-cell>
          <table:table-cell table:style-name="ce82" table:formula="of:=100*([.$D10]-[.G44])/[.$D10]" office:value-type="float" office:value="0.264435012262383" calcext:value-type="float">
            <text:p>0,26</text:p>
          </table:table-cell>
          <table:table-cell table:style-name="ce85" office:value-type="float" office:value="0.236671209335327" calcext:value-type="float">
            <text:p>0,236671209335327</text:p>
          </table:table-cell>
          <table:table-cell table:style-name="ce24"/>
          <table:table-cell table:style-name="ce70" office:value-type="string" calcext:value-type="string">
            <text:p>GKD-c_17_n500_m50</text:p>
          </table:table-cell>
          <table:table-cell table:style-name="ce46" office:value-type="float" office:value="19331.38841" calcext:value-type="float">
            <text:p>19331,38841</text:p>
          </table:table-cell>
          <table:table-cell table:style-name="ce82" table:formula="of:=100*([.$D10]-[.L44])/[.$D10]" office:value-type="float" office:value="0.00000134496287435002" calcext:value-type="float">
            <text:p>0,00</text:p>
          </table:table-cell>
          <table:table-cell table:style-name="ce46" office:value-type="float" office:value="0.475570201873779" calcext:value-type="float">
            <text:p>0,475570201873779</text:p>
          </table:table-cell>
          <table:table-cell table:style-name="ce62"/>
          <table:table-cell table:style-name="ce70" office:value-type="string" calcext:value-type="string">
            <text:p>GKD-c_17_n500_m50</text:p>
          </table:table-cell>
          <table:table-cell table:style-name="ce46" office:value-type="float" office:value="19331.38841" calcext:value-type="float">
            <text:p>19331,38841</text:p>
          </table:table-cell>
          <table:table-cell table:style-name="ce82" table:formula="of:=100*([.$D10]-[.Q44])/[.$D10]" office:value-type="float" office:value="0.00000134496285553099" calcext:value-type="float">
            <text:p>0,00</text:p>
          </table:table-cell>
          <table:table-cell table:style-name="ce46" office:value-type="float" office:value="0.456533670425415" calcext:value-type="float">
            <text:p>0,456533670425415</text:p>
          </table:table-cell>
          <table:table-cell table:style-name="ce62"/>
          <table:table-cell table:style-name="ce70" office:value-type="string" calcext:value-type="string">
            <text:p>GKD-c_17_n500_m50</text:p>
          </table:table-cell>
          <table:table-cell table:style-name="ce62" office:value-type="float" office:value="19327.7844" calcext:value-type="float">
            <text:p>19327,7844</text:p>
          </table:table-cell>
          <table:table-cell table:style-name="ce82" table:formula="of:=100*([.$D10]-[.V44])/[.$D10]" office:value-type="float" office:value="0.0186446512536207" calcext:value-type="float">
            <text:p>0,02</text:p>
          </table:table-cell>
          <table:table-cell table:style-name="ce62" office:value-type="float" office:value="1.0724618434906" calcext:value-type="float">
            <text:p>1,0724618434906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GE_UE</text:p>
          </table:table-cell>
          <table:table-cell table:style-name="ce45" office:value-type="float" office:value="1.01779761465285" calcext:value-type="float">
            <text:p>1,01779761465285</text:p>
          </table:table-cell>
          <table:table-cell table:style-name="ce46" office:value-type="float" office:value="25.9948070764542" calcext:value-type="float">
            <text:p>25,9948070764542</text:p>
          </table:table-cell>
          <table:table-cell table:style-name="ce59"/>
          <table:table-cell table:style-name="ce7"/>
          <table:table-cell table:style-name="ce70" office:value-type="string" calcext:value-type="string">
            <text:p>GKD-c_18_n500_m50</text:p>
          </table:table-cell>
          <table:table-cell table:style-name="ce80" office:value-type="float" office:value="19414.65318" calcext:value-type="float">
            <text:p>19414,65318</text:p>
          </table:table-cell>
          <table:table-cell table:style-name="ce82" table:formula="of:=100*([.$D11]-[.G45])/[.$D11]" office:value-type="float" office:value="0.240174720922241" calcext:value-type="float">
            <text:p>0,24</text:p>
          </table:table-cell>
          <table:table-cell table:style-name="ce85" office:value-type="float" office:value="0.23885440826416" calcext:value-type="float">
            <text:p>0,23885440826416</text:p>
          </table:table-cell>
          <table:table-cell table:style-name="ce62"/>
          <table:table-cell table:style-name="ce70" office:value-type="string" calcext:value-type="string">
            <text:p>GKD-c_18_n500_m50</text:p>
          </table:table-cell>
          <table:table-cell table:style-name="ce46" office:value-type="float" office:value="19461.3946" calcext:value-type="float">
            <text:p>19461,3946</text:p>
          </table:table-cell>
          <table:table-cell table:style-name="ce82" table:formula="of:=100*([.$D11]-[.L45])/[.$D11]" office:value-type="float" office:value="-0.000000359686445510086" calcext:value-type="float">
            <text:p>0,00</text:p>
          </table:table-cell>
          <table:table-cell table:style-name="ce46" office:value-type="float" office:value="0.480196714401245" calcext:value-type="float">
            <text:p>0,480196714401245</text:p>
          </table:table-cell>
          <table:table-cell table:style-name="ce62"/>
          <table:table-cell table:style-name="ce70" office:value-type="string" calcext:value-type="string">
            <text:p>GKD-c_18_n500_m50</text:p>
          </table:table-cell>
          <table:table-cell table:style-name="ce46" office:value-type="float" office:value="19461.3946" calcext:value-type="float">
            <text:p>19461,3946</text:p>
          </table:table-cell>
          <table:table-cell table:style-name="ce82" table:formula="of:=100*([.$D11]-[.Q45])/[.$D11]" office:value-type="float" office:value="-0.000000359686445510086" calcext:value-type="float">
            <text:p>0,00</text:p>
          </table:table-cell>
          <table:table-cell table:style-name="ce46" office:value-type="float" office:value="0.45195484161377" calcext:value-type="float">
            <text:p>0,45195484161377</text:p>
          </table:table-cell>
          <table:table-cell table:style-name="ce62"/>
          <table:table-cell table:style-name="ce70" office:value-type="string" calcext:value-type="string">
            <text:p>GKD-c_18_n500_m50</text:p>
          </table:table-cell>
          <table:table-cell table:style-name="ce62" office:value-type="float" office:value="19459.51361" calcext:value-type="float">
            <text:p>19459,51361</text:p>
          </table:table-cell>
          <table:table-cell table:style-name="ce82" table:formula="of:=100*([.$D11]-[.V45])/[.$D11]" office:value-type="float" office:value="0.00966487780256519" calcext:value-type="float">
            <text:p>0,01</text:p>
          </table:table-cell>
          <table:table-cell table:style-name="ce62" office:value-type="float" office:value="1.13245487213135" calcext:value-type="float">
            <text:p>1,13245487213135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GE_P</text:p>
          </table:table-cell>
          <table:table-cell table:style-name="ce45" office:value-type="float" office:value="1.46028864887483" calcext:value-type="float">
            <text:p>1,46028864887483</text:p>
          </table:table-cell>
          <table:table-cell table:style-name="ce46" office:value-type="float" office:value="20.4047821521759" calcext:value-type="float">
            <text:p>20,4047821521759</text:p>
          </table:table-cell>
          <table:table-cell table:style-name="ce59"/>
          <table:table-cell table:style-name="ce7"/>
          <table:table-cell table:style-name="ce70" office:value-type="string" calcext:value-type="string">
            <text:p>GKD-c_19_n500_m50</text:p>
          </table:table-cell>
          <table:table-cell table:style-name="ce80" office:value-type="float" office:value="19451.76318" calcext:value-type="float">
            <text:p>19451,76318</text:p>
          </table:table-cell>
          <table:table-cell table:style-name="ce82" table:formula="of:=100*([.$D12]-[.G46])/[.$D12]" office:value-type="float" office:value="0.131254912528927" calcext:value-type="float">
            <text:p>0,13</text:p>
          </table:table-cell>
          <table:table-cell table:style-name="ce85" office:value-type="float" office:value="0.238893985748291" calcext:value-type="float">
            <text:p>0,238893985748291</text:p>
          </table:table-cell>
          <table:table-cell table:style-name="ce62"/>
          <table:table-cell table:style-name="ce70" office:value-type="string" calcext:value-type="string">
            <text:p>GKD-c_19_n500_m50</text:p>
          </table:table-cell>
          <table:table-cell table:style-name="ce46" office:value-type="float" office:value="19477.32577" calcext:value-type="float">
            <text:p>19477,32577</text:p>
          </table:table-cell>
          <table:table-cell table:style-name="ce82" table:formula="of:=100*([.$D12]-[.L46])/[.$D12]" office:value-type="float" office:value="0.000012116651641526" calcext:value-type="float">
            <text:p>0,00</text:p>
          </table:table-cell>
          <table:table-cell table:style-name="ce46" office:value-type="float" office:value="0.475788116455078" calcext:value-type="float">
            <text:p>0,475788116455078</text:p>
          </table:table-cell>
          <table:table-cell table:style-name="ce62"/>
          <table:table-cell table:style-name="ce70" office:value-type="string" calcext:value-type="string">
            <text:p>GKD-c_19_n500_m50</text:p>
          </table:table-cell>
          <table:table-cell table:style-name="ce46" office:value-type="float" office:value="19477.32577" calcext:value-type="float">
            <text:p>19477,32577</text:p>
          </table:table-cell>
          <table:table-cell table:style-name="ce82" table:formula="of:=100*([.$D12]-[.Q46])/[.$D12]" office:value-type="float" office:value="0.000012116651641526" calcext:value-type="float">
            <text:p>0,00</text:p>
          </table:table-cell>
          <table:table-cell table:style-name="ce46" office:value-type="float" office:value="0.468428373336792" calcext:value-type="float">
            <text:p>0,468428373336792</text:p>
          </table:table-cell>
          <table:table-cell table:style-name="ce62"/>
          <table:table-cell table:style-name="ce70" office:value-type="string" calcext:value-type="string">
            <text:p>GKD-c_19_n500_m50</text:p>
          </table:table-cell>
          <table:table-cell table:style-name="ce62" office:value-type="float" office:value="19473.10163" calcext:value-type="float">
            <text:p>19473,10163</text:p>
          </table:table-cell>
          <table:table-cell table:style-name="ce82" table:formula="of:=100*([.$D12]-[.V46])/[.$D12]" office:value-type="float" office:value="0.0216995882176182" calcext:value-type="float">
            <text:p>0,02</text:p>
          </table:table-cell>
          <table:table-cell table:style-name="ce62" office:value-type="float" office:value="1.05445289611816" calcext:value-type="float">
            <text:p>1,05445289611816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M_10_1_UE</text:p>
          </table:table-cell>
          <table:table-cell table:style-name="ce45" office:value-type="float" office:value="0.926886192892678" calcext:value-type="float">
            <text:p>0,926886192892678</text:p>
          </table:table-cell>
          <table:table-cell table:style-name="ce46" office:value-type="float" office:value="1.74055585861206" calcext:value-type="float">
            <text:p>1,74055585861206</text:p>
          </table:table-cell>
          <table:table-cell table:style-name="ce62"/>
          <table:table-cell/>
          <table:table-cell table:style-name="ce70" office:value-type="string" calcext:value-type="string">
            <text:p>GKD-c_20_n500_m50</text:p>
          </table:table-cell>
          <table:table-cell table:style-name="ce80" office:value-type="float" office:value="19575.31778" calcext:value-type="float">
            <text:p>19575,31778</text:p>
          </table:table-cell>
          <table:table-cell table:style-name="ce82" table:formula="of:=100*([.$D13]-[.G47])/[.$D13]" office:value-type="float" office:value="0.150605484932786" calcext:value-type="float">
            <text:p>0,15</text:p>
          </table:table-cell>
          <table:table-cell table:style-name="ce85" office:value-type="float" office:value="0.246918678283691" calcext:value-type="float">
            <text:p>0,246918678283691</text:p>
          </table:table-cell>
          <table:table-cell table:style-name="ce62"/>
          <table:table-cell table:style-name="ce70" office:value-type="string" calcext:value-type="string">
            <text:p>GKD-c_20_n500_m50</text:p>
          </table:table-cell>
          <table:table-cell table:style-name="ce46" office:value-type="float" office:value="19604.84356" calcext:value-type="float">
            <text:p>19604,84356</text:p>
          </table:table-cell>
          <table:table-cell table:style-name="ce82" table:formula="of:=100*([.$D13]-[.L47])/[.$D13]" office:value-type="float" office:value="0.000000969148224913531" calcext:value-type="float">
            <text:p>0,00</text:p>
          </table:table-cell>
          <table:table-cell table:style-name="ce46" office:value-type="float" office:value="0.471380233764648" calcext:value-type="float">
            <text:p>0,471380233764648</text:p>
          </table:table-cell>
          <table:table-cell table:style-name="ce62"/>
          <table:table-cell table:style-name="ce70" office:value-type="string" calcext:value-type="string">
            <text:p>GKD-c_20_n500_m50</text:p>
          </table:table-cell>
          <table:table-cell table:style-name="ce46" office:value-type="float" office:value="19604.84356" calcext:value-type="float">
            <text:p>19604,84356</text:p>
          </table:table-cell>
          <table:table-cell table:style-name="ce82" table:formula="of:=100*([.$D13]-[.Q47])/[.$D13]" office:value-type="float" office:value="0.000000969148243470061" calcext:value-type="float">
            <text:p>0,00</text:p>
          </table:table-cell>
          <table:table-cell table:style-name="ce46" office:value-type="float" office:value="0.467517137527466" calcext:value-type="float">
            <text:p>0,467517137527466</text:p>
          </table:table-cell>
          <table:table-cell table:style-name="ce62"/>
          <table:table-cell table:style-name="ce70" office:value-type="string" calcext:value-type="string">
            <text:p>GKD-c_20_n500_m50</text:p>
          </table:table-cell>
          <table:table-cell table:style-name="ce62" office:value-type="float" office:value="19601.81957" calcext:value-type="float">
            <text:p>19601,81957</text:p>
          </table:table-cell>
          <table:table-cell table:style-name="ce82" table:formula="of:=100*([.$D13]-[.V47])/[.$D13]" office:value-type="float" office:value="0.0154256776466478" calcext:value-type="float">
            <text:p>0,02</text:p>
          </table:table-cell>
          <table:table-cell table:style-name="ce62" office:value-type="float" office:value="1.05644965171814" calcext:value-type="float">
            <text:p>1,05644965171814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M_10_01_UE</text:p>
          </table:table-cell>
          <table:table-cell table:style-name="ce45" office:value-type="float" office:value="0.827350595629709" calcext:value-type="float">
            <text:p>0,827350595629709</text:p>
          </table:table-cell>
          <table:table-cell table:style-name="ce46" office:value-type="float" office:value="6.18933741251628" calcext:value-type="float">
            <text:p>6,18933741251628</text:p>
          </table:table-cell>
          <table:table-cell table:style-name="ce62"/>
          <table:table-cell/>
          <table:table-cell table:style-name="ce70" office:value-type="string" calcext:value-type="string">
            <text:p>MDG-b_1_n500_m50</text:p>
          </table:table-cell>
          <table:table-cell table:style-name="ce80" office:value-type="float" office:value="765075.27" calcext:value-type="float">
            <text:p>765075,27</text:p>
          </table:table-cell>
          <table:table-cell table:style-name="ce82" table:formula="of:=100*([.$D14]-[.G48])/[.$D14]" office:value-type="float" office:value="1.66514717849313" calcext:value-type="float">
            <text:p>1,67</text:p>
          </table:table-cell>
          <table:table-cell table:style-name="ce85" office:value-type="float" office:value="1.03596925735474" calcext:value-type="float">
            <text:p>1,03596925735474</text:p>
          </table:table-cell>
          <table:table-cell table:style-name="ce62"/>
          <table:table-cell table:style-name="ce70" office:value-type="string" calcext:value-type="string">
            <text:p>MDG-b_1_n500_m50</text:p>
          </table:table-cell>
          <table:table-cell table:style-name="ce46" office:value-type="float" office:value="769932.07" calcext:value-type="float">
            <text:p>769932,07</text:p>
          </table:table-cell>
          <table:table-cell table:style-name="ce82" table:formula="of:=100*([.$D14]-[.L48])/[.$D14]" office:value-type="float" office:value="1.04090439884676" calcext:value-type="float">
            <text:p>1,04</text:p>
          </table:table-cell>
          <table:table-cell table:style-name="ce46" office:value-type="float" office:value="0.498472690582275" calcext:value-type="float">
            <text:p>0,498472690582275</text:p>
          </table:table-cell>
          <table:table-cell table:style-name="ce62"/>
          <table:table-cell table:style-name="ce70" office:value-type="string" calcext:value-type="string">
            <text:p>MDG-b_1_n500_m50</text:p>
          </table:table-cell>
          <table:table-cell table:style-name="ce46" office:value-type="float" office:value="771013.58" calcext:value-type="float">
            <text:p>771013,58</text:p>
          </table:table-cell>
          <table:table-cell table:style-name="ce82" table:formula="of:=100*([.$D14]-[.Q48])/[.$D14]" office:value-type="float" office:value="0.90189830252505" calcext:value-type="float">
            <text:p>0,90</text:p>
          </table:table-cell>
          <table:table-cell table:style-name="ce46" office:value-type="float" office:value="0.457322835922241" calcext:value-type="float">
            <text:p>0,457322835922241</text:p>
          </table:table-cell>
          <table:table-cell table:style-name="ce62"/>
          <table:table-cell table:style-name="ce70" office:value-type="string" calcext:value-type="string">
            <text:p>MDG-b_1_n500_m50</text:p>
          </table:table-cell>
          <table:table-cell table:style-name="ce62" office:value-type="float" office:value="767494.24" calcext:value-type="float">
            <text:p>767494,24</text:p>
          </table:table-cell>
          <table:table-cell table:style-name="ce82" table:formula="of:=100*([.$D14]-[.V48])/[.$D14]" office:value-type="float" office:value="1.35423782322193" calcext:value-type="float">
            <text:p>1,35</text:p>
          </table:table-cell>
          <table:table-cell table:style-name="ce62" office:value-type="float" office:value="1.05373072624207" calcext:value-type="float">
            <text:p>1,05373072624207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M_10_01mej_UE</text:p>
          </table:table-cell>
          <table:table-cell table:style-name="ce45" office:value-type="float" office:value="0.789478662053458" calcext:value-type="float">
            <text:p>0,789478662053458</text:p>
          </table:table-cell>
          <table:table-cell table:style-name="ce46" office:value-type="float" office:value="2.00354579289754" calcext:value-type="float">
            <text:p>2,00354579289754</text:p>
          </table:table-cell>
          <table:table-cell table:style-name="ce62"/>
          <table:table-cell/>
          <table:table-cell table:style-name="ce70" office:value-type="string" calcext:value-type="string">
            <text:p>MDG-b_2_n500_m50</text:p>
          </table:table-cell>
          <table:table-cell table:style-name="ce80" office:value-type="float" office:value="764108.96" calcext:value-type="float">
            <text:p>764108,96</text:p>
          </table:table-cell>
          <table:table-cell table:style-name="ce82" table:formula="of:=100*([.$D15]-[.G49])/[.$D15]" office:value-type="float" office:value="2.03275200552207" calcext:value-type="float">
            <text:p>2,03</text:p>
          </table:table-cell>
          <table:table-cell table:style-name="ce85" office:value-type="float" office:value="1.04810667037964" calcext:value-type="float">
            <text:p>1,04810667037964</text:p>
          </table:table-cell>
          <table:table-cell table:style-name="ce62"/>
          <table:table-cell table:style-name="ce70" office:value-type="string" calcext:value-type="string">
            <text:p>MDG-b_2_n500_m50</text:p>
          </table:table-cell>
          <table:table-cell table:style-name="ce46" office:value-type="float" office:value="775396.14" calcext:value-type="float">
            <text:p>775396,14</text:p>
          </table:table-cell>
          <table:table-cell table:style-name="ce82" table:formula="of:=100*([.$D15]-[.L49])/[.$D15]" office:value-type="float" office:value="0.585610275606579" calcext:value-type="float">
            <text:p>0,59</text:p>
          </table:table-cell>
          <table:table-cell table:style-name="ce46" office:value-type="float" office:value="0.474652051925659" calcext:value-type="float">
            <text:p>0,474652051925659</text:p>
          </table:table-cell>
          <table:table-cell table:style-name="ce62"/>
          <table:table-cell table:style-name="ce70" office:value-type="string" calcext:value-type="string">
            <text:p>MDG-b_2_n500_m50</text:p>
          </table:table-cell>
          <table:table-cell table:style-name="ce46" office:value-type="float" office:value="776297.16" calcext:value-type="float">
            <text:p>776297,16</text:p>
          </table:table-cell>
          <table:table-cell table:style-name="ce82" table:formula="of:=100*([.$D15]-[.Q49])/[.$D15]" office:value-type="float" office:value="0.470089512981329" calcext:value-type="float">
            <text:p>0,47</text:p>
          </table:table-cell>
          <table:table-cell table:style-name="ce46" office:value-type="float" office:value="0.454742193222046" calcext:value-type="float">
            <text:p>0,454742193222046</text:p>
          </table:table-cell>
          <table:table-cell table:style-name="ce62"/>
          <table:table-cell table:style-name="ce70" office:value-type="string" calcext:value-type="string">
            <text:p>MDG-b_2_n500_m50</text:p>
          </table:table-cell>
          <table:table-cell table:style-name="ce62" office:value-type="float" office:value="765159.48" calcext:value-type="float">
            <text:p>765159,48</text:p>
          </table:table-cell>
          <table:table-cell table:style-name="ce82" table:formula="of:=100*([.$D15]-[.V49])/[.$D15]" office:value-type="float" office:value="1.89806368389425" calcext:value-type="float">
            <text:p>1,90</text:p>
          </table:table-cell>
          <table:table-cell table:style-name="ce62" office:value-type="float" office:value="1.04679107666016" calcext:value-type="float">
            <text:p>1,04679107666016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M_10_1_UO</text:p>
          </table:table-cell>
          <table:table-cell table:style-name="ce45" office:value-type="float" office:value="1.09181786593919" calcext:value-type="float">
            <text:p>1,09181786593919</text:p>
          </table:table-cell>
          <table:table-cell table:style-name="ce46" office:value-type="float" office:value="1.97166101137797" calcext:value-type="float">
            <text:p>1,97166101137797</text:p>
          </table:table-cell>
          <table:table-cell table:style-name="ce62"/>
          <table:table-cell/>
          <table:table-cell table:style-name="ce70" office:value-type="string" calcext:value-type="string">
            <text:p>MDG-b_3_n500_m50</text:p>
          </table:table-cell>
          <table:table-cell table:style-name="ce80" office:value-type="float" office:value="766417.11" calcext:value-type="float">
            <text:p>766417,11</text:p>
          </table:table-cell>
          <table:table-cell table:style-name="ce82" table:formula="of:=100*([.$D16]-[.G50])/[.$D16]" office:value-type="float" office:value="1.33261432883592" calcext:value-type="float">
            <text:p>1,33</text:p>
          </table:table-cell>
          <table:table-cell table:style-name="ce85" office:value-type="float" office:value="1.09976005554199" calcext:value-type="float">
            <text:p>1,09976005554199</text:p>
          </table:table-cell>
          <table:table-cell table:style-name="ce62"/>
          <table:table-cell table:style-name="ce70" office:value-type="string" calcext:value-type="string">
            <text:p>MDG-b_3_n500_m50</text:p>
          </table:table-cell>
          <table:table-cell table:style-name="ce46" office:value-type="float" office:value="771381.11" calcext:value-type="float">
            <text:p>771381,11</text:p>
          </table:table-cell>
          <table:table-cell table:style-name="ce82" table:formula="of:=100*([.$D16]-[.L50])/[.$D16]" office:value-type="float" office:value="0.693556437146061" calcext:value-type="float">
            <text:p>0,69</text:p>
          </table:table-cell>
          <table:table-cell table:style-name="ce46" office:value-type="float" office:value="0.478709936141968" calcext:value-type="float">
            <text:p>0,478709936141968</text:p>
          </table:table-cell>
          <table:table-cell table:style-name="ce62"/>
          <table:table-cell table:style-name="ce70" office:value-type="string" calcext:value-type="string">
            <text:p>MDG-b_3_n500_m50</text:p>
          </table:table-cell>
          <table:table-cell table:style-name="ce46" office:value-type="float" office:value="769937.16" calcext:value-type="float">
            <text:p>769937,16</text:p>
          </table:table-cell>
          <table:table-cell table:style-name="ce82" table:formula="of:=100*([.$D16]-[.Q50])/[.$D16]" office:value-type="float" office:value="0.879448387731378" calcext:value-type="float">
            <text:p>0,88</text:p>
          </table:table-cell>
          <table:table-cell table:style-name="ce46" office:value-type="float" office:value="0.473604202270508" calcext:value-type="float">
            <text:p>0,473604202270508</text:p>
          </table:table-cell>
          <table:table-cell table:style-name="ce62"/>
          <table:table-cell table:style-name="ce70" office:value-type="string" calcext:value-type="string">
            <text:p>MDG-b_3_n500_m50</text:p>
          </table:table-cell>
          <table:table-cell table:style-name="ce62" office:value-type="float" office:value="767692.01" calcext:value-type="float">
            <text:p>767692,01</text:p>
          </table:table-cell>
          <table:table-cell table:style-name="ce82" table:formula="of:=100*([.$D16]-[.V50])/[.$D16]" office:value-type="float" office:value="1.16848562091582" calcext:value-type="float">
            <text:p>1,17</text:p>
          </table:table-cell>
          <table:table-cell table:style-name="ce62" office:value-type="float" office:value="1.06213045120239" calcext:value-type="float">
            <text:p>1,06213045120239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M_10_01_UO</text:p>
          </table:table-cell>
          <table:table-cell table:style-name="ce45" office:value-type="float" office:value="1.11748975218775" calcext:value-type="float">
            <text:p>1,11748975218775</text:p>
          </table:table-cell>
          <table:table-cell table:style-name="ce46" office:value-type="float" office:value="1.981649518013" calcext:value-type="float">
            <text:p>1,981649518013</text:p>
          </table:table-cell>
          <table:table-cell table:style-name="ce62"/>
          <table:table-cell/>
          <table:table-cell table:style-name="ce70" office:value-type="string" calcext:value-type="string">
            <text:p>MDG-b_4_n500_m50</text:p>
          </table:table-cell>
          <table:table-cell table:style-name="ce80" office:value-type="float" office:value="765661.84" calcext:value-type="float">
            <text:p>765661,84</text:p>
          </table:table-cell>
          <table:table-cell table:style-name="ce82" table:formula="of:=100*([.$D17]-[.G51])/[.$D17]" office:value-type="float" office:value="1.25520408398498" calcext:value-type="float">
            <text:p>1,26</text:p>
          </table:table-cell>
          <table:table-cell table:style-name="ce85" office:value-type="float" office:value="0.33721923828125" calcext:value-type="float">
            <text:p>0,33721923828125</text:p>
          </table:table-cell>
          <table:table-cell table:style-name="ce62"/>
          <table:table-cell table:style-name="ce70" office:value-type="string" calcext:value-type="string">
            <text:p>MDG-b_4_n500_m50</text:p>
          </table:table-cell>
          <table:table-cell table:style-name="ce46" office:value-type="float" office:value="766172.06" calcext:value-type="float">
            <text:p>766172,06</text:p>
          </table:table-cell>
          <table:table-cell table:style-name="ce82" table:formula="of:=100*([.$D17]-[.L51])/[.$D17]" office:value-type="float" office:value="1.18940275088958" calcext:value-type="float">
            <text:p>1,19</text:p>
          </table:table-cell>
          <table:table-cell table:style-name="ce46" office:value-type="float" office:value="0.479692220687866" calcext:value-type="float">
            <text:p>0,479692220687866</text:p>
          </table:table-cell>
          <table:table-cell table:style-name="ce62"/>
          <table:table-cell table:style-name="ce70" office:value-type="string" calcext:value-type="string">
            <text:p>MDG-b_4_n500_m50</text:p>
          </table:table-cell>
          <table:table-cell table:style-name="ce46" office:value-type="float" office:value="769656.77" calcext:value-type="float">
            <text:p>769656,77</text:p>
          </table:table-cell>
          <table:table-cell table:style-name="ce82" table:formula="of:=100*([.$D17]-[.Q51])/[.$D17]" office:value-type="float" office:value="0.739991588154208" calcext:value-type="float">
            <text:p>0,74</text:p>
          </table:table-cell>
          <table:table-cell table:style-name="ce46" office:value-type="float" office:value="0.447797298431397" calcext:value-type="float">
            <text:p>0,447797298431397</text:p>
          </table:table-cell>
          <table:table-cell table:style-name="ce62"/>
          <table:table-cell table:style-name="ce70" office:value-type="string" calcext:value-type="string">
            <text:p>MDG-b_4_n500_m50</text:p>
          </table:table-cell>
          <table:table-cell table:style-name="ce62" office:value-type="float" office:value="770349.13" calcext:value-type="float">
            <text:p>770349,13</text:p>
          </table:table-cell>
          <table:table-cell table:style-name="ce82" table:formula="of:=100*([.$D17]-[.V51])/[.$D17]" office:value-type="float" office:value="0.650700280518451" calcext:value-type="float">
            <text:p>0,65</text:p>
          </table:table-cell>
          <table:table-cell table:style-name="ce62" office:value-type="float" office:value="1.05581712722778" calcext:value-type="float">
            <text:p>1,05581712722778</text:p>
          </table:table-cell>
          <table:table-cell table:number-columns-repeated="1000"/>
        </table:table-row>
        <table:table-row table:style-name="ro3">
          <table:table-cell table:style-name="ce45" office:value-type="string" calcext:value-type="string">
            <text:p>AM_10_01mej_UO</text:p>
          </table:table-cell>
          <table:table-cell table:style-name="ce45" office:value-type="float" office:value="0.745432776304098" calcext:value-type="float">
            <text:p>0,745432776304098</text:p>
          </table:table-cell>
          <table:table-cell table:style-name="ce46" office:value-type="float" office:value="7.43612824281057" calcext:value-type="float">
            <text:p>7,43612824281057</text:p>
          </table:table-cell>
          <table:table-cell table:style-name="ce62"/>
          <table:table-cell/>
          <table:table-cell table:style-name="ce70" office:value-type="string" calcext:value-type="string">
            <text:p>MDG-b_5_n500_m50</text:p>
          </table:table-cell>
          <table:table-cell table:style-name="ce80" office:value-type="float" office:value="765781.51" calcext:value-type="float">
            <text:p>765781,51</text:p>
          </table:table-cell>
          <table:table-cell table:style-name="ce82" table:formula="of:=100*([.$D18]-[.G52])/[.$D18]" office:value-type="float" office:value="1.26733010593181" calcext:value-type="float">
            <text:p>1,27</text:p>
          </table:table-cell>
          <table:table-cell table:style-name="ce85" office:value-type="float" office:value="1.14699387550354" calcext:value-type="float">
            <text:p>1,14699387550354</text:p>
          </table:table-cell>
          <table:table-cell table:style-name="ce62"/>
          <table:table-cell table:style-name="ce70" office:value-type="string" calcext:value-type="string">
            <text:p>MDG-b_5_n500_m50</text:p>
          </table:table-cell>
          <table:table-cell table:style-name="ce46" office:value-type="float" office:value="766688.22" calcext:value-type="float">
            <text:p>766688,22</text:p>
          </table:table-cell>
          <table:table-cell table:style-name="ce82" table:formula="of:=100*([.$D18]-[.L52])/[.$D18]" office:value-type="float" office:value="1.15042744120223" calcext:value-type="float">
            <text:p>1,15</text:p>
          </table:table-cell>
          <table:table-cell table:style-name="ce46" office:value-type="float" office:value="0.478808403015137" calcext:value-type="float">
            <text:p>0,478808403015137</text:p>
          </table:table-cell>
          <table:table-cell table:style-name="ce62"/>
          <table:table-cell table:style-name="ce70" office:value-type="string" calcext:value-type="string">
            <text:p>MDG-b_5_n500_m50</text:p>
          </table:table-cell>
          <table:table-cell table:style-name="ce46" office:value-type="float" office:value="766688.22" calcext:value-type="float">
            <text:p>766688,22</text:p>
          </table:table-cell>
          <table:table-cell table:style-name="ce82" table:formula="of:=100*([.$D18]-[.Q52])/[.$D18]" office:value-type="float" office:value="1.15042744120221" calcext:value-type="float">
            <text:p>1,15</text:p>
          </table:table-cell>
          <table:table-cell table:style-name="ce46" office:value-type="float" office:value="0.459664821624756" calcext:value-type="float">
            <text:p>0,459664821624756</text:p>
          </table:table-cell>
          <table:table-cell table:style-name="ce62"/>
          <table:table-cell table:style-name="ce70" office:value-type="string" calcext:value-type="string">
            <text:p>MDG-b_5_n500_m50</text:p>
          </table:table-cell>
          <table:table-cell table:style-name="ce62" office:value-type="float" office:value="762155.23" calcext:value-type="float">
            <text:p>762155,23</text:p>
          </table:table-cell>
          <table:table-cell table:style-name="ce82" table:formula="of:=100*([.$D18]-[.V52])/[.$D18]" office:value-type="float" office:value="1.73486856371393" calcext:value-type="float">
            <text:p>1,73</text:p>
          </table:table-cell>
          <table:table-cell table:style-name="ce62" office:value-type="float" office:value="1.06157040596008" calcext:value-type="float">
            <text:p>1,06157040596008</text:p>
          </table:table-cell>
          <table:table-cell table:number-columns-repeated="1000"/>
        </table:table-row>
        <table:table-row table:style-name="ro3">
          <table:table-cell table:style-name="ce44" office:value-type="string" calcext:value-type="string">
            <text:p>ES</text:p>
          </table:table-cell>
          <table:table-cell table:style-name="ce44" table:formula="of:=[.H68]" office:value-type="float" office:value="1.32172404861651" calcext:value-type="float">
            <text:p>1,32172404861651</text:p>
          </table:table-cell>
          <table:table-cell table:style-name="ce44" table:formula="of:=[.I68]" office:value-type="float" office:value="0.564070057868958" calcext:value-type="float">
            <text:p>0,564070057868958</text:p>
          </table:table-cell>
          <table:table-cell table:style-name="ce62"/>
          <table:table-cell/>
          <table:table-cell table:style-name="ce70" office:value-type="string" calcext:value-type="string">
            <text:p>MDG-b_6_n500_m50</text:p>
          </table:table-cell>
          <table:table-cell table:style-name="ce80" office:value-type="float" office:value="761640.59" calcext:value-type="float">
            <text:p>761640,59</text:p>
          </table:table-cell>
          <table:table-cell table:style-name="ce82" table:formula="of:=100*([.$D19]-[.G53])/[.$D19]" office:value-type="float" office:value="1.74327978024358" calcext:value-type="float">
            <text:p>1,74</text:p>
          </table:table-cell>
          <table:table-cell table:style-name="ce85" office:value-type="float" office:value="1.08586168289185" calcext:value-type="float">
            <text:p>1,08586168289185</text:p>
          </table:table-cell>
          <table:table-cell table:style-name="ce62"/>
          <table:table-cell table:style-name="ce70" office:value-type="string" calcext:value-type="string">
            <text:p>MDG-b_6_n500_m50</text:p>
          </table:table-cell>
          <table:table-cell table:style-name="ce46" office:value-type="float" office:value="760520.01" calcext:value-type="float">
            <text:p>760520,01</text:p>
          </table:table-cell>
          <table:table-cell table:style-name="ce82" table:formula="of:=100*([.$D19]-[.L53])/[.$D19]" office:value-type="float" office:value="1.88784208034874" calcext:value-type="float">
            <text:p>1,89</text:p>
          </table:table-cell>
          <table:table-cell table:style-name="ce46" office:value-type="float" office:value="0.469650268554688" calcext:value-type="float">
            <text:p>0,469650268554688</text:p>
          </table:table-cell>
          <table:table-cell table:style-name="ce62"/>
          <table:table-cell table:style-name="ce70" office:value-type="string" calcext:value-type="string">
            <text:p>MDG-b_6_n500_m50</text:p>
          </table:table-cell>
          <table:table-cell table:style-name="ce46" office:value-type="float" office:value="764890.71" calcext:value-type="float">
            <text:p>764890,71</text:p>
          </table:table-cell>
          <table:table-cell table:style-name="ce82" table:formula="of:=100*([.$D19]-[.Q53])/[.$D19]" office:value-type="float" office:value="1.32399260501487" calcext:value-type="float">
            <text:p>1,32</text:p>
          </table:table-cell>
          <table:table-cell table:style-name="ce46" office:value-type="float" office:value="0.464812517166138" calcext:value-type="float">
            <text:p>0,464812517166138</text:p>
          </table:table-cell>
          <table:table-cell table:style-name="ce62"/>
          <table:table-cell table:style-name="ce70" office:value-type="string" calcext:value-type="string">
            <text:p>MDG-b_6_n500_m50</text:p>
          </table:table-cell>
          <table:table-cell table:style-name="ce62" office:value-type="float" office:value="763009.23" calcext:value-type="float">
            <text:p>763009,23</text:p>
          </table:table-cell>
          <table:table-cell table:style-name="ce82" table:formula="of:=100*([.$D19]-[.V53])/[.$D19]" office:value-type="float" office:value="1.56671608428619" calcext:value-type="float">
            <text:p>1,57</text:p>
          </table:table-cell>
          <table:table-cell table:style-name="ce62" office:value-type="float" office:value="1.04715013504028" calcext:value-type="float">
            <text:p>1,04715013504028</text:p>
          </table:table-cell>
          <table:table-cell table:number-columns-repeated="1000"/>
        </table:table-row>
        <table:table-row table:style-name="ro3">
          <table:table-cell table:style-name="ce44" office:value-type="string" calcext:value-type="string">
            <text:p>BMB</text:p>
          </table:table-cell>
          <table:table-cell table:style-name="ce44" table:formula="of:=[.M68]" office:value-type="float" office:value="0.726644246665304" calcext:value-type="float">
            <text:p>0,726644246665304</text:p>
          </table:table-cell>
          <table:table-cell table:style-name="ce44" table:formula="of:=[.N68]" office:value-type="float" office:value="0.580085372924805" calcext:value-type="float">
            <text:p>0,580085372924805</text:p>
          </table:table-cell>
          <table:table-cell table:style-name="ce62"/>
          <table:table-cell/>
          <table:table-cell table:style-name="ce70" office:value-type="string" calcext:value-type="string">
            <text:p>MDG-b_7_n500_m50</text:p>
          </table:table-cell>
          <table:table-cell table:style-name="ce80" office:value-type="float" office:value="765669.84" calcext:value-type="float">
            <text:p>765669,84</text:p>
          </table:table-cell>
          <table:table-cell table:style-name="ce82" table:formula="of:=100*([.$D20]-[.G54])/[.$D20]" office:value-type="float" office:value="1.48771820800813" calcext:value-type="float">
            <text:p>1,49</text:p>
          </table:table-cell>
          <table:table-cell table:style-name="ce85" office:value-type="float" office:value="1.1006863117218" calcext:value-type="float">
            <text:p>1,1006863117218</text:p>
          </table:table-cell>
          <table:table-cell table:style-name="ce62"/>
          <table:table-cell table:style-name="ce70" office:value-type="string" calcext:value-type="string">
            <text:p>MDG-b_7_n500_m50</text:p>
          </table:table-cell>
          <table:table-cell table:style-name="ce46" office:value-type="float" office:value="772976.85" calcext:value-type="float">
            <text:p>772976,85</text:p>
          </table:table-cell>
          <table:table-cell table:style-name="ce82" table:formula="of:=100*([.$D20]-[.L54])/[.$D20]" office:value-type="float" office:value="0.547586847764259" calcext:value-type="float">
            <text:p>0,55</text:p>
          </table:table-cell>
          <table:table-cell table:style-name="ce46" office:value-type="float" office:value="0.483238220214844" calcext:value-type="float">
            <text:p>0,483238220214844</text:p>
          </table:table-cell>
          <table:table-cell table:style-name="ce62"/>
          <table:table-cell table:style-name="ce70" office:value-type="string" calcext:value-type="string">
            <text:p>MDG-b_7_n500_m50</text:p>
          </table:table-cell>
          <table:table-cell table:style-name="ce46" office:value-type="float" office:value="770083.55" calcext:value-type="float">
            <text:p>770083,55</text:p>
          </table:table-cell>
          <table:table-cell table:style-name="ce82" table:formula="of:=100*([.$D20]-[.Q54])/[.$D20]" office:value-type="float" office:value="0.919843360974657" calcext:value-type="float">
            <text:p>0,92</text:p>
          </table:table-cell>
          <table:table-cell table:style-name="ce46" office:value-type="float" office:value="0.455712080001831" calcext:value-type="float">
            <text:p>0,455712080001831</text:p>
          </table:table-cell>
          <table:table-cell table:style-name="ce62"/>
          <table:table-cell table:style-name="ce70" office:value-type="string" calcext:value-type="string">
            <text:p>MDG-b_7_n500_m50</text:p>
          </table:table-cell>
          <table:table-cell table:style-name="ce62" office:value-type="float" office:value="765411.48" calcext:value-type="float">
            <text:p>765411,48</text:p>
          </table:table-cell>
          <table:table-cell table:style-name="ce82" table:formula="of:=100*([.$D20]-[.V54])/[.$D20]" office:value-type="float" office:value="1.5209592105841" calcext:value-type="float">
            <text:p>1,52</text:p>
          </table:table-cell>
          <table:table-cell table:style-name="ce62" office:value-type="float" office:value="1.04704761505127" calcext:value-type="float">
            <text:p>1,04704761505127</text:p>
          </table:table-cell>
          <table:table-cell table:number-columns-repeated="1000"/>
        </table:table-row>
        <table:table-row table:style-name="ro3">
          <table:table-cell table:style-name="ce44" office:value-type="string" calcext:value-type="string">
            <text:p>ILS</text:p>
          </table:table-cell>
          <table:table-cell table:style-name="ce44" table:formula="of:=[.R68]" office:value-type="float" office:value="0.528242741524476" calcext:value-type="float">
            <text:p>0,528242741524476</text:p>
          </table:table-cell>
          <table:table-cell table:style-name="ce44" table:formula="of:=[.S68]" office:value-type="float" office:value="0.518678053220113" calcext:value-type="float">
            <text:p>0,518678053220113</text:p>
          </table:table-cell>
          <table:table-cell table:style-name="ce62"/>
          <table:table-cell/>
          <table:table-cell table:style-name="ce70" office:value-type="string" calcext:value-type="string">
            <text:p>MDG-b_8_n500_m50</text:p>
          </table:table-cell>
          <table:table-cell table:style-name="ce80" office:value-type="float" office:value="760601.97" calcext:value-type="float">
            <text:p>760601,97</text:p>
          </table:table-cell>
          <table:table-cell table:style-name="ce82" table:formula="of:=100*([.$D21]-[.G55])/[.$D21]" office:value-type="float" office:value="2.38289587460995" calcext:value-type="float">
            <text:p>2,38</text:p>
          </table:table-cell>
          <table:table-cell table:style-name="ce85" office:value-type="float" office:value="1.10863590240479" calcext:value-type="float">
            <text:p>1,10863590240479</text:p>
          </table:table-cell>
          <table:table-cell table:style-name="ce62"/>
          <table:table-cell table:style-name="ce70" office:value-type="string" calcext:value-type="string">
            <text:p>MDG-b_8_n500_m50</text:p>
          </table:table-cell>
          <table:table-cell table:style-name="ce46" office:value-type="float" office:value="770457.91" calcext:value-type="float">
            <text:p>770457,91</text:p>
          </table:table-cell>
          <table:table-cell table:style-name="ce82" table:formula="of:=100*([.$D21]-[.L55])/[.$D21]" office:value-type="float" office:value="1.11796578084015" calcext:value-type="float">
            <text:p>1,12</text:p>
          </table:table-cell>
          <table:table-cell table:style-name="ce46" office:value-type="float" office:value="0.468503475189209" calcext:value-type="float">
            <text:p>0,468503475189209</text:p>
          </table:table-cell>
          <table:table-cell table:style-name="ce62"/>
          <table:table-cell table:style-name="ce70" office:value-type="string" calcext:value-type="string">
            <text:p>MDG-b_8_n500_m50</text:p>
          </table:table-cell>
          <table:table-cell table:style-name="ce46" office:value-type="float" office:value="765956.65" calcext:value-type="float">
            <text:p>765956,65</text:p>
          </table:table-cell>
          <table:table-cell table:style-name="ce82" table:formula="of:=100*([.$D21]-[.Q55])/[.$D21]" office:value-type="float" office:value="1.69566605436882" calcext:value-type="float">
            <text:p>1,70</text:p>
          </table:table-cell>
          <table:table-cell table:style-name="ce46" office:value-type="float" office:value="0.457226991653442" calcext:value-type="float">
            <text:p>0,457226991653442</text:p>
          </table:table-cell>
          <table:table-cell table:style-name="ce62"/>
          <table:table-cell table:style-name="ce70" office:value-type="string" calcext:value-type="string">
            <text:p>MDG-b_8_n500_m50</text:p>
          </table:table-cell>
          <table:table-cell table:style-name="ce62" office:value-type="float" office:value="776568.95" calcext:value-type="float">
            <text:p>776568,95</text:p>
          </table:table-cell>
          <table:table-cell table:style-name="ce82" table:formula="of:=100*([.$D21]-[.V55])/[.$D21]" office:value-type="float" office:value="0.333663278975196" calcext:value-type="float">
            <text:p>0,33</text:p>
          </table:table-cell>
          <table:table-cell table:style-name="ce62" office:value-type="float" office:value="1.05760097503662" calcext:value-type="float">
            <text:p>1,05760097503662</text:p>
          </table:table-cell>
          <table:table-cell table:number-columns-repeated="1000"/>
        </table:table-row>
        <table:table-row table:style-name="ro3">
          <table:table-cell table:style-name="ce44" office:value-type="string" calcext:value-type="string">
            <text:p>ILS-ES</text:p>
          </table:table-cell>
          <table:table-cell table:style-name="ce44" table:formula="of:=[.W68]" office:value-type="float" office:value="0.856456551355265" calcext:value-type="float">
            <text:p>0,856456551355265</text:p>
          </table:table-cell>
          <table:table-cell table:style-name="ce44" table:formula="of:=[.X68]" office:value-type="float" office:value="1.1250616312027" calcext:value-type="float">
            <text:p>1,1250616312027</text:p>
          </table:table-cell>
          <table:table-cell table:style-name="ce62"/>
          <table:table-cell/>
          <table:table-cell table:style-name="ce70" office:value-type="string" calcext:value-type="string">
            <text:p>MDG-b_9_n500_m50</text:p>
          </table:table-cell>
          <table:table-cell table:style-name="ce80" office:value-type="float" office:value="765241.31" calcext:value-type="float">
            <text:p>765241,31</text:p>
          </table:table-cell>
          <table:table-cell table:style-name="ce82" table:formula="of:=100*([.$D22]-[.G56])/[.$D22]" office:value-type="float" office:value="1.23397657547268" calcext:value-type="float">
            <text:p>1,23</text:p>
          </table:table-cell>
          <table:table-cell table:style-name="ce85" office:value-type="float" office:value="1.0780918598175" calcext:value-type="float">
            <text:p>1,0780918598175</text:p>
          </table:table-cell>
          <table:table-cell table:style-name="ce62"/>
          <table:table-cell table:style-name="ce70" office:value-type="string" calcext:value-type="string">
            <text:p>MDG-b_9_n500_m50</text:p>
          </table:table-cell>
          <table:table-cell table:style-name="ce46" office:value-type="float" office:value="766746.19" calcext:value-type="float">
            <text:p>766746,19</text:p>
          </table:table-cell>
          <table:table-cell table:style-name="ce82" table:formula="of:=100*([.$D22]-[.L56])/[.$D22]" office:value-type="float" office:value="1.03974893591791" calcext:value-type="float">
            <text:p>1,04</text:p>
          </table:table-cell>
          <table:table-cell table:style-name="ce46" office:value-type="float" office:value="0.484317302703857" calcext:value-type="float">
            <text:p>0,484317302703857</text:p>
          </table:table-cell>
          <table:table-cell table:style-name="ce62"/>
          <table:table-cell table:style-name="ce70" office:value-type="string" calcext:value-type="string">
            <text:p>MDG-b_9_n500_m50</text:p>
          </table:table-cell>
          <table:table-cell table:style-name="ce46" office:value-type="float" office:value="769005.48" calcext:value-type="float">
            <text:p>769005,48</text:p>
          </table:table-cell>
          <table:table-cell table:style-name="ce82" table:formula="of:=100*([.$D22]-[.Q56])/[.$D22]" office:value-type="float" office:value="0.74815321813994" calcext:value-type="float">
            <text:p>0,75</text:p>
          </table:table-cell>
          <table:table-cell table:style-name="ce46" office:value-type="float" office:value="0.467124700546265" calcext:value-type="float">
            <text:p>0,467124700546265</text:p>
          </table:table-cell>
          <table:table-cell table:style-name="ce62"/>
          <table:table-cell table:style-name="ce70" office:value-type="string" calcext:value-type="string">
            <text:p>MDG-b_9_n500_m50</text:p>
          </table:table-cell>
          <table:table-cell table:style-name="ce62" office:value-type="float" office:value="772079.02" calcext:value-type="float">
            <text:p>772079,02</text:p>
          </table:table-cell>
          <table:table-cell table:style-name="ce82" table:formula="of:=100*([.$D22]-[.V56])/[.$D22]" office:value-type="float" office:value="0.351466160515968" calcext:value-type="float">
            <text:p>0,35</text:p>
          </table:table-cell>
          <table:table-cell table:style-name="ce62" office:value-type="float" office:value="1.06958627700806" calcext:value-type="float">
            <text:p>1,06958627700806</text:p>
          </table:table-cell>
          <table:table-cell table:number-columns-repeated="1000"/>
        </table:table-row>
        <table:table-row table:style-name="ro3">
          <table:table-cell table:style-name="ce46" office:value-type="string" calcext:value-type="string">
            <text:p>APC-M</text:p>
          </table:table-cell>
          <table:table-cell table:style-name="ce46" table:formula="of:=[.H102]" office:value-type="float" office:value="0.254021025446431" calcext:value-type="float">
            <text:p>0,254021025446431</text:p>
          </table:table-cell>
          <table:table-cell table:style-name="ce46" table:formula="of:=[.I102]" office:value-type="float" office:value="0.621058217684428" calcext:value-type="float">
            <text:p>0,621058217684428</text:p>
          </table:table-cell>
          <table:table-cell table:style-name="ce62"/>
          <table:table-cell/>
          <table:table-cell table:style-name="ce70" office:value-type="string" calcext:value-type="string">
            <text:p>MDG-b_10_n500_m50</text:p>
          </table:table-cell>
          <table:table-cell table:style-name="ce80" office:value-type="float" office:value="764493.75" calcext:value-type="float">
            <text:p>764493,75</text:p>
          </table:table-cell>
          <table:table-cell table:style-name="ce82" table:formula="of:=100*([.$D23]-[.G57])/[.$D23]" office:value-type="float" office:value="1.35072065291001" calcext:value-type="float">
            <text:p>1,35</text:p>
          </table:table-cell>
          <table:table-cell table:style-name="ce85" office:value-type="float" office:value="1.02927303314209" calcext:value-type="float">
            <text:p>1,02927303314209</text:p>
          </table:table-cell>
          <table:table-cell table:style-name="ce62"/>
          <table:table-cell table:style-name="ce70" office:value-type="string" calcext:value-type="string">
            <text:p>MDG-b_10_n500_m50</text:p>
          </table:table-cell>
          <table:table-cell table:style-name="ce46" office:value-type="float" office:value="765499.63" calcext:value-type="float">
            <text:p>765499,63</text:p>
          </table:table-cell>
          <table:table-cell table:style-name="ce82" table:formula="of:=100*([.$D23]-[.L57])/[.$D23]" office:value-type="float" office:value="1.22092320576325" calcext:value-type="float">
            <text:p>1,22</text:p>
          </table:table-cell>
          <table:table-cell table:style-name="ce46" office:value-type="float" office:value="0.484058618545532" calcext:value-type="float">
            <text:p>0,484058618545532</text:p>
          </table:table-cell>
          <table:table-cell table:style-name="ce62"/>
          <table:table-cell table:style-name="ce70" office:value-type="string" calcext:value-type="string">
            <text:p>MDG-b_10_n500_m50</text:p>
          </table:table-cell>
          <table:table-cell table:style-name="ce46" office:value-type="float" office:value="772080.05" calcext:value-type="float">
            <text:p>772080,05</text:p>
          </table:table-cell>
          <table:table-cell table:style-name="ce82" table:formula="of:=100*([.$D23]-[.Q57])/[.$D23]" office:value-type="float" office:value="0.371794366186515" calcext:value-type="float">
            <text:p>0,37</text:p>
          </table:table-cell>
          <table:table-cell table:style-name="ce46" office:value-type="float" office:value="0.459776163101196" calcext:value-type="float">
            <text:p>0,459776163101196</text:p>
          </table:table-cell>
          <table:table-cell table:style-name="ce62"/>
          <table:table-cell table:style-name="ce70" office:value-type="string" calcext:value-type="string">
            <text:p>MDG-b_10_n500_m50</text:p>
          </table:table-cell>
          <table:table-cell table:style-name="ce62" office:value-type="float" office:value="770363.16" calcext:value-type="float">
            <text:p>770363,16</text:p>
          </table:table-cell>
          <table:table-cell table:style-name="ce82" table:formula="of:=100*([.$D23]-[.V57])/[.$D23]" office:value-type="float" office:value="0.593339619130983" calcext:value-type="float">
            <text:p>0,59</text:p>
          </table:table-cell>
          <table:table-cell table:style-name="ce62" office:value-type="float" office:value="1.05616736412048" calcext:value-type="float">
            <text:p>1,05616736412048</text:p>
          </table:table-cell>
          <table:table-cell table:number-columns-repeated="1000"/>
        </table:table-row>
        <table:table-row table:style-name="ro3">
          <table:table-cell table:style-name="ce46" office:value-type="string" calcext:value-type="string">
            <text:p>APC-R</text:p>
          </table:table-cell>
          <table:table-cell table:style-name="ce46" table:formula="of:=[.M102]" office:value-type="float" office:value="0.493863132135177" calcext:value-type="float">
            <text:p>0,493863132135177</text:p>
          </table:table-cell>
          <table:table-cell table:style-name="ce46" table:formula="of:=[.N102]" office:value-type="float" office:value="0.630833768844605" calcext:value-type="float">
            <text:p>0,630833768844605</text:p>
          </table:table-cell>
          <table:table-cell table:style-name="ce62"/>
          <table:table-cell/>
          <table:table-cell table:style-name="ce70" office:value-type="string" calcext:value-type="string">
            <text:p>MDG-a_31_n2000_m200</text:p>
          </table:table-cell>
          <table:table-cell table:style-name="ce80" office:value-type="float" office:value="111294" calcext:value-type="float">
            <text:p>111294</text:p>
          </table:table-cell>
          <table:table-cell table:style-name="ce82" table:formula="of:=100*([.$D24]-[.G58])/[.$D24]" office:value-type="float" office:value="2.49257484295464" calcext:value-type="float">
            <text:p>2,49</text:p>
          </table:table-cell>
          <table:table-cell table:style-name="ce85" office:value-type="float" office:value="0.466943025588989" calcext:value-type="float">
            <text:p>0,466943025588989</text:p>
          </table:table-cell>
          <table:table-cell table:style-name="ce62"/>
          <table:table-cell table:style-name="ce70" office:value-type="string" calcext:value-type="string">
            <text:p>MDG-a_31_n2000_m200</text:p>
          </table:table-cell>
          <table:table-cell table:style-name="ce46" office:value-type="float" office:value="112962" calcext:value-type="float">
            <text:p>112962</text:p>
          </table:table-cell>
          <table:table-cell table:style-name="ce82" table:formula="of:=100*([.$D24]-[.L58])/[.$D24]" office:value-type="float" office:value="1.03119880146138" calcext:value-type="float">
            <text:p>1,03</text:p>
          </table:table-cell>
          <table:table-cell table:style-name="ce46" office:value-type="float" office:value="0.786759853363037" calcext:value-type="float">
            <text:p>0,786759853363037</text:p>
          </table:table-cell>
          <table:table-cell table:style-name="ce62"/>
          <table:table-cell table:style-name="ce70" office:value-type="string" calcext:value-type="string">
            <text:p>MDG-a_31_n2000_m200</text:p>
          </table:table-cell>
          <table:table-cell table:style-name="ce46" office:value-type="float" office:value="113562" calcext:value-type="float">
            <text:p>113562</text:p>
          </table:table-cell>
          <table:table-cell table:style-name="ce82" table:formula="of:=100*([.$D24]-[.Q58])/[.$D24]" office:value-type="float" office:value="0.505523966391856" calcext:value-type="float">
            <text:p>0,51</text:p>
          </table:table-cell>
          <table:table-cell table:style-name="ce46" office:value-type="float" office:value="0.641767501831055" calcext:value-type="float">
            <text:p>0,641767501831055</text:p>
          </table:table-cell>
          <table:table-cell table:style-name="ce62"/>
          <table:table-cell table:style-name="ce70" office:value-type="string" calcext:value-type="string">
            <text:p>MDG-a_31_n2000_m200</text:p>
          </table:table-cell>
          <table:table-cell table:style-name="ce62" office:value-type="float" office:value="112526" calcext:value-type="float">
            <text:p>112526</text:p>
          </table:table-cell>
          <table:table-cell table:style-name="ce82" table:formula="of:=100*([.$D24]-[.V58])/[.$D24]" office:value-type="float" office:value="1.41318918161189" calcext:value-type="float">
            <text:p>1,41</text:p>
          </table:table-cell>
          <table:table-cell table:style-name="ce62" office:value-type="float" office:value="1.24168419837952" calcext:value-type="float">
            <text:p>1,24168419837952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32_n2000_m200</text:p>
          </table:table-cell>
          <table:table-cell table:style-name="ce80" office:value-type="float" office:value="111469" calcext:value-type="float">
            <text:p>111469</text:p>
          </table:table-cell>
          <table:table-cell table:style-name="ce82" table:formula="of:=100*([.$D25]-[.G59])/[.$D25]" office:value-type="float" office:value="2.29902184202223" calcext:value-type="float">
            <text:p>2,30</text:p>
          </table:table-cell>
          <table:table-cell table:style-name="ce85" office:value-type="float" office:value="0.418976068496704" calcext:value-type="float">
            <text:p>0,418976068496704</text:p>
          </table:table-cell>
          <table:table-cell table:style-name="ce62"/>
          <table:table-cell table:style-name="ce70" office:value-type="string" calcext:value-type="string">
            <text:p>MDG-a_32_n2000_m200</text:p>
          </table:table-cell>
          <table:table-cell table:style-name="ce46" office:value-type="float" office:value="112835" calcext:value-type="float">
            <text:p>112835</text:p>
          </table:table-cell>
          <table:table-cell table:style-name="ce82" table:formula="of:=100*([.$D25]-[.L59])/[.$D25]" office:value-type="float" office:value="1.10174245345861" calcext:value-type="float">
            <text:p>1,10</text:p>
          </table:table-cell>
          <table:table-cell table:style-name="ce46" office:value-type="float" office:value="0.789051294326782" calcext:value-type="float">
            <text:p>0,789051294326782</text:p>
          </table:table-cell>
          <table:table-cell table:style-name="ce62"/>
          <table:table-cell table:style-name="ce70" office:value-type="string" calcext:value-type="string">
            <text:p>MDG-a_32_n2000_m200</text:p>
          </table:table-cell>
          <table:table-cell table:style-name="ce46" office:value-type="float" office:value="113104" calcext:value-type="float">
            <text:p>113104</text:p>
          </table:table-cell>
          <table:table-cell table:style-name="ce82" table:formula="of:=100*([.$D25]-[.Q59])/[.$D25]" office:value-type="float" office:value="0.865967815447183" calcext:value-type="float">
            <text:p>0,87</text:p>
          </table:table-cell>
          <table:table-cell table:style-name="ce46" office:value-type="float" office:value="0.636440753936768" calcext:value-type="float">
            <text:p>0,636440753936768</text:p>
          </table:table-cell>
          <table:table-cell table:style-name="ce62"/>
          <table:table-cell table:style-name="ce70" office:value-type="string" calcext:value-type="string">
            <text:p>MDG-a_32_n2000_m200</text:p>
          </table:table-cell>
          <table:table-cell table:style-name="ce62" office:value-type="float" office:value="112271" calcext:value-type="float">
            <text:p>112271</text:p>
          </table:table-cell>
          <table:table-cell table:style-name="ce82" table:formula="of:=100*([.$D25]-[.V59])/[.$D25]" office:value-type="float" office:value="1.59608035620377" calcext:value-type="float">
            <text:p>1,60</text:p>
          </table:table-cell>
          <table:table-cell table:style-name="ce62" office:value-type="float" office:value="1.24556422233582" calcext:value-type="float">
            <text:p>1,24556422233582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33_n2000_m200</text:p>
          </table:table-cell>
          <table:table-cell table:style-name="ce80" office:value-type="float" office:value="111736" calcext:value-type="float">
            <text:p>111736</text:p>
          </table:table-cell>
          <table:table-cell table:style-name="ce82" table:formula="of:=100*([.$D26]-[.G60])/[.$D26]" office:value-type="float" office:value="2.09246083207739" calcext:value-type="float">
            <text:p>2,09</text:p>
          </table:table-cell>
          <table:table-cell table:style-name="ce85" office:value-type="float" office:value="0.420640468597412" calcext:value-type="float">
            <text:p>0,420640468597412</text:p>
          </table:table-cell>
          <table:table-cell table:style-name="ce62"/>
          <table:table-cell table:style-name="ce70" office:value-type="string" calcext:value-type="string">
            <text:p>MDG-a_33_n2000_m200</text:p>
          </table:table-cell>
          <table:table-cell table:style-name="ce46" office:value-type="float" office:value="112799" calcext:value-type="float">
            <text:p>112799</text:p>
          </table:table-cell>
          <table:table-cell table:style-name="ce82" table:formula="of:=100*([.$D26]-[.L60])/[.$D26]" office:value-type="float" office:value="1.16101784024395" calcext:value-type="float">
            <text:p>1,16</text:p>
          </table:table-cell>
          <table:table-cell table:style-name="ce46" office:value-type="float" office:value="0.77577018737793" calcext:value-type="float">
            <text:p>0,77577018737793</text:p>
          </table:table-cell>
          <table:table-cell table:style-name="ce62"/>
          <table:table-cell table:style-name="ce70" office:value-type="string" calcext:value-type="string">
            <text:p>MDG-a_33_n2000_m200</text:p>
          </table:table-cell>
          <table:table-cell table:style-name="ce46" office:value-type="float" office:value="113278" calcext:value-type="float">
            <text:p>113278</text:p>
          </table:table-cell>
          <table:table-cell table:style-name="ce82" table:formula="of:=100*([.$D26]-[.Q60])/[.$D26]" office:value-type="float" office:value="0.741298937997266" calcext:value-type="float">
            <text:p>0,74</text:p>
          </table:table-cell>
          <table:table-cell table:style-name="ce46" office:value-type="float" office:value="0.639328718185425" calcext:value-type="float">
            <text:p>0,639328718185425</text:p>
          </table:table-cell>
          <table:table-cell table:style-name="ce62"/>
          <table:table-cell table:style-name="ce70" office:value-type="string" calcext:value-type="string">
            <text:p>MDG-a_33_n2000_m200</text:p>
          </table:table-cell>
          <table:table-cell table:style-name="ce62" office:value-type="float" office:value="112499" calcext:value-type="float">
            <text:p>112499</text:p>
          </table:table-cell>
          <table:table-cell table:style-name="ce82" table:formula="of:=100*([.$D26]-[.V60])/[.$D26]" office:value-type="float" office:value="1.42388980407276" calcext:value-type="float">
            <text:p>1,42</text:p>
          </table:table-cell>
          <table:table-cell table:style-name="ce62" office:value-type="float" office:value="1.23964071273804" calcext:value-type="float">
            <text:p>1,23964071273804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34_n2000_m200</text:p>
          </table:table-cell>
          <table:table-cell table:style-name="ce80" office:value-type="float" office:value="111657" calcext:value-type="float">
            <text:p>111657</text:p>
          </table:table-cell>
          <table:table-cell table:style-name="ce82" table:formula="of:=100*([.$D27]-[.G61])/[.$D27]" office:value-type="float" office:value="2.22936350183445" calcext:value-type="float">
            <text:p>2,23</text:p>
          </table:table-cell>
          <table:table-cell table:style-name="ce85" office:value-type="float" office:value="0.419509172439575" calcext:value-type="float">
            <text:p>0,419509172439575</text:p>
          </table:table-cell>
          <table:table-cell table:style-name="ce62"/>
          <table:table-cell table:style-name="ce70" office:value-type="string" calcext:value-type="string">
            <text:p>MDG-a_34_n2000_m200</text:p>
          </table:table-cell>
          <table:table-cell table:style-name="ce46" office:value-type="float" office:value="112787" calcext:value-type="float">
            <text:p>112787</text:p>
          </table:table-cell>
          <table:table-cell table:style-name="ce82" table:formula="of:=100*([.$D27]-[.L61])/[.$D27]" office:value-type="float" office:value="1.23989737572568" calcext:value-type="float">
            <text:p>1,24</text:p>
          </table:table-cell>
          <table:table-cell table:style-name="ce46" office:value-type="float" office:value="0.792940616607666" calcext:value-type="float">
            <text:p>0,792940616607666</text:p>
          </table:table-cell>
          <table:table-cell table:style-name="ce62"/>
          <table:table-cell table:style-name="ce70" office:value-type="string" calcext:value-type="string">
            <text:p>MDG-a_34_n2000_m200</text:p>
          </table:table-cell>
          <table:table-cell table:style-name="ce46" office:value-type="float" office:value="113222" calcext:value-type="float">
            <text:p>113222</text:p>
          </table:table-cell>
          <table:table-cell table:style-name="ce82" table:formula="of:=100*([.$D27]-[.Q61])/[.$D27]" office:value-type="float" office:value="0.858996698860801" calcext:value-type="float">
            <text:p>0,86</text:p>
          </table:table-cell>
          <table:table-cell table:style-name="ce46" office:value-type="float" office:value="0.645601272583008" calcext:value-type="float">
            <text:p>0,645601272583008</text:p>
          </table:table-cell>
          <table:table-cell table:style-name="ce62"/>
          <table:table-cell table:style-name="ce70" office:value-type="string" calcext:value-type="string">
            <text:p>MDG-a_34_n2000_m200</text:p>
          </table:table-cell>
          <table:table-cell table:style-name="ce62" office:value-type="float" office:value="112456" calcext:value-type="float">
            <text:p>112456</text:p>
          </table:table-cell>
          <table:table-cell table:style-name="ce82" table:formula="of:=100*([.$D27]-[.V61])/[.$D27]" office:value-type="float" office:value="1.52973214363896" calcext:value-type="float">
            <text:p>1,53</text:p>
          </table:table-cell>
          <table:table-cell table:style-name="ce62" office:value-type="float" office:value="1.24082374572754" calcext:value-type="float">
            <text:p>1,24082374572754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35_n2000_m200</text:p>
          </table:table-cell>
          <table:table-cell table:style-name="ce80" office:value-type="float" office:value="111530" calcext:value-type="float">
            <text:p>111530</text:p>
          </table:table-cell>
          <table:table-cell table:style-name="ce82" table:formula="of:=100*([.$D28]-[.G62])/[.$D28]" office:value-type="float" office:value="2.32089682956735" calcext:value-type="float">
            <text:p>2,32</text:p>
          </table:table-cell>
          <table:table-cell table:style-name="ce85" office:value-type="float" office:value="0.423422336578369" calcext:value-type="float">
            <text:p>0,423422336578369</text:p>
          </table:table-cell>
          <table:table-cell table:style-name="ce62"/>
          <table:table-cell table:style-name="ce70" office:value-type="string" calcext:value-type="string">
            <text:p>MDG-a_35_n2000_m200</text:p>
          </table:table-cell>
          <table:table-cell table:style-name="ce46" office:value-type="float" office:value="112914" calcext:value-type="float">
            <text:p>112914</text:p>
          </table:table-cell>
          <table:table-cell table:style-name="ce82" table:formula="of:=100*([.$D28]-[.L62])/[.$D28]" office:value-type="float" office:value="1.10877561744614" calcext:value-type="float">
            <text:p>1,11</text:p>
          </table:table-cell>
          <table:table-cell table:style-name="ce46" office:value-type="float" office:value="0.787003755569458" calcext:value-type="float">
            <text:p>0,787003755569458</text:p>
          </table:table-cell>
          <table:table-cell table:style-name="ce62"/>
          <table:table-cell table:style-name="ce70" office:value-type="string" calcext:value-type="string">
            <text:p>MDG-a_35_n2000_m200</text:p>
          </table:table-cell>
          <table:table-cell table:style-name="ce46" office:value-type="float" office:value="113680" calcext:value-type="float">
            <text:p>113680</text:p>
          </table:table-cell>
          <table:table-cell table:style-name="ce82" table:formula="of:=100*([.$D28]-[.Q62])/[.$D28]" office:value-type="float" office:value="0.437905062182519" calcext:value-type="float">
            <text:p>0,44</text:p>
          </table:table-cell>
          <table:table-cell table:style-name="ce46" office:value-type="float" office:value="0.643874645233154" calcext:value-type="float">
            <text:p>0,643874645233154</text:p>
          </table:table-cell>
          <table:table-cell table:style-name="ce62"/>
          <table:table-cell table:style-name="ce70" office:value-type="string" calcext:value-type="string">
            <text:p>MDG-a_35_n2000_m200</text:p>
          </table:table-cell>
          <table:table-cell table:style-name="ce62" office:value-type="float" office:value="112670" calcext:value-type="float">
            <text:p>112670</text:p>
          </table:table-cell>
          <table:table-cell table:style-name="ce82" table:formula="of:=100*([.$D28]-[.V62])/[.$D28]" office:value-type="float" office:value="1.32247328779121" calcext:value-type="float">
            <text:p>1,32</text:p>
          </table:table-cell>
          <table:table-cell table:style-name="ce62" office:value-type="float" office:value="1.2460675239563" calcext:value-type="float">
            <text:p>1,2460675239563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36_n2000_m200</text:p>
          </table:table-cell>
          <table:table-cell table:style-name="ce80" office:value-type="float" office:value="112098" calcext:value-type="float">
            <text:p>112098</text:p>
          </table:table-cell>
          <table:table-cell table:style-name="ce82" table:formula="of:=100*([.$D29]-[.G63])/[.$D29]" office:value-type="float" office:value="1.88530616531877" calcext:value-type="float">
            <text:p>1,89</text:p>
          </table:table-cell>
          <table:table-cell table:style-name="ce85" office:value-type="float" office:value="0.421610832214356" calcext:value-type="float">
            <text:p>0,421610832214356</text:p>
          </table:table-cell>
          <table:table-cell table:style-name="ce62"/>
          <table:table-cell table:style-name="ce70" office:value-type="string" calcext:value-type="string">
            <text:p>MDG-a_36_n2000_m200</text:p>
          </table:table-cell>
          <table:table-cell table:style-name="ce46" office:value-type="float" office:value="112946" calcext:value-type="float">
            <text:p>112946</text:p>
          </table:table-cell>
          <table:table-cell table:style-name="ce82" table:formula="of:=100*([.$D29]-[.L63])/[.$D29]" office:value-type="float" office:value="1.14308721072716" calcext:value-type="float">
            <text:p>1,14</text:p>
          </table:table-cell>
          <table:table-cell table:style-name="ce46" office:value-type="float" office:value="0.770937204360962" calcext:value-type="float">
            <text:p>0,770937204360962</text:p>
          </table:table-cell>
          <table:table-cell table:style-name="ce62"/>
          <table:table-cell table:style-name="ce70" office:value-type="string" calcext:value-type="string">
            <text:p>MDG-a_36_n2000_m200</text:p>
          </table:table-cell>
          <table:table-cell table:style-name="ce46" office:value-type="float" office:value="113686" calcext:value-type="float">
            <text:p>113686</text:p>
          </table:table-cell>
          <table:table-cell table:style-name="ce82" table:formula="of:=100*([.$D29]-[.Q63])/[.$D29]" office:value-type="float" office:value="0.495396141861849" calcext:value-type="float">
            <text:p>0,50</text:p>
          </table:table-cell>
          <table:table-cell table:style-name="ce46" office:value-type="float" office:value="0.635957956314087" calcext:value-type="float">
            <text:p>0,635957956314087</text:p>
          </table:table-cell>
          <table:table-cell table:style-name="ce62"/>
          <table:table-cell table:style-name="ce70" office:value-type="string" calcext:value-type="string">
            <text:p>MDG-a_36_n2000_m200</text:p>
          </table:table-cell>
          <table:table-cell table:style-name="ce62" office:value-type="float" office:value="112646" calcext:value-type="float">
            <text:p>112646</text:p>
          </table:table-cell>
          <table:table-cell table:style-name="ce82" table:formula="of:=100*([.$D29]-[.V63])/[.$D29]" office:value-type="float" office:value="1.40566467107797" calcext:value-type="float">
            <text:p>1,41</text:p>
          </table:table-cell>
          <table:table-cell table:style-name="ce62" office:value-type="float" office:value="1.25030088424683" calcext:value-type="float">
            <text:p>1,25030088424683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37_n2000_m200</text:p>
          </table:table-cell>
          <table:table-cell table:style-name="ce80" office:value-type="float" office:value="111744" calcext:value-type="float">
            <text:p>111744</text:p>
          </table:table-cell>
          <table:table-cell table:style-name="ce82" table:formula="of:=100*([.$D30]-[.G64])/[.$D30]" office:value-type="float" office:value="2.16175041370072" calcext:value-type="float">
            <text:p>2,16</text:p>
          </table:table-cell>
          <table:table-cell table:style-name="ce85" office:value-type="float" office:value="0.466435432434082" calcext:value-type="float">
            <text:p>0,466435432434082</text:p>
          </table:table-cell>
          <table:table-cell table:style-name="ce62"/>
          <table:table-cell table:style-name="ce70" office:value-type="string" calcext:value-type="string">
            <text:p>MDG-a_37_n2000_m200</text:p>
          </table:table-cell>
          <table:table-cell table:style-name="ce46" office:value-type="float" office:value="112819" calcext:value-type="float">
            <text:p>112819</text:p>
          </table:table-cell>
          <table:table-cell table:style-name="ce82" table:formula="of:=100*([.$D30]-[.L64])/[.$D30]" office:value-type="float" office:value="1.22052656002382" calcext:value-type="float">
            <text:p>1,22</text:p>
          </table:table-cell>
          <table:table-cell table:style-name="ce46" office:value-type="float" office:value="0.773501873016357" calcext:value-type="float">
            <text:p>0,773501873016357</text:p>
          </table:table-cell>
          <table:table-cell table:style-name="ce62"/>
          <table:table-cell table:style-name="ce70" office:value-type="string" calcext:value-type="string">
            <text:p>MDG-a_37_n2000_m200</text:p>
          </table:table-cell>
          <table:table-cell table:style-name="ce46" office:value-type="float" office:value="113454" calcext:value-type="float">
            <text:p>113454</text:p>
          </table:table-cell>
          <table:table-cell table:style-name="ce82" table:formula="of:=100*([.$D30]-[.Q64])/[.$D30]" office:value-type="float" office:value="0.664547818549552" calcext:value-type="float">
            <text:p>0,66</text:p>
          </table:table-cell>
          <table:table-cell table:style-name="ce46" office:value-type="float" office:value="0.63577127456665" calcext:value-type="float">
            <text:p>0,63577127456665</text:p>
          </table:table-cell>
          <table:table-cell table:style-name="ce62"/>
          <table:table-cell table:style-name="ce70" office:value-type="string" calcext:value-type="string">
            <text:p>MDG-a_37_n2000_m200</text:p>
          </table:table-cell>
          <table:table-cell table:style-name="ce62" office:value-type="float" office:value="112650" calcext:value-type="float">
            <text:p>112650</text:p>
          </table:table-cell>
          <table:table-cell table:style-name="ce82" table:formula="of:=100*([.$D30]-[.V64])/[.$D30]" office:value-type="float" office:value="1.36849570539256" calcext:value-type="float">
            <text:p>1,37</text:p>
          </table:table-cell>
          <table:table-cell table:style-name="ce62" office:value-type="float" office:value="1.24566268920898" calcext:value-type="float">
            <text:p>1,24566268920898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38_n2000_m200</text:p>
          </table:table-cell>
          <table:table-cell table:style-name="ce80" office:value-type="float" office:value="112092" calcext:value-type="float">
            <text:p>112092</text:p>
          </table:table-cell>
          <table:table-cell table:style-name="ce82" table:formula="of:=100*([.$D31]-[.G65])/[.$D31]" office:value-type="float" office:value="1.99863610134816" calcext:value-type="float">
            <text:p>2,00</text:p>
          </table:table-cell>
          <table:table-cell table:style-name="ce85" office:value-type="float" office:value="0.419497728347778" calcext:value-type="float">
            <text:p>0,419497728347778</text:p>
          </table:table-cell>
          <table:table-cell table:style-name="ce62"/>
          <table:table-cell table:style-name="ce70" office:value-type="string" calcext:value-type="string">
            <text:p>MDG-a_38_n2000_m200</text:p>
          </table:table-cell>
          <table:table-cell table:style-name="ce46" office:value-type="float" office:value="113183" calcext:value-type="float">
            <text:p>113183</text:p>
          </table:table-cell>
          <table:table-cell table:style-name="ce82" table:formula="of:=100*([.$D31]-[.L65])/[.$D31]" office:value-type="float" office:value="1.0447813390687" calcext:value-type="float">
            <text:p>1,04</text:p>
          </table:table-cell>
          <table:table-cell table:style-name="ce46" office:value-type="float" office:value="0.780085563659668" calcext:value-type="float">
            <text:p>0,780085563659668</text:p>
          </table:table-cell>
          <table:table-cell table:style-name="ce62"/>
          <table:table-cell table:style-name="ce70" office:value-type="string" calcext:value-type="string">
            <text:p>MDG-a_38_n2000_m200</text:p>
          </table:table-cell>
          <table:table-cell table:style-name="ce46" office:value-type="float" office:value="113694" calcext:value-type="float">
            <text:p>113694</text:p>
          </table:table-cell>
          <table:table-cell table:style-name="ce82" table:formula="of:=100*([.$D31]-[.Q65])/[.$D31]" office:value-type="float" office:value="0.598017101190788" calcext:value-type="float">
            <text:p>0,60</text:p>
          </table:table-cell>
          <table:table-cell table:style-name="ce46" office:value-type="float" office:value="0.639341592788696" calcext:value-type="float">
            <text:p>0,639341592788696</text:p>
          </table:table-cell>
          <table:table-cell table:style-name="ce62"/>
          <table:table-cell table:style-name="ce70" office:value-type="string" calcext:value-type="string">
            <text:p>MDG-a_38_n2000_m200</text:p>
          </table:table-cell>
          <table:table-cell table:style-name="ce62" office:value-type="float" office:value="112480" calcext:value-type="float">
            <text:p>112480</text:p>
          </table:table-cell>
          <table:table-cell table:style-name="ce82" table:formula="of:=100*([.$D31]-[.V65])/[.$D31]" office:value-type="float" office:value="1.65941002640368" calcext:value-type="float">
            <text:p>1,66</text:p>
          </table:table-cell>
          <table:table-cell table:style-name="ce62" office:value-type="float" office:value="1.26729917526245" calcext:value-type="float">
            <text:p>1,26729917526245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39_n2000_m200</text:p>
          </table:table-cell>
          <table:table-cell table:style-name="ce80" office:value-type="float" office:value="111631" calcext:value-type="float">
            <text:p>111631</text:p>
          </table:table-cell>
          <table:table-cell table:style-name="ce82" table:formula="of:=100*([.$D32]-[.G66])/[.$D32]" office:value-type="float" office:value="2.25041812243325" calcext:value-type="float">
            <text:p>2,25</text:p>
          </table:table-cell>
          <table:table-cell table:style-name="ce85" office:value-type="float" office:value="0.460290670394898" calcext:value-type="float">
            <text:p>0,460290670394898</text:p>
          </table:table-cell>
          <table:table-cell table:style-name="ce62"/>
          <table:table-cell table:style-name="ce70" office:value-type="string" calcext:value-type="string">
            <text:p>MDG-a_39_n2000_m200</text:p>
          </table:table-cell>
          <table:table-cell table:style-name="ce46" office:value-type="float" office:value="112832" calcext:value-type="float">
            <text:p>112832</text:p>
          </table:table-cell>
          <table:table-cell table:style-name="ce82" table:formula="of:=100*([.$D32]-[.L66])/[.$D32]" office:value-type="float" office:value="1.19876358350627" calcext:value-type="float">
            <text:p>1,20</text:p>
          </table:table-cell>
          <table:table-cell table:style-name="ce46" office:value-type="float" office:value="0.780600547790527" calcext:value-type="float">
            <text:p>0,780600547790527</text:p>
          </table:table-cell>
          <table:table-cell table:style-name="ce62"/>
          <table:table-cell table:style-name="ce70" office:value-type="string" calcext:value-type="string">
            <text:p>MDG-a_39_n2000_m200</text:p>
          </table:table-cell>
          <table:table-cell table:style-name="ce46" office:value-type="float" office:value="113178" calcext:value-type="float">
            <text:p>113178</text:p>
          </table:table-cell>
          <table:table-cell table:style-name="ce82" table:formula="of:=100*([.$D32]-[.Q66])/[.$D32]" office:value-type="float" office:value="0.895789003598918" calcext:value-type="float">
            <text:p>0,90</text:p>
          </table:table-cell>
          <table:table-cell table:style-name="ce46" office:value-type="float" office:value="0.635421991348267" calcext:value-type="float">
            <text:p>0,635421991348267</text:p>
          </table:table-cell>
          <table:table-cell table:style-name="ce62"/>
          <table:table-cell table:style-name="ce70" office:value-type="string" calcext:value-type="string">
            <text:p>MDG-a_39_n2000_m200</text:p>
          </table:table-cell>
          <table:table-cell table:style-name="ce62" office:value-type="float" office:value="112742" calcext:value-type="float">
            <text:p>112742</text:p>
          </table:table-cell>
          <table:table-cell table:style-name="ce82" table:formula="of:=100*([.$D32]-[.V66])/[.$D32]" office:value-type="float" office:value="1.27757200024518" calcext:value-type="float">
            <text:p>1,28</text:p>
          </table:table-cell>
          <table:table-cell table:style-name="ce62" office:value-type="float" office:value="1.23958802223206" calcext:value-type="float">
            <text:p>1,23958802223206</text:p>
          </table:table-cell>
          <table:table-cell table:number-columns-repeated="1000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70" office:value-type="string" calcext:value-type="string">
            <text:p>MDG-a_40_n2000_m200</text:p>
          </table:table-cell>
          <table:table-cell table:style-name="ce80" office:value-type="float" office:value="111811" calcext:value-type="float">
            <text:p>111811</text:p>
          </table:table-cell>
          <table:table-cell table:style-name="ce82" table:formula="of:=100*([.$D33]-[.G67])/[.$D33]" office:value-type="float" office:value="2.08422730337767" calcext:value-type="float">
            <text:p>2,08</text:p>
          </table:table-cell>
          <table:table-cell table:style-name="ce85" office:value-type="float" office:value="0.461909294128418" calcext:value-type="float">
            <text:p>0,461909294128418</text:p>
          </table:table-cell>
          <table:table-cell table:style-name="ce62"/>
          <table:table-cell table:style-name="ce70" office:value-type="string" calcext:value-type="string">
            <text:p>MDG-a_40_n2000_m200</text:p>
          </table:table-cell>
          <table:table-cell table:style-name="ce46" office:value-type="float" office:value="112963" calcext:value-type="float">
            <text:p>112963</text:p>
          </table:table-cell>
          <table:table-cell table:style-name="ce82" table:formula="of:=100*([.$D33]-[.L67])/[.$D33]" office:value-type="float" office:value="1.07539123048226" calcext:value-type="float">
            <text:p>1,08</text:p>
          </table:table-cell>
          <table:table-cell table:style-name="ce46" office:value-type="float" office:value="0.78711199760437" calcext:value-type="float">
            <text:p>0,78711199760437</text:p>
          </table:table-cell>
          <table:table-cell table:style-name="ce62"/>
          <table:table-cell table:style-name="ce70" office:value-type="string" calcext:value-type="string">
            <text:p>MDG-a_40_n2000_m200</text:p>
          </table:table-cell>
          <table:table-cell table:style-name="ce46" office:value-type="float" office:value="113526" calcext:value-type="float">
            <text:p>113526</text:p>
          </table:table-cell>
          <table:table-cell table:style-name="ce82" table:formula="of:=100*([.$D33]-[.Q67])/[.$D33]" office:value-type="float" office:value="0.582357628884938" calcext:value-type="float">
            <text:p>0,58</text:p>
          </table:table-cell>
          <table:table-cell table:style-name="ce46" office:value-type="float" office:value="0.640864372253418" calcext:value-type="float">
            <text:p>0,640864372253418</text:p>
          </table:table-cell>
          <table:table-cell table:style-name="ce62"/>
          <table:table-cell table:style-name="ce70" office:value-type="string" calcext:value-type="string">
            <text:p>MDG-a_40_n2000_m200</text:p>
          </table:table-cell>
          <table:table-cell table:style-name="ce62" office:value-type="float" office:value="112614" calcext:value-type="float">
            <text:p>112614</text:p>
          </table:table-cell>
          <table:table-cell table:style-name="ce82" table:formula="of:=100*([.$D33]-[.V67])/[.$D33]" office:value-type="float" office:value="1.38101951992714" calcext:value-type="float">
            <text:p>1,38</text:p>
          </table:table-cell>
          <table:table-cell table:style-name="ce62" office:value-type="float" office:value="1.24313712120056" calcext:value-type="float">
            <text:p>1,24313712120056</text:p>
          </table:table-cell>
          <table:table-cell table:number-columns-repeated="1000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71" table:number-columns-repeated="2"/>
          <table:table-cell table:style-name="ce62" table:formula="of:=AVERAGE([.H38:.H67])" office:value-type="float" office:value="1.32172404861651" calcext:value-type="float">
            <text:p>1,32172404861651</text:p>
          </table:table-cell>
          <table:table-cell table:style-name="ce62" table:formula="of:=AVERAGE([.I38:.I67])" office:value-type="float" office:value="0.564070057868958" calcext:value-type="float">
            <text:p>0,564070057868958</text:p>
          </table:table-cell>
          <table:table-cell table:style-name="ce62"/>
          <table:table-cell table:style-name="ce71" table:number-columns-repeated="2"/>
          <table:table-cell table:style-name="ce62" table:formula="of:=AVERAGE([.M38:.M67])" office:value-type="float" office:value="0.726644246665304" calcext:value-type="float">
            <text:p>0,726644246665304</text:p>
          </table:table-cell>
          <table:table-cell table:style-name="ce62" table:formula="of:=AVERAGE([.N38:.N67])" office:value-type="float" office:value="0.580085372924805" calcext:value-type="float">
            <text:p>0,580085372924805</text:p>
          </table:table-cell>
          <table:table-cell table:style-name="ce62"/>
          <table:table-cell table:style-name="ce71" table:number-columns-repeated="2"/>
          <table:table-cell table:style-name="ce62" table:formula="of:=AVERAGE([.R38:.R67])" office:value-type="float" office:value="0.528242741524476" calcext:value-type="float">
            <text:p>0,528242741524476</text:p>
          </table:table-cell>
          <table:table-cell table:style-name="ce62" table:formula="of:=AVERAGE([.S38:.S67])" office:value-type="float" office:value="0.518678053220113" calcext:value-type="float">
            <text:p>0,518678053220113</text:p>
          </table:table-cell>
          <table:table-cell table:style-name="ce62"/>
          <table:table-cell table:style-name="ce71" table:number-columns-repeated="2"/>
          <table:table-cell table:style-name="ce62" table:formula="of:=AVERAGE([.W38:.W67])" office:value-type="float" office:value="0.856456551355265" calcext:value-type="float">
            <text:p>0,856456551355265</text:p>
          </table:table-cell>
          <table:table-cell table:style-name="ce62" table:formula="of:=AVERAGE([.X38:.X67])" office:value-type="float" office:value="1.1250616312027" calcext:value-type="float">
            <text:p>1,1250616312027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3" office:value-type="string" calcext:value-type="string" table:number-columns-spanned="4" table:number-rows-spanned="1">
            <text:p>Algoritmo Poblacional Cooperativo – Mutación</text:p>
          </table:table-cell>
          <table:covered-table-cell table:style-name="ce71"/>
          <table:covered-table-cell table:number-columns-repeated="2" table:style-name="ce62"/>
          <table:table-cell/>
          <table:table-cell table:style-name="ce53" office:value-type="string" calcext:value-type="string" table:number-columns-spanned="4" table:number-rows-spanned="1">
            <text:p>Algoritmo Poblacional Cooperativo – Reinicialización</text:p>
          </table:table-cell>
          <table:covered-table-cell table:style-name="ce71"/>
          <table:covered-table-cell table:number-columns-repeated="2" table:style-name="ce62"/>
          <table:table-cell/>
          <table:table-cell table:style-name="ce53" office:value-type="string" calcext:value-type="string" table:number-columns-spanned="4" table:number-rows-spanned="1">
            <text:p>Algoritmo Poblacional Cooperativo – Mutación Sin Copia</text:p>
          </table:table-cell>
          <table:covered-table-cell table:style-name="ce71"/>
          <table:covered-table-cell table:number-columns-repeated="2" table:style-name="ce62"/>
          <table:table-cell/>
          <table:table-cell table:style-name="ce53" office:value-type="string" calcext:value-type="string" table:number-columns-spanned="4" table:number-rows-spanned="1">
            <text:p>Algoritmo Poblacional Cooperativo – Mutación(300.000 evals)</text:p>
          </table:table-cell>
          <table:covered-table-cell table:style-name="ce71"/>
          <table:covered-table-cell table:number-columns-repeated="2" table:style-name="ce62"/>
          <table:table-cell/>
          <table:table-cell table:style-name="ce53" office:value-type="string" calcext:value-type="string" table:number-columns-spanned="4" table:number-rows-spanned="1">
            <text:p>Algoritmo Poblacional Cooperativo – Mutación(50.000 evals)</text:p>
          </table:table-cell>
          <table:covered-table-cell table:style-name="ce71"/>
          <table:covered-table-cell table:number-columns-repeated="2" table:style-name="ce62"/>
          <table:table-cell table:number-columns-repeated="99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72" office:value-type="string" calcext:value-type="string">
            <text:p>Caso</text:p>
          </table:table-cell>
          <table:table-cell table:style-name="ce81" office:value-type="string" calcext:value-type="string">
            <text:p>Coste Obtenido</text:p>
          </table:table-cell>
          <table:table-cell table:style-name="ce81" office:value-type="string" calcext:value-type="string">
            <text:p>Desv</text:p>
          </table:table-cell>
          <table:table-cell table:style-name="ce81" office:value-type="string" calcext:value-type="string">
            <text:p>Tiempo</text:p>
          </table:table-cell>
          <table:table-cell/>
          <table:table-cell table:style-name="ce72" office:value-type="string" calcext:value-type="string">
            <text:p>Caso</text:p>
          </table:table-cell>
          <table:table-cell table:style-name="ce81" office:value-type="string" calcext:value-type="string">
            <text:p>Coste Obtenido</text:p>
          </table:table-cell>
          <table:table-cell table:style-name="ce81" office:value-type="string" calcext:value-type="string">
            <text:p>Desv</text:p>
          </table:table-cell>
          <table:table-cell table:style-name="ce81" office:value-type="string" calcext:value-type="string">
            <text:p>Tiempo</text:p>
          </table:table-cell>
          <table:table-cell/>
          <table:table-cell table:style-name="ce72" office:value-type="string" calcext:value-type="string">
            <text:p>Caso</text:p>
          </table:table-cell>
          <table:table-cell table:style-name="ce81" office:value-type="string" calcext:value-type="string">
            <text:p>Coste Obtenido</text:p>
          </table:table-cell>
          <table:table-cell table:style-name="ce81" office:value-type="string" calcext:value-type="string">
            <text:p>Desv</text:p>
          </table:table-cell>
          <table:table-cell table:style-name="ce81" office:value-type="string" calcext:value-type="string">
            <text:p>Tiempo</text:p>
          </table:table-cell>
          <table:table-cell/>
          <table:table-cell table:style-name="ce72" office:value-type="string" calcext:value-type="string">
            <text:p>Caso</text:p>
          </table:table-cell>
          <table:table-cell table:style-name="ce81" office:value-type="string" calcext:value-type="string">
            <text:p>Coste Obtenido</text:p>
          </table:table-cell>
          <table:table-cell table:style-name="ce81" office:value-type="string" calcext:value-type="string">
            <text:p>Desv</text:p>
          </table:table-cell>
          <table:table-cell table:style-name="ce81" office:value-type="string" calcext:value-type="string">
            <text:p>Tiempo</text:p>
          </table:table-cell>
          <table:table-cell/>
          <table:table-cell table:style-name="ce72" office:value-type="string" calcext:value-type="string">
            <text:p>Caso</text:p>
          </table:table-cell>
          <table:table-cell table:style-name="ce81" office:value-type="string" calcext:value-type="string">
            <text:p>Coste Obtenido</text:p>
          </table:table-cell>
          <table:table-cell table:style-name="ce81" office:value-type="string" calcext:value-type="string">
            <text:p>Desv</text:p>
          </table:table-cell>
          <table:table-cell table:style-name="ce81" office:value-type="string" calcext:value-type="string">
            <text:p>Tiempo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6" office:value-type="string" calcext:value-type="string">
            <text:p>GKD-c_11_n500_m50</text:p>
          </table:table-cell>
          <table:table-cell table:style-name="ce46" office:value-type="float" office:value="19587.12018" calcext:value-type="float">
            <text:p>19587,12018</text:p>
          </table:table-cell>
          <table:table-cell table:style-name="ce83" table:formula="of:=100*([.$D4]-[.G72])/[.$D4]" office:value-type="float" office:value="0.0000445700849667833" calcext:value-type="float">
            <text:p>0,00</text:p>
          </table:table-cell>
          <table:table-cell table:style-name="ce46" office:value-type="float" office:value="0.559924364089966" calcext:value-type="float">
            <text:p>0,559924364089966</text:p>
          </table:table-cell>
          <table:table-cell/>
          <table:table-cell table:style-name="ce46" office:value-type="string" calcext:value-type="string">
            <text:p>GKD-c_11_n500_m50</text:p>
          </table:table-cell>
          <table:table-cell table:style-name="ce46" office:value-type="float" office:value="19587.12018" calcext:value-type="float">
            <text:p>19587,12018</text:p>
          </table:table-cell>
          <table:table-cell table:style-name="ce92" table:formula="of:=100*([.$D4]-[.L72])/[.$D4]" office:value-type="float" office:value="0.0000445700849667833" calcext:value-type="float">
            <text:p>0,00</text:p>
          </table:table-cell>
          <table:table-cell table:style-name="ce46" office:value-type="float" office:value="0.56175947189331" calcext:value-type="float">
            <text:p>0,56175947189331</text:p>
          </table:table-cell>
          <table:table-cell/>
          <table:table-cell table:style-name="ce46"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table:style-name="ce83" table:formula="of:=100*([.$D4]-[.Q72])/[.$D4]" office:value-type="float" office:value="0.00004457008494821" calcext:value-type="float">
            <text:p>0,00</text:p>
          </table:table-cell>
          <table:table-cell office:value-type="float" office:value="0.533421754837036" calcext:value-type="float">
            <text:p>0,533421754837036</text:p>
          </table:table-cell>
          <table:table-cell/>
          <table:table-cell table:style-name="ce46"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table:style-name="ce83" table:formula="of:=100*([.$D4]-[.V72])/[.$D4]" office:value-type="float" office:value="0.0000445700849667833" calcext:value-type="float">
            <text:p>0,00</text:p>
          </table:table-cell>
          <table:table-cell office:value-type="float" office:value="1.70262956619263" calcext:value-type="float">
            <text:p>1,70262956619263</text:p>
          </table:table-cell>
          <table:table-cell/>
          <table:table-cell table:style-name="ce46"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table:style-name="ce83" table:formula="of:=100*([.$D4]-[.AA72])/[.$D4]" office:value-type="float" office:value="0.0000445700849667833" calcext:value-type="float">
            <text:p>0,00</text:p>
          </table:table-cell>
          <table:table-cell office:value-type="float" office:value="0.289173603057861" calcext:value-type="float">
            <text:p>0,289173603057861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6" office:value-type="string" calcext:value-type="string">
            <text:p>GKD-c_12_n500_m50</text:p>
          </table:table-cell>
          <table:table-cell table:style-name="ce46" office:value-type="float" office:value="19360.22393" calcext:value-type="float">
            <text:p>19360,22393</text:p>
          </table:table-cell>
          <table:table-cell table:style-name="ce83" table:formula="of:=100*([.$D5]-[.G73])/[.$D5]" office:value-type="float" office:value="0.0000640488049041179" calcext:value-type="float">
            <text:p>0,00</text:p>
          </table:table-cell>
          <table:table-cell table:style-name="ce46" office:value-type="float" office:value="0.547285795211792" calcext:value-type="float">
            <text:p>0,547285795211792</text:p>
          </table:table-cell>
          <table:table-cell/>
          <table:table-cell table:style-name="ce46" office:value-type="string" calcext:value-type="string">
            <text:p>GKD-c_12_n500_m50</text:p>
          </table:table-cell>
          <table:table-cell table:style-name="ce46" office:value-type="float" office:value="19360.22393" calcext:value-type="float">
            <text:p>19360,22393</text:p>
          </table:table-cell>
          <table:table-cell table:style-name="ce92" table:formula="of:=100*([.$D5]-[.L73])/[.$D5]" office:value-type="float" office:value="0.0000640488049041179" calcext:value-type="float">
            <text:p>0,00</text:p>
          </table:table-cell>
          <table:table-cell table:style-name="ce46" office:value-type="float" office:value="0.565002918243408" calcext:value-type="float">
            <text:p>0,565002918243408</text:p>
          </table:table-cell>
          <table:table-cell/>
          <table:table-cell table:style-name="ce46"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table:style-name="ce83" table:formula="of:=100*([.$D5]-[.Q73])/[.$D5]" office:value-type="float" office:value="0.0000640488049041179" calcext:value-type="float">
            <text:p>0,00</text:p>
          </table:table-cell>
          <table:table-cell office:value-type="float" office:value="0.533498287200928" calcext:value-type="float">
            <text:p>0,533498287200928</text:p>
          </table:table-cell>
          <table:table-cell/>
          <table:table-cell table:style-name="ce46"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table:style-name="ce83" table:formula="of:=100*([.$D5]-[.V73])/[.$D5]" office:value-type="float" office:value="0.0000640488049041179" calcext:value-type="float">
            <text:p>0,00</text:p>
          </table:table-cell>
          <table:table-cell office:value-type="float" office:value="1.65203428268433" calcext:value-type="float">
            <text:p>1,65203428268433</text:p>
          </table:table-cell>
          <table:table-cell/>
          <table:table-cell table:style-name="ce46"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table:style-name="ce83" table:formula="of:=100*([.$D5]-[.AA73])/[.$D5]" office:value-type="float" office:value="0.0000640488049041179" calcext:value-type="float">
            <text:p>0,00</text:p>
          </table:table-cell>
          <table:table-cell office:value-type="float" office:value="0.284993886947632" calcext:value-type="float">
            <text:p>0,284993886947632</text:p>
          </table:table-cell>
          <table:table-cell table:number-columns-repeated="995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46" office:value-type="string" calcext:value-type="string">
            <text:p>GKD-c_13_n500_m50</text:p>
          </table:table-cell>
          <table:table-cell table:style-name="ce46" office:value-type="float" office:value="19366.69852" calcext:value-type="float">
            <text:p>19366,69852</text:p>
          </table:table-cell>
          <table:table-cell table:style-name="ce83" table:formula="of:=100*([.$D6]-[.G74])/[.$D6]" office:value-type="float" office:value="0.00000361445172085679" calcext:value-type="float">
            <text:p>0,00</text:p>
          </table:table-cell>
          <table:table-cell table:style-name="ce46" office:value-type="float" office:value="0.570228815078735" calcext:value-type="float">
            <text:p>0,570228815078735</text:p>
          </table:table-cell>
          <table:table-cell/>
          <table:table-cell table:style-name="ce46" office:value-type="string" calcext:value-type="string">
            <text:p>GKD-c_13_n500_m50</text:p>
          </table:table-cell>
          <table:table-cell table:style-name="ce46" office:value-type="float" office:value="19366.69852" calcext:value-type="float">
            <text:p>19366,69852</text:p>
          </table:table-cell>
          <table:table-cell table:style-name="ce92" table:formula="of:=100*([.$D6]-[.L74])/[.$D6]" office:value-type="float" office:value="0.00000361445173964151" calcext:value-type="float">
            <text:p>0,00</text:p>
          </table:table-cell>
          <table:table-cell table:style-name="ce46" office:value-type="float" office:value="0.571977615356445" calcext:value-type="float">
            <text:p>0,571977615356445</text:p>
          </table:table-cell>
          <table:table-cell/>
          <table:table-cell table:style-name="ce46"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table:style-name="ce83" table:formula="of:=100*([.$D6]-[.Q74])/[.$D6]" office:value-type="float" office:value="0.00000361445173964151" calcext:value-type="float">
            <text:p>0,00</text:p>
          </table:table-cell>
          <table:table-cell office:value-type="float" office:value="0.541678428649902" calcext:value-type="float">
            <text:p>0,541678428649902</text:p>
          </table:table-cell>
          <table:table-cell/>
          <table:table-cell table:style-name="ce46"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table:style-name="ce83" table:formula="of:=100*([.$D6]-[.V74])/[.$D6]" office:value-type="float" office:value="0.00000361445172085679" calcext:value-type="float">
            <text:p>0,00</text:p>
          </table:table-cell>
          <table:table-cell office:value-type="float" office:value="1.71242165565491" calcext:value-type="float">
            <text:p>1,71242165565491</text:p>
          </table:table-cell>
          <table:table-cell/>
          <table:table-cell table:style-name="ce46"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table:style-name="ce83" table:formula="of:=100*([.$D6]-[.AA74])/[.$D6]" office:value-type="float" office:value="0.00000361445172085679" calcext:value-type="float">
            <text:p>0,00</text:p>
          </table:table-cell>
          <table:table-cell office:value-type="float" office:value="0.290518999099731" calcext:value-type="float">
            <text:p>0,290518999099731</text:p>
          </table:table-cell>
          <table:table-cell table:number-columns-repeated="995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46" office:value-type="string" calcext:value-type="string">
            <text:p>GKD-c_14_n500_m50</text:p>
          </table:table-cell>
          <table:table-cell table:style-name="ce46" office:value-type="float" office:value="19458.56466" calcext:value-type="float">
            <text:p>19458,56466</text:p>
          </table:table-cell>
          <table:table-cell table:style-name="ce83" table:formula="of:=100*([.$D7]-[.G75])/[.$D7]" office:value-type="float" office:value="0.0000089934682696342" calcext:value-type="float">
            <text:p>0,00</text:p>
          </table:table-cell>
          <table:table-cell table:style-name="ce46" office:value-type="float" office:value="0.567022085189819" calcext:value-type="float">
            <text:p>0,567022085189819</text:p>
          </table:table-cell>
          <table:table-cell/>
          <table:table-cell table:style-name="ce46" office:value-type="string" calcext:value-type="string">
            <text:p>GKD-c_14_n500_m50</text:p>
          </table:table-cell>
          <table:table-cell table:style-name="ce46" office:value-type="float" office:value="19458.56466" calcext:value-type="float">
            <text:p>19458,56466</text:p>
          </table:table-cell>
          <table:table-cell table:style-name="ce92" table:formula="of:=100*([.$D7]-[.L75])/[.$D7]" office:value-type="float" office:value="0.0000089934682696342" calcext:value-type="float">
            <text:p>0,00</text:p>
          </table:table-cell>
          <table:table-cell table:style-name="ce46" office:value-type="float" office:value="0.562175989151001" calcext:value-type="float">
            <text:p>0,562175989151001</text:p>
          </table:table-cell>
          <table:table-cell/>
          <table:table-cell table:style-name="ce46"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table:style-name="ce83" table:formula="of:=100*([.$D7]-[.Q75])/[.$D7]" office:value-type="float" office:value="0.0000089934682696342" calcext:value-type="float">
            <text:p>0,00</text:p>
          </table:table-cell>
          <table:table-cell office:value-type="float" office:value="0.539567708969116" calcext:value-type="float">
            <text:p>0,539567708969116</text:p>
          </table:table-cell>
          <table:table-cell/>
          <table:table-cell table:style-name="ce46"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table:style-name="ce83" table:formula="of:=100*([.$D7]-[.V75])/[.$D7]" office:value-type="float" office:value="0.0000089934682696342" calcext:value-type="float">
            <text:p>0,00</text:p>
          </table:table-cell>
          <table:table-cell office:value-type="float" office:value="1.75439548492432" calcext:value-type="float">
            <text:p>1,75439548492432</text:p>
          </table:table-cell>
          <table:table-cell/>
          <table:table-cell table:style-name="ce46"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table:style-name="ce83" table:formula="of:=100*([.$D7]-[.AA75])/[.$D7]" office:value-type="float" office:value="0.00000899346828833023" calcext:value-type="float">
            <text:p>0,00</text:p>
          </table:table-cell>
          <table:table-cell office:value-type="float" office:value="0.292820692062378" calcext:value-type="float">
            <text:p>0,292820692062378</text:p>
          </table:table-cell>
          <table:table-cell table:number-columns-repeated="995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46" office:value-type="string" calcext:value-type="string">
            <text:p>GKD-c_15_n500_m50</text:p>
          </table:table-cell>
          <table:table-cell table:style-name="ce46" office:value-type="float" office:value="19422.1464" calcext:value-type="float">
            <text:p>19422,1464</text:p>
          </table:table-cell>
          <table:table-cell table:style-name="ce83" table:formula="of:=100*([.$D8]-[.G76])/[.$D8]" office:value-type="float" office:value="0.0000205435542083225" calcext:value-type="float">
            <text:p>0,00</text:p>
          </table:table-cell>
          <table:table-cell table:style-name="ce46" office:value-type="float" office:value="0.569543838500977" calcext:value-type="float">
            <text:p>0,569543838500977</text:p>
          </table:table-cell>
          <table:table-cell/>
          <table:table-cell table:style-name="ce46" office:value-type="string" calcext:value-type="string">
            <text:p>GKD-c_15_n500_m50</text:p>
          </table:table-cell>
          <table:table-cell table:style-name="ce46" office:value-type="float" office:value="19422.1464" calcext:value-type="float">
            <text:p>19422,1464</text:p>
          </table:table-cell>
          <table:table-cell table:style-name="ce92" table:formula="of:=100*([.$D8]-[.L76])/[.$D8]" office:value-type="float" office:value="0.0000205435542083225" calcext:value-type="float">
            <text:p>0,00</text:p>
          </table:table-cell>
          <table:table-cell table:style-name="ce46" office:value-type="float" office:value="0.555885791778564" calcext:value-type="float">
            <text:p>0,555885791778564</text:p>
          </table:table-cell>
          <table:table-cell/>
          <table:table-cell table:style-name="ce46"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table:style-name="ce83" table:formula="of:=100*([.$D8]-[.Q76])/[.$D8]" office:value-type="float" office:value="0.0000205435542083225" calcext:value-type="float">
            <text:p>0,00</text:p>
          </table:table-cell>
          <table:table-cell office:value-type="float" office:value="0.522727012634277" calcext:value-type="float">
            <text:p>0,522727012634277</text:p>
          </table:table-cell>
          <table:table-cell/>
          <table:table-cell table:style-name="ce46"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table:style-name="ce83" table:formula="of:=100*([.$D8]-[.V76])/[.$D8]" office:value-type="float" office:value="0.0000205435542083225" calcext:value-type="float">
            <text:p>0,00</text:p>
          </table:table-cell>
          <table:table-cell office:value-type="float" office:value="1.71939897537231" calcext:value-type="float">
            <text:p>1,71939897537231</text:p>
          </table:table-cell>
          <table:table-cell/>
          <table:table-cell table:style-name="ce46"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table:style-name="ce83" table:formula="of:=100*([.$D8]-[.AA76])/[.$D8]" office:value-type="float" office:value="0.0000205435542083225" calcext:value-type="float">
            <text:p>0,00</text:p>
          </table:table-cell>
          <table:table-cell office:value-type="float" office:value="0.287569284439087" calcext:value-type="float">
            <text:p>0,287569284439087</text:p>
          </table:table-cell>
          <table:table-cell table:number-columns-repeated="995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46" office:value-type="string" calcext:value-type="string">
            <text:p>GKD-c_16_n500_m50</text:p>
          </table:table-cell>
          <table:table-cell table:style-name="ce46" office:value-type="float" office:value="19680.20477" calcext:value-type="float">
            <text:p>19680,20477</text:p>
          </table:table-cell>
          <table:table-cell table:style-name="ce83" table:formula="of:=100*([.$D9]-[.G77])/[.$D9]" office:value-type="float" office:value="0.0000213920492398646" calcext:value-type="float">
            <text:p>0,00</text:p>
          </table:table-cell>
          <table:table-cell table:style-name="ce46" office:value-type="float" office:value="0.565295457839966" calcext:value-type="float">
            <text:p>0,565295457839966</text:p>
          </table:table-cell>
          <table:table-cell/>
          <table:table-cell table:style-name="ce46" office:value-type="string" calcext:value-type="string">
            <text:p>GKD-c_16_n500_m50</text:p>
          </table:table-cell>
          <table:table-cell table:style-name="ce46" office:value-type="float" office:value="19680.20477" calcext:value-type="float">
            <text:p>19680,20477</text:p>
          </table:table-cell>
          <table:table-cell table:style-name="ce92" table:formula="of:=100*([.$D9]-[.L77])/[.$D9]" office:value-type="float" office:value="0.0000213920492398646" calcext:value-type="float">
            <text:p>0,00</text:p>
          </table:table-cell>
          <table:table-cell table:style-name="ce46" office:value-type="float" office:value="0.567338705062866" calcext:value-type="float">
            <text:p>0,567338705062866</text:p>
          </table:table-cell>
          <table:table-cell/>
          <table:table-cell table:style-name="ce46"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table:style-name="ce83" table:formula="of:=100*([.$D9]-[.Q77])/[.$D9]" office:value-type="float" office:value="0.0000213920492398646" calcext:value-type="float">
            <text:p>0,00</text:p>
          </table:table-cell>
          <table:table-cell office:value-type="float" office:value="0.529358625411987" calcext:value-type="float">
            <text:p>0,529358625411987</text:p>
          </table:table-cell>
          <table:table-cell/>
          <table:table-cell table:style-name="ce46"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table:style-name="ce83" table:formula="of:=100*([.$D9]-[.V77])/[.$D9]" office:value-type="float" office:value="0.0000213920492398646" calcext:value-type="float">
            <text:p>0,00</text:p>
          </table:table-cell>
          <table:table-cell office:value-type="float" office:value="1.77845740318298" calcext:value-type="float">
            <text:p>1,77845740318298</text:p>
          </table:table-cell>
          <table:table-cell/>
          <table:table-cell table:style-name="ce46"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table:style-name="ce83" table:formula="of:=100*([.$D9]-[.AA77])/[.$D9]" office:value-type="float" office:value="0.0000213920492583501" calcext:value-type="float">
            <text:p>0,00</text:p>
          </table:table-cell>
          <table:table-cell office:value-type="float" office:value="0.298054218292236" calcext:value-type="float">
            <text:p>0,298054218292236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GKD-c_17_n500_m50</text:p>
          </table:table-cell>
          <table:table-cell table:style-name="ce46" office:value-type="float" office:value="19331.38841" calcext:value-type="float">
            <text:p>19331,38841</text:p>
          </table:table-cell>
          <table:table-cell table:style-name="ce83" table:formula="of:=100*([.$D10]-[.G78])/[.$D10]" office:value-type="float" office:value="0.00000134496285553099" calcext:value-type="float">
            <text:p>0,00</text:p>
          </table:table-cell>
          <table:table-cell table:style-name="ce46" office:value-type="float" office:value="0.571606397628784" calcext:value-type="float">
            <text:p>0,571606397628784</text:p>
          </table:table-cell>
          <table:table-cell/>
          <table:table-cell table:style-name="ce46" office:value-type="string" calcext:value-type="string">
            <text:p>GKD-c_17_n500_m50</text:p>
          </table:table-cell>
          <table:table-cell table:style-name="ce46" office:value-type="float" office:value="19331.38841" calcext:value-type="float">
            <text:p>19331,38841</text:p>
          </table:table-cell>
          <table:table-cell table:style-name="ce92" table:formula="of:=100*([.$D10]-[.L78])/[.$D10]" office:value-type="float" office:value="0.00000134496285553099" calcext:value-type="float">
            <text:p>0,00</text:p>
          </table:table-cell>
          <table:table-cell table:style-name="ce46" office:value-type="float" office:value="0.583657503128052" calcext:value-type="float">
            <text:p>0,583657503128052</text:p>
          </table:table-cell>
          <table:table-cell/>
          <table:table-cell table:style-name="ce46"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table:style-name="ce83" table:formula="of:=100*([.$D10]-[.Q78])/[.$D10]" office:value-type="float" office:value="0.00000134496285553099" calcext:value-type="float">
            <text:p>0,00</text:p>
          </table:table-cell>
          <table:table-cell office:value-type="float" office:value="0.533056735992432" calcext:value-type="float">
            <text:p>0,533056735992432</text:p>
          </table:table-cell>
          <table:table-cell/>
          <table:table-cell table:style-name="ce46"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table:style-name="ce83" table:formula="of:=100*([.$D10]-[.V78])/[.$D10]" office:value-type="float" office:value="0.00000134496285553099" calcext:value-type="float">
            <text:p>0,00</text:p>
          </table:table-cell>
          <table:table-cell office:value-type="float" office:value="1.68274188041687" calcext:value-type="float">
            <text:p>1,68274188041687</text:p>
          </table:table-cell>
          <table:table-cell/>
          <table:table-cell table:style-name="ce46"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table:style-name="ce83" table:formula="of:=100*([.$D10]-[.AA78])/[.$D10]" office:value-type="float" office:value="0.00000134496285553099" calcext:value-type="float">
            <text:p>0,00</text:p>
          </table:table-cell>
          <table:table-cell office:value-type="float" office:value="0.290763139724731" calcext:value-type="float">
            <text:p>0,290763139724731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GKD-c_18_n500_m50</text:p>
          </table:table-cell>
          <table:table-cell table:style-name="ce46" office:value-type="float" office:value="19461.3946" calcext:value-type="float">
            <text:p>19461,3946</text:p>
          </table:table-cell>
          <table:table-cell table:style-name="ce83" table:formula="of:=100*([.$D11]-[.G79])/[.$D11]" office:value-type="float" office:value="-0.000000359686464203396" calcext:value-type="float">
            <text:p>0,00</text:p>
          </table:table-cell>
          <table:table-cell table:style-name="ce46" office:value-type="float" office:value="0.573170185089111" calcext:value-type="float">
            <text:p>0,573170185089111</text:p>
          </table:table-cell>
          <table:table-cell/>
          <table:table-cell table:style-name="ce46" office:value-type="string" calcext:value-type="string">
            <text:p>GKD-c_18_n500_m50</text:p>
          </table:table-cell>
          <table:table-cell table:style-name="ce46" office:value-type="float" office:value="19461.3946" calcext:value-type="float">
            <text:p>19461,3946</text:p>
          </table:table-cell>
          <table:table-cell table:style-name="ce92" table:formula="of:=100*([.$D11]-[.L79])/[.$D11]" office:value-type="float" office:value="-0.000000359686464203396" calcext:value-type="float">
            <text:p>0,00</text:p>
          </table:table-cell>
          <table:table-cell table:style-name="ce46" office:value-type="float" office:value="0.567113637924194" calcext:value-type="float">
            <text:p>0,567113637924194</text:p>
          </table:table-cell>
          <table:table-cell/>
          <table:table-cell table:style-name="ce46"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table:style-name="ce83" table:formula="of:=100*([.$D11]-[.Q79])/[.$D11]" office:value-type="float" office:value="-0.000000359686482896706" calcext:value-type="float">
            <text:p>0,00</text:p>
          </table:table-cell>
          <table:table-cell office:value-type="float" office:value="0.534056901931763" calcext:value-type="float">
            <text:p>0,534056901931763</text:p>
          </table:table-cell>
          <table:table-cell/>
          <table:table-cell table:style-name="ce46"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table:style-name="ce83" table:formula="of:=100*([.$D11]-[.V79])/[.$D11]" office:value-type="float" office:value="-0.000000359686464203396" calcext:value-type="float">
            <text:p>0,00</text:p>
          </table:table-cell>
          <table:table-cell office:value-type="float" office:value="1.73300313949585" calcext:value-type="float">
            <text:p>1,73300313949585</text:p>
          </table:table-cell>
          <table:table-cell/>
          <table:table-cell table:style-name="ce46"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table:style-name="ce83" table:formula="of:=100*([.$D11]-[.AA79])/[.$D11]" office:value-type="float" office:value="-0.000000359686464203396" calcext:value-type="float">
            <text:p>0,00</text:p>
          </table:table-cell>
          <table:table-cell office:value-type="float" office:value="0.287924289703369" calcext:value-type="float">
            <text:p>0,287924289703369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GKD-c_19_n500_m50</text:p>
          </table:table-cell>
          <table:table-cell table:style-name="ce46" office:value-type="float" office:value="19477.32577" calcext:value-type="float">
            <text:p>19477,32577</text:p>
          </table:table-cell>
          <table:table-cell table:style-name="ce83" table:formula="of:=100*([.$D12]-[.G80])/[.$D12]" office:value-type="float" office:value="0.000012116651641526" calcext:value-type="float">
            <text:p>0,00</text:p>
          </table:table-cell>
          <table:table-cell table:style-name="ce46" office:value-type="float" office:value="0.558733224868774" calcext:value-type="float">
            <text:p>0,558733224868774</text:p>
          </table:table-cell>
          <table:table-cell/>
          <table:table-cell table:style-name="ce46" office:value-type="string" calcext:value-type="string">
            <text:p>GKD-c_19_n500_m50</text:p>
          </table:table-cell>
          <table:table-cell table:style-name="ce46" office:value-type="float" office:value="19477.32577" calcext:value-type="float">
            <text:p>19477,32577</text:p>
          </table:table-cell>
          <table:table-cell table:style-name="ce92" table:formula="of:=100*([.$D12]-[.L80])/[.$D12]" office:value-type="float" office:value="0.000012116651641526" calcext:value-type="float">
            <text:p>0,00</text:p>
          </table:table-cell>
          <table:table-cell table:style-name="ce46" office:value-type="float" office:value="0.560760021209717" calcext:value-type="float">
            <text:p>0,560760021209717</text:p>
          </table:table-cell>
          <table:table-cell/>
          <table:table-cell table:style-name="ce46"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table:style-name="ce83" table:formula="of:=100*([.$D12]-[.Q80])/[.$D12]" office:value-type="float" office:value="0.000012116651641526" calcext:value-type="float">
            <text:p>0,00</text:p>
          </table:table-cell>
          <table:table-cell office:value-type="float" office:value="0.534234762191772" calcext:value-type="float">
            <text:p>0,534234762191772</text:p>
          </table:table-cell>
          <table:table-cell/>
          <table:table-cell table:style-name="ce46"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table:style-name="ce83" table:formula="of:=100*([.$D12]-[.V80])/[.$D12]" office:value-type="float" office:value="0.000012116651641526" calcext:value-type="float">
            <text:p>0,00</text:p>
          </table:table-cell>
          <table:table-cell office:value-type="float" office:value="1.70584440231323" calcext:value-type="float">
            <text:p>1,70584440231323</text:p>
          </table:table-cell>
          <table:table-cell/>
          <table:table-cell table:style-name="ce46"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table:style-name="ce83" table:formula="of:=100*([.$D12]-[.AA80])/[.$D12]" office:value-type="float" office:value="0.000012116651641526" calcext:value-type="float">
            <text:p>0,00</text:p>
          </table:table-cell>
          <table:table-cell office:value-type="float" office:value="0.27927827835083" calcext:value-type="float">
            <text:p>0,27927827835083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GKD-c_20_n500_m50</text:p>
          </table:table-cell>
          <table:table-cell table:style-name="ce46" office:value-type="float" office:value="19604.84356" calcext:value-type="float">
            <text:p>19604,84356</text:p>
          </table:table-cell>
          <table:table-cell table:style-name="ce83" table:formula="of:=100*([.$D13]-[.G81])/[.$D13]" office:value-type="float" office:value="0.000000969148224913531" calcext:value-type="float">
            <text:p>0,00</text:p>
          </table:table-cell>
          <table:table-cell table:style-name="ce46" office:value-type="float" office:value="0.560895204544067" calcext:value-type="float">
            <text:p>0,560895204544067</text:p>
          </table:table-cell>
          <table:table-cell/>
          <table:table-cell table:style-name="ce46" office:value-type="string" calcext:value-type="string">
            <text:p>GKD-c_20_n500_m50</text:p>
          </table:table-cell>
          <table:table-cell table:style-name="ce46" office:value-type="float" office:value="19604.84356" calcext:value-type="float">
            <text:p>19604,84356</text:p>
          </table:table-cell>
          <table:table-cell table:style-name="ce92" table:formula="of:=100*([.$D13]-[.L81])/[.$D13]" office:value-type="float" office:value="0.000000969148224913531" calcext:value-type="float">
            <text:p>0,00</text:p>
          </table:table-cell>
          <table:table-cell table:style-name="ce46" office:value-type="float" office:value="0.583845376968384" calcext:value-type="float">
            <text:p>0,583845376968384</text:p>
          </table:table-cell>
          <table:table-cell/>
          <table:table-cell table:style-name="ce46"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table:style-name="ce83" table:formula="of:=100*([.$D13]-[.Q81])/[.$D13]" office:value-type="float" office:value="0.000000969148224913531" calcext:value-type="float">
            <text:p>0,00</text:p>
          </table:table-cell>
          <table:table-cell office:value-type="float" office:value="0.535402059555054" calcext:value-type="float">
            <text:p>0,535402059555054</text:p>
          </table:table-cell>
          <table:table-cell/>
          <table:table-cell table:style-name="ce46"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table:style-name="ce83" table:formula="of:=100*([.$D13]-[.V81])/[.$D13]" office:value-type="float" office:value="0.000000969148224913531" calcext:value-type="float">
            <text:p>0,00</text:p>
          </table:table-cell>
          <table:table-cell office:value-type="float" office:value="1.70165109634399" calcext:value-type="float">
            <text:p>1,70165109634399</text:p>
          </table:table-cell>
          <table:table-cell/>
          <table:table-cell table:style-name="ce46"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table:style-name="ce83" table:formula="of:=100*([.$D13]-[.AA81])/[.$D13]" office:value-type="float" office:value="0.000000969148224913531" calcext:value-type="float">
            <text:p>0,00</text:p>
          </table:table-cell>
          <table:table-cell office:value-type="float" office:value="0.285269975662231" calcext:value-type="float">
            <text:p>0,285269975662231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1_n500_m50</text:p>
          </table:table-cell>
          <table:table-cell table:style-name="ce46" office:value-type="float" office:value="777890.27" calcext:value-type="float">
            <text:p>777890,27</text:p>
          </table:table-cell>
          <table:table-cell table:style-name="ce83" table:formula="of:=100*([.$D14]-[.G82])/[.$D14]" office:value-type="float" office:value="0.0180397783184775" calcext:value-type="float">
            <text:p>0,02</text:p>
          </table:table-cell>
          <table:table-cell table:style-name="ce46" office:value-type="float" office:value="0.555189847946167" calcext:value-type="float">
            <text:p>0,555189847946167</text:p>
          </table:table-cell>
          <table:table-cell/>
          <table:table-cell table:style-name="ce46" office:value-type="string" calcext:value-type="string">
            <text:p>MDG-b_1_n500_m50</text:p>
          </table:table-cell>
          <table:table-cell table:style-name="ce46" office:value-type="float" office:value="772255.95" calcext:value-type="float">
            <text:p>772255,95</text:p>
          </table:table-cell>
          <table:table-cell table:style-name="ce92" table:formula="of:=100*([.$D14]-[.L82])/[.$D14]" office:value-type="float" office:value="0.742216927514894" calcext:value-type="float">
            <text:p>0,74</text:p>
          </table:table-cell>
          <table:table-cell table:style-name="ce46" office:value-type="float" office:value="0.564834594726563" calcext:value-type="float">
            <text:p>0,564834594726563</text:p>
          </table:table-cell>
          <table:table-cell/>
          <table:table-cell table:style-name="ce46" office:value-type="string" calcext:value-type="string">
            <text:p>MDG-b_1_n500_m50</text:p>
          </table:table-cell>
          <table:table-cell office:value-type="float" office:value="770678.38" calcext:value-type="float">
            <text:p>770678,38</text:p>
          </table:table-cell>
          <table:table-cell table:style-name="ce83" table:formula="of:=100*([.$D14]-[.Q82])/[.$D14]" office:value-type="float" office:value="0.944981439515972" calcext:value-type="float">
            <text:p>0,94</text:p>
          </table:table-cell>
          <table:table-cell office:value-type="float" office:value="0.542438268661499" calcext:value-type="float">
            <text:p>0,542438268661499</text:p>
          </table:table-cell>
          <table:table-cell/>
          <table:table-cell table:style-name="ce46" office:value-type="string" calcext:value-type="string">
            <text:p>MDG-b_1_n500_m50</text:p>
          </table:table-cell>
          <table:table-cell office:value-type="float" office:value="778030.57" calcext:value-type="float">
            <text:p>778030,57</text:p>
          </table:table-cell>
          <table:table-cell table:style-name="ce83" table:formula="of:=100*([.$D14]-[.V82])/[.$D14]" office:value-type="float" office:value="0.00000706913046447335" calcext:value-type="float">
            <text:p>0,00</text:p>
          </table:table-cell>
          <table:table-cell office:value-type="float" office:value="1.70535111427307" calcext:value-type="float">
            <text:p>1,70535111427307</text:p>
          </table:table-cell>
          <table:table-cell/>
          <table:table-cell table:style-name="ce46" office:value-type="string" calcext:value-type="string">
            <text:p>MDG-b_1_n500_m50</text:p>
          </table:table-cell>
          <table:table-cell office:value-type="float" office:value="771292.83" calcext:value-type="float">
            <text:p>771292,83</text:p>
          </table:table-cell>
          <table:table-cell table:style-name="ce83" table:formula="of:=100*([.$D14]-[.AA82])/[.$D14]" office:value-type="float" office:value="0.866006399169674" calcext:value-type="float">
            <text:p>0,87</text:p>
          </table:table-cell>
          <table:table-cell office:value-type="float" office:value="0.273779630661011" calcext:value-type="float">
            <text:p>0,273779630661011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2_n500_m50</text:p>
          </table:table-cell>
          <table:table-cell table:style-name="ce46" office:value-type="float" office:value="779963.54" calcext:value-type="float">
            <text:p>779963,54</text:p>
          </table:table-cell>
          <table:table-cell table:style-name="ce83" table:formula="of:=100*([.$D15]-[.G83])/[.$D15]" office:value-type="float" office:value="0.0000189111368037563" calcext:value-type="float">
            <text:p>0,00</text:p>
          </table:table-cell>
          <table:table-cell table:style-name="ce46" office:value-type="float" office:value="0.551841497421265" calcext:value-type="float">
            <text:p>0,551841497421265</text:p>
          </table:table-cell>
          <table:table-cell/>
          <table:table-cell table:style-name="ce46" office:value-type="string" calcext:value-type="string">
            <text:p>MDG-b_2_n500_m50</text:p>
          </table:table-cell>
          <table:table-cell table:style-name="ce46" office:value-type="float" office:value="776550.08" calcext:value-type="float">
            <text:p>776550,08</text:p>
          </table:table-cell>
          <table:table-cell table:style-name="ce92" table:formula="of:=100*([.$D15]-[.L83])/[.$D15]" office:value-type="float" office:value="0.437662362326299" calcext:value-type="float">
            <text:p>0,44</text:p>
          </table:table-cell>
          <table:table-cell table:style-name="ce46" office:value-type="float" office:value="0.55630898475647" calcext:value-type="float">
            <text:p>0,55630898475647</text:p>
          </table:table-cell>
          <table:table-cell/>
          <table:table-cell table:style-name="ce46" office:value-type="string" calcext:value-type="string">
            <text:p>MDG-b_2_n500_m50</text:p>
          </table:table-cell>
          <table:table-cell office:value-type="float" office:value="769894.29" calcext:value-type="float">
            <text:p>769894,29</text:p>
          </table:table-cell>
          <table:table-cell table:style-name="ce83" table:formula="of:=100*([.$D15]-[.Q83])/[.$D15]" office:value-type="float" office:value="1.29100849967452" calcext:value-type="float">
            <text:p>1,29</text:p>
          </table:table-cell>
          <table:table-cell office:value-type="float" office:value="0.543371677398682" calcext:value-type="float">
            <text:p>0,543371677398682</text:p>
          </table:table-cell>
          <table:table-cell/>
          <table:table-cell table:style-name="ce46" office:value-type="string" calcext:value-type="string">
            <text:p>MDG-b_2_n500_m50</text:p>
          </table:table-cell>
          <table:table-cell office:value-type="float" office:value="779963.54" calcext:value-type="float">
            <text:p>779963,54</text:p>
          </table:table-cell>
          <table:table-cell table:style-name="ce83" table:formula="of:=100*([.$D15]-[.V83])/[.$D15]" office:value-type="float" office:value="0.0000189111368037563" calcext:value-type="float">
            <text:p>0,00</text:p>
          </table:table-cell>
          <table:table-cell office:value-type="float" office:value="1.71219205856323" calcext:value-type="float">
            <text:p>1,71219205856323</text:p>
          </table:table-cell>
          <table:table-cell/>
          <table:table-cell table:style-name="ce46" office:value-type="string" calcext:value-type="string">
            <text:p>MDG-b_2_n500_m50</text:p>
          </table:table-cell>
          <table:table-cell office:value-type="float" office:value="779963.54" calcext:value-type="float">
            <text:p>779963,54</text:p>
          </table:table-cell>
          <table:table-cell table:style-name="ce83" table:formula="of:=100*([.$D15]-[.AA83])/[.$D15]" office:value-type="float" office:value="0.000018911136818682" calcext:value-type="float">
            <text:p>0,00</text:p>
          </table:table-cell>
          <table:table-cell office:value-type="float" office:value="0.309068441390991" calcext:value-type="float">
            <text:p>0,309068441390991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3_n500_m50</text:p>
          </table:table-cell>
          <table:table-cell table:style-name="ce46" office:value-type="float" office:value="774256.41" calcext:value-type="float">
            <text:p>774256,41</text:p>
          </table:table-cell>
          <table:table-cell table:style-name="ce83" table:formula="of:=100*([.$D16]-[.G84])/[.$D16]" office:value-type="float" office:value="0.323394641018736" calcext:value-type="float">
            <text:p>0,32</text:p>
          </table:table-cell>
          <table:table-cell table:style-name="ce46" office:value-type="float" office:value="0.566411733627319" calcext:value-type="float">
            <text:p>0,566411733627319</text:p>
          </table:table-cell>
          <table:table-cell/>
          <table:table-cell table:style-name="ce46" office:value-type="string" calcext:value-type="string">
            <text:p>MDG-b_3_n500_m50</text:p>
          </table:table-cell>
          <table:table-cell table:style-name="ce46" office:value-type="float" office:value="771284.78" calcext:value-type="float">
            <text:p>771284,78</text:p>
          </table:table-cell>
          <table:table-cell table:style-name="ce92" table:formula="of:=100*([.$D16]-[.L84])/[.$D16]" office:value-type="float" office:value="0.705957816418112" calcext:value-type="float">
            <text:p>0,71</text:p>
          </table:table-cell>
          <table:table-cell table:style-name="ce46" office:value-type="float" office:value="0.543460369110107" calcext:value-type="float">
            <text:p>0,543460369110107</text:p>
          </table:table-cell>
          <table:table-cell/>
          <table:table-cell table:style-name="ce46" office:value-type="string" calcext:value-type="string">
            <text:p>MDG-b_3_n500_m50</text:p>
          </table:table-cell>
          <table:table-cell office:value-type="float" office:value="774747.09" calcext:value-type="float">
            <text:p>774747,09</text:p>
          </table:table-cell>
          <table:table-cell table:style-name="ce83" table:formula="of:=100*([.$D16]-[.Q84])/[.$D16]" office:value-type="float" office:value="0.260225236044047" calcext:value-type="float">
            <text:p>0,26</text:p>
          </table:table-cell>
          <table:table-cell office:value-type="float" office:value="0.5378258228302" calcext:value-type="float">
            <text:p>0,5378258228302</text:p>
          </table:table-cell>
          <table:table-cell/>
          <table:table-cell table:style-name="ce46" office:value-type="string" calcext:value-type="string">
            <text:p>MDG-b_3_n500_m50</text:p>
          </table:table-cell>
          <table:table-cell office:value-type="float" office:value="775511.98" calcext:value-type="float">
            <text:p>775511,98</text:p>
          </table:table-cell>
          <table:table-cell table:style-name="ce83" table:formula="of:=100*([.$D16]-[.V84])/[.$D16]" office:value-type="float" office:value="0.161754448216738" calcext:value-type="float">
            <text:p>0,16</text:p>
          </table:table-cell>
          <table:table-cell office:value-type="float" office:value="1.74152851104736" calcext:value-type="float">
            <text:p>1,74152851104736</text:p>
          </table:table-cell>
          <table:table-cell/>
          <table:table-cell table:style-name="ce46" office:value-type="string" calcext:value-type="string">
            <text:p>MDG-b_3_n500_m50</text:p>
          </table:table-cell>
          <table:table-cell office:value-type="float" office:value="769359.28" calcext:value-type="float">
            <text:p>769359,28</text:p>
          </table:table-cell>
          <table:table-cell table:style-name="ce83" table:formula="of:=100*([.$D16]-[.AA84])/[.$D16]" office:value-type="float" office:value="0.953843789514166" calcext:value-type="float">
            <text:p>0,95</text:p>
          </table:table-cell>
          <table:table-cell office:value-type="float" office:value="0.279470920562744" calcext:value-type="float">
            <text:p>0,279470920562744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4_n500_m50</text:p>
          </table:table-cell>
          <table:table-cell table:style-name="ce46" office:value-type="float" office:value="774284.6" calcext:value-type="float">
            <text:p>774284,6</text:p>
          </table:table-cell>
          <table:table-cell table:style-name="ce83" table:formula="of:=100*([.$D17]-[.G85])/[.$D17]" office:value-type="float" office:value="0.143156138076147" calcext:value-type="float">
            <text:p>0,14</text:p>
          </table:table-cell>
          <table:table-cell table:style-name="ce46" office:value-type="float" office:value="0.538207054138184" calcext:value-type="float">
            <text:p>0,538207054138184</text:p>
          </table:table-cell>
          <table:table-cell/>
          <table:table-cell table:style-name="ce46" office:value-type="string" calcext:value-type="string">
            <text:p>MDG-b_4_n500_m50</text:p>
          </table:table-cell>
          <table:table-cell table:style-name="ce46" office:value-type="float" office:value="770039.81" calcext:value-type="float">
            <text:p>770039,81</text:p>
          </table:table-cell>
          <table:table-cell table:style-name="ce92" table:formula="of:=100*([.$D17]-[.L85])/[.$D17]" office:value-type="float" office:value="0.69059222586176" calcext:value-type="float">
            <text:p>0,69</text:p>
          </table:table-cell>
          <table:table-cell table:style-name="ce46" office:value-type="float" office:value="0.545430183410645" calcext:value-type="float">
            <text:p>0,545430183410645</text:p>
          </table:table-cell>
          <table:table-cell/>
          <table:table-cell table:style-name="ce46" office:value-type="string" calcext:value-type="string">
            <text:p>MDG-b_4_n500_m50</text:p>
          </table:table-cell>
          <table:table-cell office:value-type="float" office:value="774821.09" calcext:value-type="float">
            <text:p>774821,09</text:p>
          </table:table-cell>
          <table:table-cell table:style-name="ce83" table:formula="of:=100*([.$D17]-[.Q85])/[.$D17]" office:value-type="float" office:value="0.0739668526848398" calcext:value-type="float">
            <text:p>0,07</text:p>
          </table:table-cell>
          <table:table-cell office:value-type="float" office:value="0.527902126312256" calcext:value-type="float">
            <text:p>0,527902126312256</text:p>
          </table:table-cell>
          <table:table-cell/>
          <table:table-cell table:style-name="ce46" office:value-type="string" calcext:value-type="string">
            <text:p>MDG-b_4_n500_m50</text:p>
          </table:table-cell>
          <table:table-cell office:value-type="float" office:value="774957.58" calcext:value-type="float">
            <text:p>774957,58</text:p>
          </table:table-cell>
          <table:table-cell table:style-name="ce83" table:formula="of:=100*([.$D17]-[.V85])/[.$D17]" office:value-type="float" office:value="0.0563642029373012" calcext:value-type="float">
            <text:p>0,06</text:p>
          </table:table-cell>
          <table:table-cell office:value-type="float" office:value="1.64922428131104" calcext:value-type="float">
            <text:p>1,64922428131104</text:p>
          </table:table-cell>
          <table:table-cell/>
          <table:table-cell table:style-name="ce46" office:value-type="string" calcext:value-type="string">
            <text:p>MDG-b_4_n500_m50</text:p>
          </table:table-cell>
          <table:table-cell office:value-type="float" office:value="774284.6" calcext:value-type="float">
            <text:p>774284,6</text:p>
          </table:table-cell>
          <table:table-cell table:style-name="ce83" table:formula="of:=100*([.$D17]-[.AA85])/[.$D17]" office:value-type="float" office:value="0.143156138076147" calcext:value-type="float">
            <text:p>0,14</text:p>
          </table:table-cell>
          <table:table-cell office:value-type="float" office:value="0.283094167709351" calcext:value-type="float">
            <text:p>0,283094167709351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5_n500_m50</text:p>
          </table:table-cell>
          <table:table-cell table:style-name="ce46" office:value-type="float" office:value="773236.45" calcext:value-type="float">
            <text:p>773236,45</text:p>
          </table:table-cell>
          <table:table-cell table:style-name="ce83" table:formula="of:=100*([.$D18]-[.G86])/[.$D18]" office:value-type="float" office:value="0.306160215449471" calcext:value-type="float">
            <text:p>0,31</text:p>
          </table:table-cell>
          <table:table-cell table:style-name="ce46" office:value-type="float" office:value="0.539699792861939" calcext:value-type="float">
            <text:p>0,539699792861939</text:p>
          </table:table-cell>
          <table:table-cell/>
          <table:table-cell table:style-name="ce46" office:value-type="string" calcext:value-type="string">
            <text:p>MDG-b_5_n500_m50</text:p>
          </table:table-cell>
          <table:table-cell table:style-name="ce46" office:value-type="float" office:value="774093.45" calcext:value-type="float">
            <text:p>774093,45</text:p>
          </table:table-cell>
          <table:table-cell table:style-name="ce92" table:formula="of:=100*([.$D18]-[.L86])/[.$D18]" office:value-type="float" office:value="0.195666690868006" calcext:value-type="float">
            <text:p>0,20</text:p>
          </table:table-cell>
          <table:table-cell table:style-name="ce46" office:value-type="float" office:value="0.54151725769043" calcext:value-type="float">
            <text:p>0,54151725769043</text:p>
          </table:table-cell>
          <table:table-cell/>
          <table:table-cell table:style-name="ce46" office:value-type="string" calcext:value-type="string">
            <text:p>MDG-b_5_n500_m50</text:p>
          </table:table-cell>
          <table:table-cell office:value-type="float" office:value="774953.21" calcext:value-type="float">
            <text:p>774953,21</text:p>
          </table:table-cell>
          <table:table-cell table:style-name="ce83" table:formula="of:=100*([.$D18]-[.Q86])/[.$D18]" office:value-type="float" office:value="0.084817317829326" calcext:value-type="float">
            <text:p>0,08</text:p>
          </table:table-cell>
          <table:table-cell office:value-type="float" office:value="0.522265434265137" calcext:value-type="float">
            <text:p>0,522265434265137</text:p>
          </table:table-cell>
          <table:table-cell/>
          <table:table-cell table:style-name="ce46" office:value-type="string" calcext:value-type="string">
            <text:p>MDG-b_5_n500_m50</text:p>
          </table:table-cell>
          <table:table-cell office:value-type="float" office:value="775610.96" calcext:value-type="float">
            <text:p>775610,96</text:p>
          </table:table-cell>
          <table:table-cell table:style-name="ce83" table:formula="of:=100*([.$D18]-[.V86])/[.$D18]" office:value-type="float" office:value="0.000013215386535418" calcext:value-type="float">
            <text:p>0,00</text:p>
          </table:table-cell>
          <table:table-cell office:value-type="float" office:value="1.66425704956055" calcext:value-type="float">
            <text:p>1,66425704956055</text:p>
          </table:table-cell>
          <table:table-cell/>
          <table:table-cell table:style-name="ce46" office:value-type="string" calcext:value-type="string">
            <text:p>MDG-b_5_n500_m50</text:p>
          </table:table-cell>
          <table:table-cell office:value-type="float" office:value="773236.45" calcext:value-type="float">
            <text:p>773236,45</text:p>
          </table:table-cell>
          <table:table-cell table:style-name="ce83" table:formula="of:=100*([.$D18]-[.AA86])/[.$D18]" office:value-type="float" office:value="0.306160215449486" calcext:value-type="float">
            <text:p>0,31</text:p>
          </table:table-cell>
          <table:table-cell office:value-type="float" office:value="0.276847839355469" calcext:value-type="float">
            <text:p>0,276847839355469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6_n500_m50</text:p>
          </table:table-cell>
          <table:table-cell table:style-name="ce46" office:value-type="float" office:value="774909.14" calcext:value-type="float">
            <text:p>774909,14</text:p>
          </table:table-cell>
          <table:table-cell table:style-name="ce83" table:formula="of:=100*([.$D19]-[.G87])/[.$D19]" office:value-type="float" office:value="0.031548259905554" calcext:value-type="float">
            <text:p>0,03</text:p>
          </table:table-cell>
          <table:table-cell table:style-name="ce46" office:value-type="float" office:value="0.545127153396606" calcext:value-type="float">
            <text:p>0,545127153396606</text:p>
          </table:table-cell>
          <table:table-cell/>
          <table:table-cell table:style-name="ce46" office:value-type="string" calcext:value-type="string">
            <text:p>MDG-b_6_n500_m50</text:p>
          </table:table-cell>
          <table:table-cell table:style-name="ce46" office:value-type="float" office:value="772260.48" calcext:value-type="float">
            <text:p>772260,48</text:p>
          </table:table-cell>
          <table:table-cell table:style-name="ce92" table:formula="of:=100*([.$D19]-[.L87])/[.$D19]" office:value-type="float" office:value="0.37324308026336" calcext:value-type="float">
            <text:p>0,37</text:p>
          </table:table-cell>
          <table:table-cell table:style-name="ce46" office:value-type="float" office:value="0.539308547973633" calcext:value-type="float">
            <text:p>0,539308547973633</text:p>
          </table:table-cell>
          <table:table-cell/>
          <table:table-cell table:style-name="ce46" office:value-type="string" calcext:value-type="string">
            <text:p>MDG-b_6_n500_m50</text:p>
          </table:table-cell>
          <table:table-cell office:value-type="float" office:value="774864.58" calcext:value-type="float">
            <text:p>774864,58</text:p>
          </table:table-cell>
          <table:table-cell table:style-name="ce83" table:formula="of:=100*([.$D19]-[.Q87])/[.$D19]" office:value-type="float" office:value="0.0372967973528529" calcext:value-type="float">
            <text:p>0,04</text:p>
          </table:table-cell>
          <table:table-cell office:value-type="float" office:value="0.530363082885742" calcext:value-type="float">
            <text:p>0,530363082885742</text:p>
          </table:table-cell>
          <table:table-cell/>
          <table:table-cell table:style-name="ce46" office:value-type="string" calcext:value-type="string">
            <text:p>MDG-b_6_n500_m50</text:p>
          </table:table-cell>
          <table:table-cell office:value-type="float" office:value="775081.04" calcext:value-type="float">
            <text:p>775081,04</text:p>
          </table:table-cell>
          <table:table-cell table:style-name="ce83" table:formula="of:=100*([.$D19]-[.V87])/[.$D19]" office:value-type="float" office:value="0.00937201243720623" calcext:value-type="float">
            <text:p>0,01</text:p>
          </table:table-cell>
          <table:table-cell office:value-type="float" office:value="1.65971922874451" calcext:value-type="float">
            <text:p>1,65971922874451</text:p>
          </table:table-cell>
          <table:table-cell/>
          <table:table-cell table:style-name="ce46" office:value-type="string" calcext:value-type="string">
            <text:p>MDG-b_6_n500_m50</text:p>
          </table:table-cell>
          <table:table-cell office:value-type="float" office:value="772896.06" calcext:value-type="float">
            <text:p>772896,06</text:p>
          </table:table-cell>
          <table:table-cell table:style-name="ce83" table:formula="of:=100*([.$D19]-[.AA87])/[.$D19]" office:value-type="float" office:value="0.291249017634318" calcext:value-type="float">
            <text:p>0,29</text:p>
          </table:table-cell>
          <table:table-cell office:value-type="float" office:value="0.282467126846313" calcext:value-type="float">
            <text:p>0,282467126846313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7_n500_m50</text:p>
          </table:table-cell>
          <table:table-cell table:style-name="ce46" office:value-type="float" office:value="775564.88" calcext:value-type="float">
            <text:p>775564,88</text:p>
          </table:table-cell>
          <table:table-cell table:style-name="ce83" table:formula="of:=100*([.$D20]-[.G88])/[.$D20]" office:value-type="float" office:value="0.214606851260648" calcext:value-type="float">
            <text:p>0,21</text:p>
          </table:table-cell>
          <table:table-cell table:style-name="ce46" office:value-type="float" office:value="0.53473687171936" calcext:value-type="float">
            <text:p>0,53473687171936</text:p>
          </table:table-cell>
          <table:table-cell/>
          <table:table-cell table:style-name="ce46" office:value-type="string" calcext:value-type="string">
            <text:p>MDG-b_7_n500_m50</text:p>
          </table:table-cell>
          <table:table-cell table:style-name="ce46" office:value-type="float" office:value="774913.07" calcext:value-type="float">
            <text:p>774913,07</text:p>
          </table:table-cell>
          <table:table-cell table:style-name="ce92" table:formula="of:=100*([.$D20]-[.L88])/[.$D20]" office:value-type="float" office:value="0.298469747564403" calcext:value-type="float">
            <text:p>0,30</text:p>
          </table:table-cell>
          <table:table-cell table:style-name="ce46" office:value-type="float" office:value="0.541873693466187" calcext:value-type="float">
            <text:p>0,541873693466187</text:p>
          </table:table-cell>
          <table:table-cell/>
          <table:table-cell table:style-name="ce46" office:value-type="string" calcext:value-type="string">
            <text:p>MDG-b_7_n500_m50</text:p>
          </table:table-cell>
          <table:table-cell office:value-type="float" office:value="776405.36" calcext:value-type="float">
            <text:p>776405,36</text:p>
          </table:table-cell>
          <table:table-cell table:style-name="ce83" table:formula="of:=100*([.$D20]-[.Q88])/[.$D20]" office:value-type="float" office:value="0.106469377019069" calcext:value-type="float">
            <text:p>0,11</text:p>
          </table:table-cell>
          <table:table-cell office:value-type="float" office:value="0.530771493911743" calcext:value-type="float">
            <text:p>0,530771493911743</text:p>
          </table:table-cell>
          <table:table-cell/>
          <table:table-cell table:style-name="ce46" office:value-type="string" calcext:value-type="string">
            <text:p>MDG-b_7_n500_m50</text:p>
          </table:table-cell>
          <table:table-cell office:value-type="float" office:value="777232.88" calcext:value-type="float">
            <text:p>777232,88</text:p>
          </table:table-cell>
          <table:table-cell table:style-name="ce83" table:formula="of:=100*([.$D20]-[.V88])/[.$D20]" office:value-type="float" office:value="-0.000000643307838034593" calcext:value-type="float">
            <text:p>0,00</text:p>
          </table:table-cell>
          <table:table-cell office:value-type="float" office:value="1.65373468399048" calcext:value-type="float">
            <text:p>1,65373468399048</text:p>
          </table:table-cell>
          <table:table-cell/>
          <table:table-cell table:style-name="ce46" office:value-type="string" calcext:value-type="string">
            <text:p>MDG-b_7_n500_m50</text:p>
          </table:table-cell>
          <table:table-cell office:value-type="float" office:value="766289.61" calcext:value-type="float">
            <text:p>766289,61</text:p>
          </table:table-cell>
          <table:table-cell table:style-name="ce83" table:formula="of:=100*([.$D20]-[.AA88])/[.$D20]" office:value-type="float" office:value="1.40797762832665" calcext:value-type="float">
            <text:p>1,41</text:p>
          </table:table-cell>
          <table:table-cell office:value-type="float" office:value="0.288223743438721" calcext:value-type="float">
            <text:p>0,288223743438721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8_n500_m50</text:p>
          </table:table-cell>
          <table:table-cell table:style-name="ce46" office:value-type="float" office:value="779168.62" calcext:value-type="float">
            <text:p>779168,62</text:p>
          </table:table-cell>
          <table:table-cell table:style-name="ce83" table:formula="of:=100*([.$D21]-[.G89])/[.$D21]" office:value-type="float" office:value="0.0000166844473683854" calcext:value-type="float">
            <text:p>0,00</text:p>
          </table:table-cell>
          <table:table-cell table:style-name="ce46" office:value-type="float" office:value="0.550234794616699" calcext:value-type="float">
            <text:p>0,550234794616699</text:p>
          </table:table-cell>
          <table:table-cell/>
          <table:table-cell table:style-name="ce46" office:value-type="string" calcext:value-type="string">
            <text:p>MDG-b_8_n500_m50</text:p>
          </table:table-cell>
          <table:table-cell table:style-name="ce46" office:value-type="float" office:value="773724.51" calcext:value-type="float">
            <text:p>773724,51</text:p>
          </table:table-cell>
          <table:table-cell table:style-name="ce92" table:formula="of:=100*([.$D21]-[.L89])/[.$D21]" office:value-type="float" office:value="0.698724121058499" calcext:value-type="float">
            <text:p>0,70</text:p>
          </table:table-cell>
          <table:table-cell table:style-name="ce46" office:value-type="float" office:value="0.551995038986206" calcext:value-type="float">
            <text:p>0,551995038986206</text:p>
          </table:table-cell>
          <table:table-cell/>
          <table:table-cell table:style-name="ce46" office:value-type="string" calcext:value-type="string">
            <text:p>MDG-b_8_n500_m50</text:p>
          </table:table-cell>
          <table:table-cell office:value-type="float" office:value="771154.04" calcext:value-type="float">
            <text:p>771154,04</text:p>
          </table:table-cell>
          <table:table-cell table:style-name="ce83" table:formula="of:=100*([.$D21]-[.Q89])/[.$D21]" office:value-type="float" office:value="1.02862313202371" calcext:value-type="float">
            <text:p>1,03</text:p>
          </table:table-cell>
          <table:table-cell office:value-type="float" office:value="0.530710935592651" calcext:value-type="float">
            <text:p>0,530710935592651</text:p>
          </table:table-cell>
          <table:table-cell/>
          <table:table-cell table:style-name="ce46" office:value-type="string" calcext:value-type="string">
            <text:p>MDG-b_8_n500_m50</text:p>
          </table:table-cell>
          <table:table-cell office:value-type="float" office:value="779168.62" calcext:value-type="float">
            <text:p>779168,62</text:p>
          </table:table-cell>
          <table:table-cell table:style-name="ce83" table:formula="of:=100*([.$D21]-[.V89])/[.$D21]" office:value-type="float" office:value="0.0000166844473534445" calcext:value-type="float">
            <text:p>0,00</text:p>
          </table:table-cell>
          <table:table-cell office:value-type="float" office:value="1.66618657112122" calcext:value-type="float">
            <text:p>1,66618657112122</text:p>
          </table:table-cell>
          <table:table-cell/>
          <table:table-cell table:style-name="ce46" office:value-type="string" calcext:value-type="string">
            <text:p>MDG-b_8_n500_m50</text:p>
          </table:table-cell>
          <table:table-cell office:value-type="float" office:value="775496.75" calcext:value-type="float">
            <text:p>775496,75</text:p>
          </table:table-cell>
          <table:table-cell table:style-name="ce83" table:formula="of:=100*([.$D21]-[.AA89])/[.$D21]" office:value-type="float" office:value="0.471271467188605" calcext:value-type="float">
            <text:p>0,47</text:p>
          </table:table-cell>
          <table:table-cell office:value-type="float" office:value="0.2799973487854" calcext:value-type="float">
            <text:p>0,2799973487854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9_n500_m50</text:p>
          </table:table-cell>
          <table:table-cell table:style-name="ce46" office:value-type="float" office:value="772348.09" calcext:value-type="float">
            <text:p>772348,09</text:p>
          </table:table-cell>
          <table:table-cell table:style-name="ce83" table:formula="of:=100*([.$D22]-[.G90])/[.$D22]" office:value-type="float" office:value="0.316738586905452" calcext:value-type="float">
            <text:p>0,32</text:p>
          </table:table-cell>
          <table:table-cell table:style-name="ce46" office:value-type="float" office:value="0.541459798812866" calcext:value-type="float">
            <text:p>0,541459798812866</text:p>
          </table:table-cell>
          <table:table-cell/>
          <table:table-cell table:style-name="ce46" office:value-type="string" calcext:value-type="string">
            <text:p>MDG-b_9_n500_m50</text:p>
          </table:table-cell>
          <table:table-cell table:style-name="ce46" office:value-type="float" office:value="770891.29" calcext:value-type="float">
            <text:p>770891,29</text:p>
          </table:table-cell>
          <table:table-cell table:style-name="ce92" table:formula="of:=100*([.$D22]-[.L90])/[.$D22]" office:value-type="float" office:value="0.504760771600166" calcext:value-type="float">
            <text:p>0,50</text:p>
          </table:table-cell>
          <table:table-cell table:style-name="ce46" office:value-type="float" office:value="0.548358678817749" calcext:value-type="float">
            <text:p>0,548358678817749</text:p>
          </table:table-cell>
          <table:table-cell/>
          <table:table-cell table:style-name="ce46" office:value-type="string" calcext:value-type="string">
            <text:p>MDG-b_9_n500_m50</text:p>
          </table:table-cell>
          <table:table-cell office:value-type="float" office:value="773102.53" calcext:value-type="float">
            <text:p>773102,53</text:p>
          </table:table-cell>
          <table:table-cell table:style-name="ce83" table:formula="of:=100*([.$D22]-[.Q90])/[.$D22]" office:value-type="float" office:value="0.21936663672624" calcext:value-type="float">
            <text:p>0,22</text:p>
          </table:table-cell>
          <table:table-cell office:value-type="float" office:value="0.528806209564209" calcext:value-type="float">
            <text:p>0,528806209564209</text:p>
          </table:table-cell>
          <table:table-cell/>
          <table:table-cell table:style-name="ce46" office:value-type="string" calcext:value-type="string">
            <text:p>MDG-b_9_n500_m50</text:p>
          </table:table-cell>
          <table:table-cell office:value-type="float" office:value="772348.09" calcext:value-type="float">
            <text:p>772348,09</text:p>
          </table:table-cell>
          <table:table-cell table:style-name="ce83" table:formula="of:=100*([.$D22]-[.V90])/[.$D22]" office:value-type="float" office:value="0.316738586905452" calcext:value-type="float">
            <text:p>0,32</text:p>
          </table:table-cell>
          <table:table-cell office:value-type="float" office:value="1.64317536354065" calcext:value-type="float">
            <text:p>1,64317536354065</text:p>
          </table:table-cell>
          <table:table-cell/>
          <table:table-cell table:style-name="ce46" office:value-type="string" calcext:value-type="string">
            <text:p>MDG-b_9_n500_m50</text:p>
          </table:table-cell>
          <table:table-cell office:value-type="float" office:value="769699.54" calcext:value-type="float">
            <text:p>769699,54</text:p>
          </table:table-cell>
          <table:table-cell table:style-name="ce83" table:formula="of:=100*([.$D22]-[.AA90])/[.$D22]" office:value-type="float" office:value="0.658574224792049" calcext:value-type="float">
            <text:p>0,66</text:p>
          </table:table-cell>
          <table:table-cell office:value-type="float" office:value="0.27486777305603" calcext:value-type="float">
            <text:p>0,27486777305603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b_10_n500_m50</text:p>
          </table:table-cell>
          <table:table-cell table:style-name="ce46" office:value-type="float" office:value="773966.97" calcext:value-type="float">
            <text:p>773966,97</text:p>
          </table:table-cell>
          <table:table-cell table:style-name="ce83" table:formula="of:=100*([.$D23]-[.G91])/[.$D23]" office:value-type="float" office:value="0.128308663150204" calcext:value-type="float">
            <text:p>0,13</text:p>
          </table:table-cell>
          <table:table-cell table:style-name="ce46" office:value-type="float" office:value="0.541100740432739" calcext:value-type="float">
            <text:p>0,541100740432739</text:p>
          </table:table-cell>
          <table:table-cell/>
          <table:table-cell table:style-name="ce46" office:value-type="string" calcext:value-type="string">
            <text:p>MDG-b_10_n500_m50</text:p>
          </table:table-cell>
          <table:table-cell table:style-name="ce46" office:value-type="float" office:value="770718.83" calcext:value-type="float">
            <text:p>770718,83</text:p>
          </table:table-cell>
          <table:table-cell table:style-name="ce92" table:formula="of:=100*([.$D23]-[.L91])/[.$D23]" office:value-type="float" office:value="0.547444424846682" calcext:value-type="float">
            <text:p>0,55</text:p>
          </table:table-cell>
          <table:table-cell table:style-name="ce46" office:value-type="float" office:value="0.536827325820923" calcext:value-type="float">
            <text:p>0,536827325820923</text:p>
          </table:table-cell>
          <table:table-cell/>
          <table:table-cell table:style-name="ce46" office:value-type="string" calcext:value-type="string">
            <text:p>MDG-b_10_n500_m50</text:p>
          </table:table-cell>
          <table:table-cell office:value-type="float" office:value="772573.27" calcext:value-type="float">
            <text:p>772573,27</text:p>
          </table:table-cell>
          <table:table-cell table:style-name="ce83" table:formula="of:=100*([.$D23]-[.Q91])/[.$D23]" office:value-type="float" office:value="0.30814989877317" calcext:value-type="float">
            <text:p>0,31</text:p>
          </table:table-cell>
          <table:table-cell office:value-type="float" office:value="0.535687923431397" calcext:value-type="float">
            <text:p>0,535687923431397</text:p>
          </table:table-cell>
          <table:table-cell/>
          <table:table-cell table:style-name="ce46" office:value-type="string" calcext:value-type="string">
            <text:p>MDG-b_10_n500_m50</text:p>
          </table:table-cell>
          <table:table-cell office:value-type="float" office:value="774259.92" calcext:value-type="float">
            <text:p>774259,92</text:p>
          </table:table-cell>
          <table:table-cell table:style-name="ce83" table:formula="of:=100*([.$D23]-[.V91])/[.$D23]" office:value-type="float" office:value="0.0905067761043824" calcext:value-type="float">
            <text:p>0,09</text:p>
          </table:table-cell>
          <table:table-cell office:value-type="float" office:value="1.67225813865662" calcext:value-type="float">
            <text:p>1,67225813865662</text:p>
          </table:table-cell>
          <table:table-cell/>
          <table:table-cell table:style-name="ce46" office:value-type="string" calcext:value-type="string">
            <text:p>MDG-b_10_n500_m50</text:p>
          </table:table-cell>
          <table:table-cell office:value-type="float" office:value="772946.9" calcext:value-type="float">
            <text:p>772946,9</text:p>
          </table:table-cell>
          <table:table-cell table:style-name="ce83" table:formula="of:=100*([.$D23]-[.AA91])/[.$D23]" office:value-type="float" office:value="0.259937169444181" calcext:value-type="float">
            <text:p>0,26</text:p>
          </table:table-cell>
          <table:table-cell office:value-type="float" office:value="0.280899047851562" calcext:value-type="float">
            <text:p>0,280899047851562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1_n2000_m200</text:p>
          </table:table-cell>
          <table:table-cell table:style-name="ce46" office:value-type="float" office:value="113440" calcext:value-type="float">
            <text:p>113440</text:p>
          </table:table-cell>
          <table:table-cell table:style-name="ce83" table:formula="of:=100*([.$D24]-[.G92])/[.$D24]" office:value-type="float" office:value="0.612411182855991" calcext:value-type="float">
            <text:p>0,61</text:p>
          </table:table-cell>
          <table:table-cell table:style-name="ce46" office:value-type="float" office:value="0.782997846603394" calcext:value-type="float">
            <text:p>0,782997846603394</text:p>
          </table:table-cell>
          <table:table-cell/>
          <table:table-cell table:style-name="ce46" office:value-type="string" calcext:value-type="string">
            <text:p>MDG-a_31_n2000_m200</text:p>
          </table:table-cell>
          <table:table-cell table:style-name="ce46" office:value-type="float" office:value="113044" calcext:value-type="float">
            <text:p>113044</text:p>
          </table:table-cell>
          <table:table-cell table:style-name="ce92" table:formula="of:=100*([.$D24]-[.L92])/[.$D24]" office:value-type="float" office:value="0.959356574001875" calcext:value-type="float">
            <text:p>0,96</text:p>
          </table:table-cell>
          <table:table-cell table:style-name="ce46" office:value-type="float" office:value="0.786602735519409" calcext:value-type="float">
            <text:p>0,786602735519409</text:p>
          </table:table-cell>
          <table:table-cell/>
          <table:table-cell table:style-name="ce46" office:value-type="string" calcext:value-type="string">
            <text:p>MDG-a_31_n2000_m200</text:p>
          </table:table-cell>
          <table:table-cell office:value-type="float" office:value="113504" calcext:value-type="float">
            <text:p>113504</text:p>
          </table:table-cell>
          <table:table-cell table:style-name="ce83" table:formula="of:=100*([.$D24]-[.Q92])/[.$D24]" office:value-type="float" office:value="0.556339200448576" calcext:value-type="float">
            <text:p>0,56</text:p>
          </table:table-cell>
          <table:table-cell office:value-type="float" office:value="0.734916687011719" calcext:value-type="float">
            <text:p>0,734916687011719</text:p>
          </table:table-cell>
          <table:table-cell/>
          <table:table-cell table:style-name="ce46" office:value-type="string" calcext:value-type="string">
            <text:p>MDG-a_31_n2000_m200</text:p>
          </table:table-cell>
          <table:table-cell office:value-type="float" office:value="113745" calcext:value-type="float">
            <text:p>113745</text:p>
          </table:table-cell>
          <table:table-cell table:style-name="ce83" table:formula="of:=100*([.$D24]-[.V92])/[.$D24]" office:value-type="float" office:value="0.345193141695652" calcext:value-type="float">
            <text:p>0,35</text:p>
          </table:table-cell>
          <table:table-cell office:value-type="float" office:value="2.28387689590454" calcext:value-type="float">
            <text:p>2,28387689590454</text:p>
          </table:table-cell>
          <table:table-cell/>
          <table:table-cell table:style-name="ce46" office:value-type="string" calcext:value-type="string">
            <text:p>MDG-a_31_n2000_m200</text:p>
          </table:table-cell>
          <table:table-cell office:value-type="float" office:value="113244" calcext:value-type="float">
            <text:p>113244</text:p>
          </table:table-cell>
          <table:table-cell table:style-name="ce83" table:formula="of:=100*([.$D24]-[.AA92])/[.$D24]" office:value-type="float" office:value="0.784131628978701" calcext:value-type="float">
            <text:p>0,78</text:p>
          </table:table-cell>
          <table:table-cell office:value-type="float" office:value="0.398395299911499" calcext:value-type="float">
            <text:p>0,398395299911499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2_n2000_m200</text:p>
          </table:table-cell>
          <table:table-cell table:style-name="ce46" office:value-type="float" office:value="113512" calcext:value-type="float">
            <text:p>113512</text:p>
          </table:table-cell>
          <table:table-cell table:style-name="ce83" table:formula="of:=100*([.$D25]-[.G93])/[.$D25]" office:value-type="float" office:value="0.508361673035796" calcext:value-type="float">
            <text:p>0,51</text:p>
          </table:table-cell>
          <table:table-cell table:style-name="ce46" office:value-type="float" office:value="0.717387437820435" calcext:value-type="float">
            <text:p>0,717387437820435</text:p>
          </table:table-cell>
          <table:table-cell/>
          <table:table-cell table:style-name="ce46" office:value-type="string" calcext:value-type="string">
            <text:p>MDG-a_32_n2000_m200</text:p>
          </table:table-cell>
          <table:table-cell table:style-name="ce46" office:value-type="float" office:value="113192" calcext:value-type="float">
            <text:p>113192</text:p>
          </table:table-cell>
          <table:table-cell table:style-name="ce92" table:formula="of:=100*([.$D25]-[.L93])/[.$D25]" office:value-type="float" office:value="0.788837078848649" calcext:value-type="float">
            <text:p>0,79</text:p>
          </table:table-cell>
          <table:table-cell table:style-name="ce46" office:value-type="float" office:value="0.821762084960938" calcext:value-type="float">
            <text:p>0,821762084960938</text:p>
          </table:table-cell>
          <table:table-cell/>
          <table:table-cell table:style-name="ce46" office:value-type="string" calcext:value-type="string">
            <text:p>MDG-a_32_n2000_m200</text:p>
          </table:table-cell>
          <table:table-cell office:value-type="float" office:value="113626" calcext:value-type="float">
            <text:p>113626</text:p>
          </table:table-cell>
          <table:table-cell table:style-name="ce83" table:formula="of:=100*([.$D25]-[.Q93])/[.$D25]" office:value-type="float" office:value="0.408442309714967" calcext:value-type="float">
            <text:p>0,41</text:p>
          </table:table-cell>
          <table:table-cell office:value-type="float" office:value="0.757445573806763" calcext:value-type="float">
            <text:p>0,757445573806763</text:p>
          </table:table-cell>
          <table:table-cell/>
          <table:table-cell table:style-name="ce46" office:value-type="string" calcext:value-type="string">
            <text:p>MDG-a_32_n2000_m200</text:p>
          </table:table-cell>
          <table:table-cell office:value-type="float" office:value="113715" calcext:value-type="float">
            <text:p>113715</text:p>
          </table:table-cell>
          <table:table-cell table:style-name="ce83" table:formula="of:=100*([.$D25]-[.V93])/[.$D25]" office:value-type="float" office:value="0.330435087473267" calcext:value-type="float">
            <text:p>0,33</text:p>
          </table:table-cell>
          <table:table-cell office:value-type="float" office:value="2.35947918891907" calcext:value-type="float">
            <text:p>2,35947918891907</text:p>
          </table:table-cell>
          <table:table-cell/>
          <table:table-cell table:style-name="ce46" office:value-type="string" calcext:value-type="string">
            <text:p>MDG-a_32_n2000_m200</text:p>
          </table:table-cell>
          <table:table-cell office:value-type="float" office:value="113220" calcext:value-type="float">
            <text:p>113220</text:p>
          </table:table-cell>
          <table:table-cell table:style-name="ce83" table:formula="of:=100*([.$D25]-[.AA93])/[.$D25]" office:value-type="float" office:value="0.764295480840024" calcext:value-type="float">
            <text:p>0,76</text:p>
          </table:table-cell>
          <table:table-cell office:value-type="float" office:value="0.381247997283936" calcext:value-type="float">
            <text:p>0,381247997283936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3_n2000_m200</text:p>
          </table:table-cell>
          <table:table-cell table:style-name="ce46" office:value-type="float" office:value="113641" calcext:value-type="float">
            <text:p>113641</text:p>
          </table:table-cell>
          <table:table-cell table:style-name="ce83" table:formula="of:=100*([.$D26]-[.G94])/[.$D26]" office:value-type="float" office:value="0.423223861764397" calcext:value-type="float">
            <text:p>0,42</text:p>
          </table:table-cell>
          <table:table-cell table:style-name="ce46" office:value-type="float" office:value="0.757177591323853" calcext:value-type="float">
            <text:p>0,757177591323853</text:p>
          </table:table-cell>
          <table:table-cell/>
          <table:table-cell table:style-name="ce46" office:value-type="string" calcext:value-type="string">
            <text:p>MDG-a_33_n2000_m200</text:p>
          </table:table-cell>
          <table:table-cell table:style-name="ce46" office:value-type="float" office:value="113029" calcext:value-type="float">
            <text:p>113029</text:p>
          </table:table-cell>
          <table:table-cell table:style-name="ce92" table:formula="of:=100*([.$D26]-[.L94])/[.$D26]" office:value-type="float" office:value="0.959482667975185" calcext:value-type="float">
            <text:p>0,96</text:p>
          </table:table-cell>
          <table:table-cell table:style-name="ce46" office:value-type="float" office:value="0.799296855926514" calcext:value-type="float">
            <text:p>0,799296855926514</text:p>
          </table:table-cell>
          <table:table-cell/>
          <table:table-cell table:style-name="ce46" office:value-type="string" calcext:value-type="string">
            <text:p>MDG-a_33_n2000_m200</text:p>
          </table:table-cell>
          <table:table-cell office:value-type="float" office:value="113461" calcext:value-type="float">
            <text:p>113461</text:p>
          </table:table-cell>
          <table:table-cell table:style-name="ce83" table:formula="of:=100*([.$D26]-[.Q94])/[.$D26]" office:value-type="float" office:value="0.580947040061687" calcext:value-type="float">
            <text:p>0,58</text:p>
          </table:table-cell>
          <table:table-cell office:value-type="float" office:value="0.763593673706055" calcext:value-type="float">
            <text:p>0,763593673706055</text:p>
          </table:table-cell>
          <table:table-cell/>
          <table:table-cell table:style-name="ce46" office:value-type="string" calcext:value-type="string">
            <text:p>MDG-a_33_n2000_m200</text:p>
          </table:table-cell>
          <table:table-cell office:value-type="float" office:value="113914" calcext:value-type="float">
            <text:p>113914</text:p>
          </table:table-cell>
          <table:table-cell table:style-name="ce83" table:formula="of:=100*([.$D26]-[.V94])/[.$D26]" office:value-type="float" office:value="0.184010374680172" calcext:value-type="float">
            <text:p>0,18</text:p>
          </table:table-cell>
          <table:table-cell office:value-type="float" office:value="2.3618791103363" calcext:value-type="float">
            <text:p>2,3618791103363</text:p>
          </table:table-cell>
          <table:table-cell/>
          <table:table-cell table:style-name="ce46" office:value-type="string" calcext:value-type="string">
            <text:p>MDG-a_33_n2000_m200</text:p>
          </table:table-cell>
          <table:table-cell office:value-type="float" office:value="113452" calcext:value-type="float">
            <text:p>113452</text:p>
          </table:table-cell>
          <table:table-cell table:style-name="ce83" table:formula="of:=100*([.$D26]-[.AA94])/[.$D26]" office:value-type="float" office:value="0.588833198976552" calcext:value-type="float">
            <text:p>0,59</text:p>
          </table:table-cell>
          <table:table-cell office:value-type="float" office:value="0.39591646194458" calcext:value-type="float">
            <text:p>0,39591646194458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4_n2000_m200</text:p>
          </table:table-cell>
          <table:table-cell table:style-name="ce46" office:value-type="float" office:value="113338" calcext:value-type="float">
            <text:p>113338</text:p>
          </table:table-cell>
          <table:table-cell table:style-name="ce83" table:formula="of:=100*([.$D27]-[.G95])/[.$D27]" office:value-type="float" office:value="0.757423185030166" calcext:value-type="float">
            <text:p>0,76</text:p>
          </table:table-cell>
          <table:table-cell table:style-name="ce46" office:value-type="float" office:value="0.756340980529785" calcext:value-type="float">
            <text:p>0,756340980529785</text:p>
          </table:table-cell>
          <table:table-cell/>
          <table:table-cell table:style-name="ce46" office:value-type="string" calcext:value-type="string">
            <text:p>MDG-a_34_n2000_m200</text:p>
          </table:table-cell>
          <table:table-cell table:style-name="ce46" office:value-type="float" office:value="113101" calcext:value-type="float">
            <text:p>113101</text:p>
          </table:table-cell>
          <table:table-cell table:style-name="ce92" table:formula="of:=100*([.$D27]-[.L95])/[.$D27]" office:value-type="float" office:value="0.964948381391032" calcext:value-type="float">
            <text:p>0,96</text:p>
          </table:table-cell>
          <table:table-cell table:style-name="ce46" office:value-type="float" office:value="0.776726007461548" calcext:value-type="float">
            <text:p>0,776726007461548</text:p>
          </table:table-cell>
          <table:table-cell/>
          <table:table-cell table:style-name="ce46" office:value-type="string" calcext:value-type="string">
            <text:p>MDG-a_34_n2000_m200</text:p>
          </table:table-cell>
          <table:table-cell office:value-type="float" office:value="113389" calcext:value-type="float">
            <text:p>113389</text:p>
          </table:table-cell>
          <table:table-cell table:style-name="ce83" table:formula="of:=100*([.$D27]-[.Q95])/[.$D27]" office:value-type="float" office:value="0.712765864294283" calcext:value-type="float">
            <text:p>0,71</text:p>
          </table:table-cell>
          <table:table-cell office:value-type="float" office:value="0.755260944366455" calcext:value-type="float">
            <text:p>0,755260944366455</text:p>
          </table:table-cell>
          <table:table-cell/>
          <table:table-cell table:style-name="ce46" office:value-type="string" calcext:value-type="string">
            <text:p>MDG-a_34_n2000_m200</text:p>
          </table:table-cell>
          <table:table-cell office:value-type="float" office:value="113606" calcext:value-type="float">
            <text:p>113606</text:p>
          </table:table-cell>
          <table:table-cell table:style-name="ce83" table:formula="of:=100*([.$D27]-[.V95])/[.$D27]" office:value-type="float" office:value="0.522753342731802" calcext:value-type="float">
            <text:p>0,52</text:p>
          </table:table-cell>
          <table:table-cell office:value-type="float" office:value="2.33902072906494" calcext:value-type="float">
            <text:p>2,33902072906494</text:p>
          </table:table-cell>
          <table:table-cell/>
          <table:table-cell table:style-name="ce46" office:value-type="string" calcext:value-type="string">
            <text:p>MDG-a_34_n2000_m200</text:p>
          </table:table-cell>
          <table:table-cell office:value-type="float" office:value="112889" calcext:value-type="float">
            <text:p>112889</text:p>
          </table:table-cell>
          <table:table-cell table:style-name="ce83" table:formula="of:=100*([.$D27]-[.AA95])/[.$D27]" office:value-type="float" office:value="1.15058273425392" calcext:value-type="float">
            <text:p>1,15</text:p>
          </table:table-cell>
          <table:table-cell office:value-type="float" office:value="0.394384860992432" calcext:value-type="float">
            <text:p>0,394384860992432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5_n2000_m200</text:p>
          </table:table-cell>
          <table:table-cell table:style-name="ce46" office:value-type="float" office:value="113317" calcext:value-type="float">
            <text:p>113317</text:p>
          </table:table-cell>
          <table:table-cell table:style-name="ce83" table:formula="of:=100*([.$D28]-[.G96])/[.$D28]" office:value-type="float" office:value="0.755824137327027" calcext:value-type="float">
            <text:p>0,76</text:p>
          </table:table-cell>
          <table:table-cell table:style-name="ce46" office:value-type="float" office:value="0.756103277206421" calcext:value-type="float">
            <text:p>0,756103277206421</text:p>
          </table:table-cell>
          <table:table-cell/>
          <table:table-cell table:style-name="ce46" office:value-type="string" calcext:value-type="string">
            <text:p>MDG-a_35_n2000_m200</text:p>
          </table:table-cell>
          <table:table-cell table:style-name="ce46" office:value-type="float" office:value="113018" calcext:value-type="float">
            <text:p>113018</text:p>
          </table:table-cell>
          <table:table-cell table:style-name="ce92" table:formula="of:=100*([.$D28]-[.L96])/[.$D28]" office:value-type="float" office:value="1.01769136451217" calcext:value-type="float">
            <text:p>1,02</text:p>
          </table:table-cell>
          <table:table-cell table:style-name="ce46" office:value-type="float" office:value="0.759539365768433" calcext:value-type="float">
            <text:p>0,759539365768433</text:p>
          </table:table-cell>
          <table:table-cell/>
          <table:table-cell table:style-name="ce46" office:value-type="string" calcext:value-type="string">
            <text:p>MDG-a_35_n2000_m200</text:p>
          </table:table-cell>
          <table:table-cell office:value-type="float" office:value="113424" calcext:value-type="float">
            <text:p>113424</text:p>
          </table:table-cell>
          <table:table-cell table:style-name="ce83" table:formula="of:=100*([.$D28]-[.Q96])/[.$D28]" office:value-type="float" office:value="0.662112454019968" calcext:value-type="float">
            <text:p>0,66</text:p>
          </table:table-cell>
          <table:table-cell office:value-type="float" office:value="0.757683753967285" calcext:value-type="float">
            <text:p>0,757683753967285</text:p>
          </table:table-cell>
          <table:table-cell/>
          <table:table-cell table:style-name="ce46" office:value-type="string" calcext:value-type="string">
            <text:p>MDG-a_35_n2000_m200</text:p>
          </table:table-cell>
          <table:table-cell office:value-type="float" office:value="113596" calcext:value-type="float">
            <text:p>113596</text:p>
          </table:table-cell>
          <table:table-cell table:style-name="ce83" table:formula="of:=100*([.$D28]-[.V96])/[.$D28]" office:value-type="float" office:value="0.511473112629182" calcext:value-type="float">
            <text:p>0,51</text:p>
          </table:table-cell>
          <table:table-cell office:value-type="float" office:value="2.27174639701843" calcext:value-type="float">
            <text:p>2,27174639701843</text:p>
          </table:table-cell>
          <table:table-cell/>
          <table:table-cell table:style-name="ce46" office:value-type="string" calcext:value-type="string">
            <text:p>MDG-a_35_n2000_m200</text:p>
          </table:table-cell>
          <table:table-cell office:value-type="float" office:value="113045" calcext:value-type="float">
            <text:p>113045</text:p>
          </table:table-cell>
          <table:table-cell table:style-name="ce83" table:formula="of:=100*([.$D28]-[.AA96])/[.$D28]" office:value-type="float" office:value="0.994044491154318" calcext:value-type="float">
            <text:p>0,99</text:p>
          </table:table-cell>
          <table:table-cell office:value-type="float" office:value="0.414612054824829" calcext:value-type="float">
            <text:p>0,414612054824829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6_n2000_m200</text:p>
          </table:table-cell>
          <table:table-cell table:style-name="ce46" office:value-type="float" office:value="113689" calcext:value-type="float">
            <text:p>113689</text:p>
          </table:table-cell>
          <table:table-cell table:style-name="ce83" table:formula="of:=100*([.$D29]-[.G97])/[.$D29]" office:value-type="float" office:value="0.492770367258341" calcext:value-type="float">
            <text:p>0,49</text:p>
          </table:table-cell>
          <table:table-cell table:style-name="ce46" office:value-type="float" office:value="0.788068532943726" calcext:value-type="float">
            <text:p>0,788068532943726</text:p>
          </table:table-cell>
          <table:table-cell/>
          <table:table-cell table:style-name="ce46" office:value-type="string" calcext:value-type="string">
            <text:p>MDG-a_36_n2000_m200</text:p>
          </table:table-cell>
          <table:table-cell table:style-name="ce46" office:value-type="float" office:value="113395" calcext:value-type="float">
            <text:p>113395</text:p>
          </table:table-cell>
          <table:table-cell table:style-name="ce92" table:formula="of:=100*([.$D29]-[.L97])/[.$D29]" office:value-type="float" office:value="0.750096278402129" calcext:value-type="float">
            <text:p>0,75</text:p>
          </table:table-cell>
          <table:table-cell table:style-name="ce46" office:value-type="float" office:value="0.818631649017334" calcext:value-type="float">
            <text:p>0,818631649017334</text:p>
          </table:table-cell>
          <table:table-cell/>
          <table:table-cell table:style-name="ce46" office:value-type="string" calcext:value-type="string">
            <text:p>MDG-a_36_n2000_m200</text:p>
          </table:table-cell>
          <table:table-cell office:value-type="float" office:value="113924" calcext:value-type="float">
            <text:p>113924</text:p>
          </table:table-cell>
          <table:table-cell table:style-name="ce83" table:formula="of:=100*([.$D29]-[.Q97])/[.$D29]" office:value-type="float" office:value="0.287084689983545" calcext:value-type="float">
            <text:p>0,29</text:p>
          </table:table-cell>
          <table:table-cell office:value-type="float" office:value="0.769475936889648" calcext:value-type="float">
            <text:p>0,769475936889648</text:p>
          </table:table-cell>
          <table:table-cell/>
          <table:table-cell table:style-name="ce46" office:value-type="string" calcext:value-type="string">
            <text:p>MDG-a_36_n2000_m200</text:p>
          </table:table-cell>
          <table:table-cell office:value-type="float" office:value="114181" calcext:value-type="float">
            <text:p>114181</text:p>
          </table:table-cell>
          <table:table-cell table:style-name="ce83" table:formula="of:=100*([.$D29]-[.V97])/[.$D29]" office:value-type="float" office:value="0.0621433322830235" calcext:value-type="float">
            <text:p>0,06</text:p>
          </table:table-cell>
          <table:table-cell office:value-type="float" office:value="2.27838802337646" calcext:value-type="float">
            <text:p>2,27838802337646</text:p>
          </table:table-cell>
          <table:table-cell/>
          <table:table-cell table:style-name="ce46" office:value-type="string" calcext:value-type="string">
            <text:p>MDG-a_36_n2000_m200</text:p>
          </table:table-cell>
          <table:table-cell office:value-type="float" office:value="113589" calcext:value-type="float">
            <text:p>113589</text:p>
          </table:table-cell>
          <table:table-cell table:style-name="ce83" table:formula="of:=100*([.$D29]-[.AA97])/[.$D29]" office:value-type="float" office:value="0.580296187375276" calcext:value-type="float">
            <text:p>0,58</text:p>
          </table:table-cell>
          <table:table-cell office:value-type="float" office:value="0.406620264053345" calcext:value-type="float">
            <text:p>0,406620264053345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7_n2000_m200</text:p>
          </table:table-cell>
          <table:table-cell table:style-name="ce46" office:value-type="float" office:value="113330" calcext:value-type="float">
            <text:p>113330</text:p>
          </table:table-cell>
          <table:table-cell table:style-name="ce83" table:formula="of:=100*([.$D30]-[.G98])/[.$D30]" office:value-type="float" office:value="0.773116895624841" calcext:value-type="float">
            <text:p>0,77</text:p>
          </table:table-cell>
          <table:table-cell table:style-name="ce46" office:value-type="float" office:value="0.744611263275147" calcext:value-type="float">
            <text:p>0,744611263275147</text:p>
          </table:table-cell>
          <table:table-cell/>
          <table:table-cell table:style-name="ce46" office:value-type="string" calcext:value-type="string">
            <text:p>MDG-a_37_n2000_m200</text:p>
          </table:table-cell>
          <table:table-cell table:style-name="ce46" office:value-type="float" office:value="113101" calcext:value-type="float">
            <text:p>113101</text:p>
          </table:table-cell>
          <table:table-cell table:style-name="ce92" table:formula="of:=100*([.$D30]-[.L98])/[.$D30]" office:value-type="float" office:value="0.973619465384851" calcext:value-type="float">
            <text:p>0,97</text:p>
          </table:table-cell>
          <table:table-cell table:style-name="ce46" office:value-type="float" office:value="0.758532047271729" calcext:value-type="float">
            <text:p>0,758532047271729</text:p>
          </table:table-cell>
          <table:table-cell/>
          <table:table-cell table:style-name="ce46" office:value-type="string" calcext:value-type="string">
            <text:p>MDG-a_37_n2000_m200</text:p>
          </table:table-cell>
          <table:table-cell office:value-type="float" office:value="113370" calcext:value-type="float">
            <text:p>113370</text:p>
          </table:table-cell>
          <table:table-cell table:style-name="ce83" table:formula="of:=100*([.$D30]-[.Q98])/[.$D30]" office:value-type="float" office:value="0.738094612697329" calcext:value-type="float">
            <text:p>0,74</text:p>
          </table:table-cell>
          <table:table-cell office:value-type="float" office:value="0.836158514022827" calcext:value-type="float">
            <text:p>0,836158514022827</text:p>
          </table:table-cell>
          <table:table-cell/>
          <table:table-cell table:style-name="ce46" office:value-type="string" calcext:value-type="string">
            <text:p>MDG-a_37_n2000_m200</text:p>
          </table:table-cell>
          <table:table-cell office:value-type="float" office:value="113494" calcext:value-type="float">
            <text:p>113494</text:p>
          </table:table-cell>
          <table:table-cell table:style-name="ce83" table:formula="of:=100*([.$D30]-[.V98])/[.$D30]" office:value-type="float" office:value="0.629525535622039" calcext:value-type="float">
            <text:p>0,63</text:p>
          </table:table-cell>
          <table:table-cell office:value-type="float" office:value="2.31155562400818" calcext:value-type="float">
            <text:p>2,31155562400818</text:p>
          </table:table-cell>
          <table:table-cell/>
          <table:table-cell table:style-name="ce46" office:value-type="string" calcext:value-type="string">
            <text:p>MDG-a_37_n2000_m200</text:p>
          </table:table-cell>
          <table:table-cell office:value-type="float" office:value="113054" calcext:value-type="float">
            <text:p>113054</text:p>
          </table:table-cell>
          <table:table-cell table:style-name="ce83" table:formula="of:=100*([.$D30]-[.AA98])/[.$D30]" office:value-type="float" office:value="1.01477064782468" calcext:value-type="float">
            <text:p>1,01</text:p>
          </table:table-cell>
          <table:table-cell office:value-type="float" office:value="0.410608053207398" calcext:value-type="float">
            <text:p>0,410608053207398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8_n2000_m200</text:p>
          </table:table-cell>
          <table:table-cell table:style-name="ce46" office:value-type="float" office:value="113782" calcext:value-type="float">
            <text:p>113782</text:p>
          </table:table-cell>
          <table:table-cell table:style-name="ce83" table:formula="of:=100*([.$D31]-[.G99])/[.$D31]" office:value-type="float" office:value="0.521079228522968" calcext:value-type="float">
            <text:p>0,52</text:p>
          </table:table-cell>
          <table:table-cell table:style-name="ce46" office:value-type="float" office:value="0.735120534896851" calcext:value-type="float">
            <text:p>0,735120534896851</text:p>
          </table:table-cell>
          <table:table-cell/>
          <table:table-cell table:style-name="ce46" office:value-type="string" calcext:value-type="string">
            <text:p>MDG-a_38_n2000_m200</text:p>
          </table:table-cell>
          <table:table-cell table:style-name="ce46" office:value-type="float" office:value="113257" calcext:value-type="float">
            <text:p>113257</text:p>
          </table:table-cell>
          <table:table-cell table:style-name="ce92" table:formula="of:=100*([.$D31]-[.L99])/[.$D31]" office:value-type="float" office:value="0.980083582507125" calcext:value-type="float">
            <text:p>0,98</text:p>
          </table:table-cell>
          <table:table-cell table:style-name="ce46" office:value-type="float" office:value="0.733278751373291" calcext:value-type="float">
            <text:p>0,733278751373291</text:p>
          </table:table-cell>
          <table:table-cell/>
          <table:table-cell table:style-name="ce46" office:value-type="string" calcext:value-type="string">
            <text:p>MDG-a_38_n2000_m200</text:p>
          </table:table-cell>
          <table:table-cell office:value-type="float" office:value="113797" calcext:value-type="float">
            <text:p>113797</text:p>
          </table:table-cell>
          <table:table-cell table:style-name="ce83" table:formula="of:=100*([.$D31]-[.Q99])/[.$D31]" office:value-type="float" office:value="0.507964818409135" calcext:value-type="float">
            <text:p>0,51</text:p>
          </table:table-cell>
          <table:table-cell office:value-type="float" office:value="0.742139339447022" calcext:value-type="float">
            <text:p>0,742139339447022</text:p>
          </table:table-cell>
          <table:table-cell/>
          <table:table-cell table:style-name="ce46" office:value-type="string" calcext:value-type="string">
            <text:p>MDG-a_38_n2000_m200</text:p>
          </table:table-cell>
          <table:table-cell office:value-type="float" office:value="113891" calcext:value-type="float">
            <text:p>113891</text:p>
          </table:table-cell>
          <table:table-cell table:style-name="ce83" table:formula="of:=100*([.$D31]-[.V99])/[.$D31]" office:value-type="float" office:value="0.425781181695781" calcext:value-type="float">
            <text:p>0,43</text:p>
          </table:table-cell>
          <table:table-cell office:value-type="float" office:value="2.28896903991699" calcext:value-type="float">
            <text:p>2,28896903991699</text:p>
          </table:table-cell>
          <table:table-cell/>
          <table:table-cell table:style-name="ce46" office:value-type="string" calcext:value-type="string">
            <text:p>MDG-a_38_n2000_m200</text:p>
          </table:table-cell>
          <table:table-cell office:value-type="float" office:value="113608" calcext:value-type="float">
            <text:p>113608</text:p>
          </table:table-cell>
          <table:table-cell table:style-name="ce83" table:formula="of:=100*([.$D31]-[.AA99])/[.$D31]" office:value-type="float" office:value="0.673206385843431" calcext:value-type="float">
            <text:p>0,67</text:p>
          </table:table-cell>
          <table:table-cell office:value-type="float" office:value="0.399129867553711" calcext:value-type="float">
            <text:p>0,399129867553711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39_n2000_m200</text:p>
          </table:table-cell>
          <table:table-cell table:style-name="ce46" office:value-type="float" office:value="113309" calcext:value-type="float">
            <text:p>113309</text:p>
          </table:table-cell>
          <table:table-cell table:style-name="ce83" table:formula="of:=100*([.$D32]-[.G100])/[.$D32]" office:value-type="float" office:value="0.781078974790063" calcext:value-type="float">
            <text:p>0,78</text:p>
          </table:table-cell>
          <table:table-cell table:style-name="ce46" office:value-type="float" office:value="0.751983642578125" calcext:value-type="float">
            <text:p>0,751983642578125</text:p>
          </table:table-cell>
          <table:table-cell/>
          <table:table-cell table:style-name="ce46" office:value-type="string" calcext:value-type="string">
            <text:p>MDG-a_39_n2000_m200</text:p>
          </table:table-cell>
          <table:table-cell table:style-name="ce46" office:value-type="float" office:value="112800" calcext:value-type="float">
            <text:p>112800</text:p>
          </table:table-cell>
          <table:table-cell table:style-name="ce92" table:formula="of:=100*([.$D32]-[.L100])/[.$D32]" office:value-type="float" office:value="1.22678435390233" calcext:value-type="float">
            <text:p>1,23</text:p>
          </table:table-cell>
          <table:table-cell table:style-name="ce46" office:value-type="float" office:value="0.740627288818359" calcext:value-type="float">
            <text:p>0,740627288818359</text:p>
          </table:table-cell>
          <table:table-cell/>
          <table:table-cell table:style-name="ce46" office:value-type="string" calcext:value-type="string">
            <text:p>MDG-a_39_n2000_m200</text:p>
          </table:table-cell>
          <table:table-cell office:value-type="float" office:value="113716" calcext:value-type="float">
            <text:p>113716</text:p>
          </table:table-cell>
          <table:table-cell table:style-name="ce83" table:formula="of:=100*([.$D32]-[.Q100])/[.$D32]" office:value-type="float" office:value="0.424689801315225" calcext:value-type="float">
            <text:p>0,42</text:p>
          </table:table-cell>
          <table:table-cell office:value-type="float" office:value="0.78479266166687" calcext:value-type="float">
            <text:p>0,78479266166687</text:p>
          </table:table-cell>
          <table:table-cell/>
          <table:table-cell table:style-name="ce46" office:value-type="string" calcext:value-type="string">
            <text:p>MDG-a_39_n2000_m200</text:p>
          </table:table-cell>
          <table:table-cell office:value-type="float" office:value="113466" calcext:value-type="float">
            <text:p>113466</text:p>
          </table:table-cell>
          <table:table-cell table:style-name="ce83" table:formula="of:=100*([.$D32]-[.V100])/[.$D32]" office:value-type="float" office:value="0.643602070034413" calcext:value-type="float">
            <text:p>0,64</text:p>
          </table:table-cell>
          <table:table-cell office:value-type="float" office:value="2.2874743938446" calcext:value-type="float">
            <text:p>2,2874743938446</text:p>
          </table:table-cell>
          <table:table-cell/>
          <table:table-cell table:style-name="ce46" office:value-type="string" calcext:value-type="string">
            <text:p>MDG-a_39_n2000_m200</text:p>
          </table:table-cell>
          <table:table-cell office:value-type="float" office:value="112913" calcext:value-type="float">
            <text:p>112913</text:p>
          </table:table-cell>
          <table:table-cell table:style-name="ce83" table:formula="of:=100*([.$D32]-[.AA100])/[.$D32]" office:value-type="float" office:value="1.12783600844126" calcext:value-type="float">
            <text:p>1,13</text:p>
          </table:table-cell>
          <table:table-cell office:value-type="float" office:value="0.40603518486023" calcext:value-type="float">
            <text:p>0,40603518486023</text:p>
          </table:table-cell>
          <table:table-cell table:number-columns-repeated="995"/>
        </table:table-row>
        <table:table-row table:style-name="ro3">
          <table:table-cell table:number-columns-repeated="5"/>
          <table:table-cell table:style-name="ce46" office:value-type="string" calcext:value-type="string">
            <text:p>MDG-a_40_n2000_m200</text:p>
          </table:table-cell>
          <table:table-cell table:style-name="ce46" office:value-type="float" office:value="113605" calcext:value-type="float">
            <text:p>113605</text:p>
          </table:table-cell>
          <table:table-cell table:style-name="ce83" table:formula="of:=100*([.$D33]-[.G101])/[.$D33]" office:value-type="float" office:value="0.513175294024923" calcext:value-type="float">
            <text:p>0,51</text:p>
          </table:table-cell>
          <table:table-cell table:style-name="ce46" office:value-type="float" office:value="0.734240770339966" calcext:value-type="float">
            <text:p>0,734240770339966</text:p>
          </table:table-cell>
          <table:table-cell/>
          <table:table-cell table:style-name="ce46" office:value-type="string" calcext:value-type="string">
            <text:p>MDG-a_40_n2000_m200</text:p>
          </table:table-cell>
          <table:table-cell table:style-name="ce46" office:value-type="float" office:value="113049" calcext:value-type="float">
            <text:p>113049</text:p>
          </table:table-cell>
          <table:table-cell table:style-name="ce92" table:formula="of:=100*([.$D33]-[.L101])/[.$D33]" office:value-type="float" office:value="1.0000788153182" calcext:value-type="float">
            <text:p>1,00</text:p>
          </table:table-cell>
          <table:table-cell table:style-name="ce46" office:value-type="float" office:value="0.780584573745728" calcext:value-type="float">
            <text:p>0,780584573745728</text:p>
          </table:table-cell>
          <table:table-cell/>
          <table:table-cell table:style-name="ce46" office:value-type="string" calcext:value-type="string">
            <text:p>MDG-a_40_n2000_m200</text:p>
          </table:table-cell>
          <table:table-cell office:value-type="float" office:value="113566" calcext:value-type="float">
            <text:p>113566</text:p>
          </table:table-cell>
          <table:table-cell table:style-name="ce83" table:formula="of:=100*([.$D33]-[.Q101])/[.$D33]" office:value-type="float" office:value="0.54732859857607" calcext:value-type="float">
            <text:p>0,55</text:p>
          </table:table-cell>
          <table:table-cell office:value-type="float" office:value="0.715050458908081" calcext:value-type="float">
            <text:p>0,715050458908081</text:p>
          </table:table-cell>
          <table:table-cell/>
          <table:table-cell table:style-name="ce46" office:value-type="string" calcext:value-type="string">
            <text:p>MDG-a_40_n2000_m200</text:p>
          </table:table-cell>
          <table:table-cell office:value-type="float" office:value="113836" calcext:value-type="float">
            <text:p>113836</text:p>
          </table:table-cell>
          <table:table-cell table:style-name="ce83" table:formula="of:=100*([.$D33]-[.V101])/[.$D33]" office:value-type="float" office:value="0.310882643991208" calcext:value-type="float">
            <text:p>0,31</text:p>
          </table:table-cell>
          <table:table-cell office:value-type="float" office:value="2.28228044509888" calcext:value-type="float">
            <text:p>2,28228044509888</text:p>
          </table:table-cell>
          <table:table-cell/>
          <table:table-cell table:style-name="ce46" office:value-type="string" calcext:value-type="string">
            <text:p>MDG-a_40_n2000_m200</text:p>
          </table:table-cell>
          <table:table-cell office:value-type="float" office:value="113545" calcext:value-type="float">
            <text:p>113545</text:p>
          </table:table-cell>
          <table:table-cell table:style-name="ce83" table:formula="of:=100*([.$D33]-[.AA101])/[.$D33]" office:value-type="float" office:value="0.565718839488226" calcext:value-type="float">
            <text:p>0,57</text:p>
          </table:table-cell>
          <table:table-cell office:value-type="float" office:value="0.406095743179321" calcext:value-type="float">
            <text:p>0,406095743179321</text:p>
          </table:table-cell>
          <table:table-cell table:number-columns-repeated="995"/>
        </table:table-row>
        <table:table-row table:style-name="ro3">
          <table:table-cell table:number-columns-repeated="7"/>
          <table:table-cell table:formula="of:=AVERAGE([.H72:.H101])" office:value-type="float" office:value="0.254021025446431" calcext:value-type="float">
            <text:p>0,254021025446431</text:p>
          </table:table-cell>
          <table:table-cell table:formula="of:=AVERAGE([.I72:.I101])" office:value-type="float" office:value="0.621058217684428" calcext:value-type="float">
            <text:p>0,621058217684428</text:p>
          </table:table-cell>
          <table:table-cell/>
          <table:table-cell table:style-name="ce45" table:number-columns-repeated="2"/>
          <table:table-cell table:style-name="ce46" table:formula="of:=AVERAGE([.M72:.M101])" office:value-type="float" office:value="0.493863132135177" calcext:value-type="float">
            <text:p>0,493863132135177</text:p>
          </table:table-cell>
          <table:table-cell table:style-name="ce46" table:formula="of:=AVERAGE([.N72:.N101])" office:value-type="float" office:value="0.630833768844605" calcext:value-type="float">
            <text:p>0,630833768844605</text:p>
          </table:table-cell>
          <table:table-cell/>
          <table:table-cell table:style-name="ce10" table:number-columns-repeated="2"/>
          <table:table-cell table:formula="of:=AVERAGE([.R72:.R101])" office:value-type="float" office:value="0.326028393688469" calcext:value-type="float">
            <text:p>0,326028393688469</text:p>
          </table:table-cell>
          <table:table-cell table:formula="of:=AVERAGE([.S72:.S101])" office:value-type="float" office:value="0.609455426534017" calcext:value-type="float">
            <text:p>0,609455426534017</text:p>
          </table:table-cell>
          <table:table-cell/>
          <table:table-cell table:style-name="ce10" table:number-columns-repeated="2"/>
          <table:table-cell table:formula="of:=AVERAGE([.W72:.W101])" office:value-type="float" office:value="0.153358943990684" calcext:value-type="float">
            <text:p>0,153358943990684</text:p>
          </table:table-cell>
          <table:table-cell table:formula="of:=AVERAGE([.X72:.X101])" office:value-type="float" office:value="1.89916249116262" calcext:value-type="float">
            <text:p>1,89916249116262</text:p>
          </table:table-cell>
          <table:table-cell/>
          <table:table-cell table:style-name="ce10" table:number-columns-repeated="2"/>
          <table:table-cell table:formula="of:=AVERAGE([.AB72:.AB101])" office:value-type="float" office:value="0.453402926579936" calcext:value-type="float">
            <text:p>0,453402926579936</text:p>
          </table:table-cell>
          <table:table-cell table:formula="of:=AVERAGE([.AC72:.AC101])" office:value-type="float" office:value="0.324270939826965" calcext:value-type="float">
            <text:p>0,324270939826965</text:p>
          </table:table-cell>
          <table:table-cell table:number-columns-repeated="995"/>
        </table:table-row>
        <table:table-row table:style-name="ro5" table:number-rows-repeated="10484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 number:title="Definido por el usuario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7:42:23.818573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0:11:28</meta:creation-date>
    <dc:date>2020-06-27T21:39:40.815814534</dc:date>
    <meta:editing-duration>PT3H29M24S</meta:editing-duration>
    <meta:editing-cycles>9</meta:editing-cycles>
    <meta:generator>LibreOffice/6.3.6.2$Linux_X86_64 LibreOffice_project/30$Build-2</meta:generator>
    <meta:document-statistic meta:table-count="1" meta:cell-count="1842" meta:object-count="0"/>
    <meta:user-defined meta:name="qrichtext">1</meta:user-defined>
  </office:meta>
</office:document-meta>
</file>